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99.99mm"/>
    </style:style>
    <style:style style:name="co2" style:family="table-column">
      <style:table-column-properties fo:break-before="auto" style:column-width="115.18mm"/>
    </style:style>
    <style:style style:name="co3" style:family="table-column">
      <style:table-column-properties fo:break-before="auto" style:column-width="22.58mm"/>
    </style:style>
    <style:style style:name="co4" style:family="table-column">
      <style:table-column-properties fo:break-before="auto" style:column-width="4.16mm"/>
    </style:style>
    <style:style style:name="co5" style:family="table-column">
      <style:table-column-properties fo:break-before="auto" style:column-width="12.88mm"/>
    </style:style>
    <style:style style:name="co6" style:family="table-column">
      <style:table-column-properties fo:break-before="auto" style:column-width="59.9mm"/>
    </style:style>
    <style:style style:name="co7" style:family="table-column">
      <style:table-column-properties fo:break-before="auto" style:column-width="21.33mm"/>
    </style:style>
    <style:style style:name="co8" style:family="table-column">
      <style:table-column-properties fo:break-before="auto" style:column-width="32.67mm"/>
    </style:style>
    <style:style style:name="co9" style:family="table-column">
      <style:table-column-properties fo:break-before="auto" style:column-width="58.81mm"/>
    </style:style>
    <style:style style:name="co10" style:family="table-column">
      <style:table-column-properties fo:break-before="auto" style:column-width="19.69mm"/>
    </style:style>
    <style:style style:name="co11" style:family="table-column">
      <style:table-column-properties fo:break-before="auto" style:column-width="31.94mm"/>
    </style:style>
    <style:style style:name="co12" style:family="table-column">
      <style:table-column-properties fo:break-before="auto" style:column-width="9.61mm"/>
    </style:style>
    <style:style style:name="co13" style:family="table-column">
      <style:table-column-properties fo:break-before="auto" style:column-width="143.79mm"/>
    </style:style>
    <style:style style:name="co14" style:family="table-column">
      <style:table-column-properties fo:break-before="auto" style:column-width="5.98mm"/>
    </style:style>
    <style:style style:name="co15" style:family="table-column">
      <style:table-column-properties fo:break-before="auto" style:column-width="10.97mm"/>
    </style:style>
    <style:style style:name="co16" style:family="table-column">
      <style:table-column-properties fo:break-before="auto" style:column-width="8.78mm"/>
    </style:style>
    <style:style style:name="ro1" style:family="table-row">
      <style:table-row-properties style:row-height="5.01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4.74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fo:font-size="12pt" fo:font-style="normal" fo:text-shadow="none" style:text-underline-style="none" style:text-underline-mode="continuous" style:text-overline-mode="continuous" style:text-line-through-mode="continuous" style:font-size-asian="6.80000019073486pt" style:font-style-asian="normal" style:language-complex="none" style:country-complex="none" style:font-style-complex="normal"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f00" fo:border="0.06pt solid #000000"/>
    </style:style>
    <style:style style:name="ce3" style:family="table-cell" style:parent-style-name="Default">
      <style:text-properties style:use-window-font-color="true"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hi" style:country-asian="IN" style:font-style-asian="normal" style:font-weight-asian="bold" style:font-size-complex="12pt" style:language-complex="none" style:country-complex="none"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00" fo:border="0.06pt solid #000000"/>
      <style:text-properties style:use-window-font-color="true" style:text-outline="false" style:text-line-through-style="none" style:text-line-through-type="none" fo:font-size="12pt" fo:font-style="normal" fo:text-shadow="none" style:text-underline-style="none" style:text-underline-mode="continuous" style:text-overline-mode="continuous" style:text-line-through-mode="continuous" style:font-size-asian="6.80000019073486pt" style:font-style-asian="normal" style:language-complex="none" style:country-complex="none" style:font-style-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fo:font-size="12pt" fo:font-style="normal" fo:text-shadow="none" style:text-underline-style="none" fo:font-weight="normal" style:text-underline-mode="continuous" style:text-overline-mode="continuous" style:text-line-through-mode="continuous" style:font-size-asian="6.80000019073486pt"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ff00" fo:border="0.06pt solid #000000"/>
      <style:text-properties style:use-window-font-color="true" style:text-outline="false" style:text-line-through-style="none" style:text-line-through-type="none" fo:font-size="12pt" fo:font-style="normal" fo:text-shadow="none" style:text-underline-style="none" style:text-underline-mode="continuous" style:text-overline-mode="continuous" style:text-line-through-mode="continuous" style:font-size-asian="6.80000019073486pt" style:font-style-asian="normal" style:language-complex="none" style:country-complex="none" style:font-style-complex="normal" style:text-emphasize="none" style:font-relief="none" style:text-overline-style="none" style:text-overline-color="font-color"/>
    </style:style>
    <style:style style:name="ce24" style:family="table-cell" style:parent-style-name="Default">
      <style:text-properties style:use-window-font-color="true"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hi" style:country-asian="IN" style:font-style-asian="normal" style:font-weight-asian="bold" style:font-size-complex="12pt" style:language-complex="none" style:country-complex="none" style:font-style-complex="normal" style:font-weight-complex="bold" style:text-emphasize="none" style:font-relief="none" style:text-overline-style="none" style:text-overline-color="font-color"/>
    </style:style>
    <style:style style:name="ce25" style:family="table-cell" style:parent-style-name="Default">
      <style:text-properties style:use-window-font-color="true" style:text-outline="false" style:text-line-through-style="none" style:text-line-through-type="none" fo:font-size="12pt" fo:font-style="normal" fo:text-shadow="none" style:text-underline-style="none" style:text-underline-mode="continuous" style:text-overline-mode="continuous" style:text-line-through-mode="continuous" style:font-size-asian="6.80000019073486pt" style:font-style-asian="normal" style:language-complex="none" style:country-complex="none" style:font-style-complex="normal" style:text-emphasize="none" style:font-relief="none" style:text-overline-style="none" style:text-overline-color="font-color"/>
    </style:style>
    <style:style style:name="ce26" style:family="table-cell" style:parent-style-name="Default">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ext-properties style:use-window-font-color="true" style:text-outline="false" style:text-line-through-style="none" style:text-line-through-type="none" fo:font-size="12pt" fo:font-style="normal" fo:text-shadow="none" style:text-underline-style="none" fo:font-weight="normal" style:text-underline-mode="continuous" style:text-overline-mode="continuous" style:text-line-through-mode="continuous" style:font-size-asian="6.80000019073486pt"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ext-properties style:use-window-font-color="true"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border="0.06pt solid #000000"/>
    </style:style>
    <style:style style:name="ce28" style:family="table-cell" style:parent-style-name="Default">
      <style:table-cell-properties fo:background-color="transparent" fo:border="none"/>
    </style:style>
    <style:style style:name="ce29" style:family="table-cell" style:parent-style-name="Default">
      <style:table-cell-properties fo:background-color="transparent" fo:border="none"/>
      <style:text-properties style:use-window-font-color="true" style:text-outline="false" style:text-line-through-style="none" style:text-line-through-type="none" style:font-name="Times New Roman" fo:font-size="11pt" fo:language="en" fo:country="US"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border="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transparent" fo:border="none"/>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language="en" fo:country="US" fo:font-weight="bold" style:letter-kerning="true" style:font-name-asian="Times New Roman" style:language-asian="hi" style:country-asian="IN" style:font-weight-asian="bold" style:font-name-complex="Times New Roman" style:font-size-complex="12pt"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Times New Roman" fo:language="en" fo:country="US" style:letter-kerning="true" style:font-name-asian="Times New Roman" style:language-asian="hi" style:country-asian="IN" style:font-name-complex="Times New Roman" style:font-size-complex="12pt"/>
    </style:style>
    <style:style style:name="T5" style:family="text">
      <style:text-properties style:font-name="Times New Roman" fo:font-size="11pt" fo:language="en" fo:country="US" style:letter-kerning="true" style:font-name-asian="Times New Roman" style:font-size-asian="11pt" style:language-asian="hi" style:country-asian="IN" style:font-name-complex="Times New Roman" style:font-size-complex="11pt"/>
    </style:style>
    <style:style style:name="T6" style:family="text">
      <style:text-properties style:font-name="Times New Roman" fo:font-weight="bold" style:letter-kerning="true" fo:language="en" fo:country="US" style:language-asian="hi" style:country-asian="IN" style:font-name-asian="Times New Roman" style:font-name-complex="Times New Roman" style:font-size-complex="12pt" style:font-weight-asian="bold" style:font-weight-complex="bold"/>
    </style:style>
    <style:style style:name="T7" style:family="text">
      <style:text-properties style:font-name="Times New Roman" style:letter-kerning="true" fo:language="en" fo:country="US" style:language-asian="hi" style:country-asian="IN" style:font-name-asian="Times New Roman" style:font-name-complex="Times New Roman" style:font-size-complex="12pt"/>
    </style:style>
    <style:style style:name="T8" style:family="text">
      <style:text-properties style:font-name="Times New Roman" fo:font-size="11pt" style:letter-kerning="true" fo:language="en" fo:country="US" style:language-asian="hi" style:country-asian="IN" style:font-name-asian="Times New Roman" style:font-name-complex="Times New Roman" style:font-size-asian="11pt" style:font-size-complex="11pt"/>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6"/>
        <table:table-column table:style-name="co2" table:default-cell-style-name="Default"/>
        <table:table-column table:style-name="co3" table:number-columns-repeated="1022" table:default-cell-style-name="Default"/>
        <table:table-row table:style-name="ro1">
          <table:table-cell table:style-name="ce5" office:value-type="string" calcext:value-type="string">
            <text:p><text:span text:style-name="T1">Alfabeto</text:span> (Ouvir, associar e organizar as letras do alfabeto)</text:p>
          </table:table-cell>
          <table:table-cell table:style-name="ce20" office:value-type="string" calcext:value-type="string">
            <text:p><text:s/>/opt/atv/fundamental1/portugues/Portugues_Alfabeto..zip</text:p>
          </table:table-cell>
          <table:table-cell table:style-name="ce20" table:number-columns-repeated="1022"/>
        </table:table-row>
        <table:table-row table:style-name="ro1">
          <table:table-cell table:style-name="ce5" office:value-type="string" calcext:value-type="string">
            <text:p><text:span text:style-name="T1">Alfabeto</text:span> <text:span text:style-name="T1">2</text:span> (Associar letra do alfabeto com figuras e suas letras iniciais)</text:p>
          </table:table-cell>
          <table:table-cell table:style-name="ce20" office:value-type="string" calcext:value-type="string">
            <text:p><text:s/>/opt/atv/fundamental1/portugues/Portugues_AlfabetoFiguras..zip</text:p>
          </table:table-cell>
          <table:table-cell table:style-name="ce20" table:number-columns-repeated="1022"/>
        </table:table-row>
        <table:table-row table:style-name="ro1">
          <table:table-cell table:style-name="ce5" office:value-type="string" calcext:value-type="string">
            <text:p><text:span text:style-name="T1">Sílabas</text:span> (Ouvir  e associar as sílabas, ba, be, bi ...)</text:p>
          </table:table-cell>
          <table:table-cell table:style-name="ce20" office:value-type="string" calcext:value-type="string">
            <text:p><text:s/>/opt/atv/fundamental1/portugues/Portugues_aprendendosilabas..zip</text:p>
          </table:table-cell>
          <table:table-cell table:style-name="ce20" table:number-columns-repeated="1022"/>
        </table:table-row>
        <table:table-row table:style-name="ro1">
          <table:table-cell table:style-name="ce5" office:value-type="string" calcext:value-type="string">
            <text:p><text:span text:style-name="T1">Vogais</text:span> (Ouvir e associar as vogais, encontrar as vogais em pequenos textos, identificar a vogal inicial em palavras, diferenciar vogais de números) </text:p>
          </table:table-cell>
          <table:table-cell table:style-name="ce20" office:value-type="string" calcext:value-type="string">
            <text:p><text:s/>/opt/atv/fundamental1/portugues/portugues_vogais..zip</text:p>
          </table:table-cell>
          <table:table-cell table:style-name="ce20" table:number-columns-repeated="1022"/>
        </table:table-row>
        <table:table-row table:style-name="ro1">
          <table:table-cell table:style-name="ce5" office:value-type="string" calcext:value-type="string">
            <text:p><text:span text:style-name="T1">Formas</text:span> <text:span text:style-name="T1">Geométricas</text:span> (Ouvir, associar as principais formas geométricas: quadrado, triângulo, retângulo, círculo)</text:p>
          </table:table-cell>
          <table:table-cell table:style-name="ce20" office:value-type="string" calcext:value-type="string">
            <text:p><text:s/>/opt/atv/fundamental1/matematica/matematica_formas_geometricasPre..zip</text:p>
          </table:table-cell>
          <table:table-cell table:style-name="ce20" table:number-columns-repeated="1022"/>
        </table:table-row>
        <table:table-row table:style-name="ro1">
          <table:table-cell table:style-name="ce5" office:value-type="string" calcext:value-type="string">
            <text:p><text:span text:style-name="T1">Números</text:span> de 0-9 (Ouvir, associar números, diferenciar números de letras, associar números a quantidade de objetos equivalentes)</text:p>
          </table:table-cell>
          <table:table-cell table:style-name="ce20" office:value-type="string" calcext:value-type="string">
            <text:p><text:s/>/opt/atv/fundamental1/matematica/Matematica_Numeros..zip</text:p>
          </table:table-cell>
          <table:table-cell table:style-name="ce20" table:number-columns-repeated="1022"/>
        </table:table-row>
        <table:table-row table:style-name="ro1">
          <table:table-cell table:style-name="ce5" office:value-type="string" calcext:value-type="string">
            <text:p><text:span text:style-name="T1">Somar</text:span> <text:span text:style-name="T1">Frutas</text:span> (Somar as quantidades de frutas apresentadas e identificar o número equivalente)</text:p>
          </table:table-cell>
          <table:table-cell table:style-name="ce20" office:value-type="string" calcext:value-type="string">
            <text:p><text:s/>/opt/atv/fundamental1/matematica/matematica_somandofrutas..zip</text:p>
          </table:table-cell>
          <table:table-cell table:style-name="ce20" table:number-columns-repeated="1022"/>
        </table:table-row>
        <table:table-row table:style-name="ro1">
          <table:table-cell table:style-name="ce5" office:value-type="string" calcext:value-type="string">
            <text:p><text:span text:style-name="T1">Conhecer</text:span> <text:span text:style-name="T1">animais</text:span> (Montar quebra cabeça de animais e ouvir seus nomes)</text:p>
          </table:table-cell>
          <table:table-cell table:style-name="ce20" office:value-type="string" calcext:value-type="string">
            <text:p><text:s/>/opt/atv/fundamental1/ciencias/ciencias_ConhecendoAnimais..zip</text:p>
          </table:table-cell>
          <table:table-cell table:style-name="ce20" table:number-columns-repeated="1022"/>
        </table:table-row>
        <table:table-row table:style-name="ro1">
          <table:table-cell table:style-name="ce5" office:value-type="string" calcext:value-type="string">
            <text:p><text:span text:style-name="T1">Montar</text:span> <text:span text:style-name="T1">frutas</text:span> (Montar quebra cabeça de frutas e ouvir seus nomes)</text:p>
          </table:table-cell>
          <table:table-cell table:style-name="ce20" office:value-type="string" calcext:value-type="string">
            <text:p><text:s/>/opt/atv/fundamental1/ciencias/ciencias_montandofrutas..zip</text:p>
          </table:table-cell>
          <table:table-cell table:style-name="ce20" table:number-columns-repeated="1022"/>
        </table:table-row>
        <table:table-row table:style-name="ro1">
          <table:table-cell table:style-name="ce5" office:value-type="string" calcext:value-type="string">
            <text:p><text:span text:style-name="T1">Adjetivos</text:span> (Identificar adjetivos em texto)</text:p>
          </table:table-cell>
          <table:table-cell table:style-name="ce20" office:value-type="string" calcext:value-type="string">
            <text:p><text:s/>/opt/atv/fundamental1/portugues/portugues_adjetivos..zip</text:p>
          </table:table-cell>
          <table:table-cell table:style-name="ce20" table:number-columns-repeated="1022"/>
        </table:table-row>
        <table:table-row table:style-name="ro1">
          <table:table-cell table:style-name="ce5" office:value-type="string" calcext:value-type="string">
            <text:p><text:span text:style-name="T1">Animais</text:span> <text:span text:style-name="T1">e</text:span> <text:span text:style-name="T1">nomes</text:span> (Associar nomes de animais às suas figuras, escrever nomes de animais corretamente)</text:p>
          </table:table-cell>
          <table:table-cell table:style-name="ce20" office:value-type="string" calcext:value-type="string">
            <text:p><text:s/>/opt/atv/fundamental1/portugues/Portugues_AnimaisNomes..zip</text:p>
          </table:table-cell>
          <table:table-cell table:style-name="ce20" table:number-columns-repeated="1022"/>
        </table:table-row>
        <table:table-row table:style-name="ro1">
          <table:table-cell table:style-name="ce5" office:value-type="string" calcext:value-type="string">
            <text:p><text:span text:style-name="T1">Artigos</text:span> <text:span text:style-name="T1">Definido</text:span> <text:span text:style-name="T1">e</text:span> <text:span text:style-name="T1">Indefinido</text:span> (Identificar artigos em texto, classificar os tipos de artigos em definidos ou indefinidos, usar artigos correto antes de palavras)</text:p>
          </table:table-cell>
          <table:table-cell table:style-name="ce20" office:value-type="string" calcext:value-type="string">
            <text:p><text:s/>/opt/atv/fundamental1/portugues/portugues_artigo_def_indef..zip</text:p>
          </table:table-cell>
          <table:table-cell/>
          <table:table-cell table:style-name="ce20" table:number-columns-repeated="1021"/>
        </table:table-row>
        <table:table-row table:style-name="ro1">
          <table:table-cell table:style-name="ce5" office:value-type="string" calcext:value-type="string">
            <text:p><text:span text:style-name="T1">Alfabeto</text:span> (Ouvir, associar e digitar a letra ouvida do alfabeto)</text:p>
          </table:table-cell>
          <table:table-cell table:style-name="ce20" office:value-type="string" calcext:value-type="string">
            <text:p><text:s/>/opt/atv/fundamental1/portugues/Portugues_DigitarAlfabeto..zip</text:p>
          </table:table-cell>
          <table:table-cell/>
          <table:table-cell table:style-name="ce20" table:number-columns-repeated="1021"/>
        </table:table-row>
        <table:table-row table:style-name="ro1">
          <table:table-cell table:style-name="ce5" office:value-type="string" calcext:value-type="string">
            <text:p><text:span text:style-name="T1">Substantivos</text:span> (comuns, próprios, primitivos, derivados e coletivos) (Classificar as palavras em comuns e próprias, escrever o primitivo das palavras derivadas apresentadas, associar os coletivos corretamente.</text:p>
          </table:table-cell>
          <table:table-cell table:style-name="ce20" office:value-type="string" calcext:value-type="string">
            <text:p><text:s/>/opt/atv/fundamental1/portugues/portugues_nomes_comuns_proprios..zip</text:p>
          </table:table-cell>
          <table:table-cell/>
          <table:table-cell table:style-name="ce20" table:number-columns-repeated="1021"/>
        </table:table-row>
        <table:table-row table:style-name="ro1">
          <table:table-cell table:style-name="ce5" office:value-type="string" calcext:value-type="string">
            <text:p><text:span text:style-name="T1">Cantigas</text:span> <text:span text:style-name="T1">populares</text:span> (Ordenar corretamente as palavras das cantigas apresentadas e escrever as palavras que faltam) </text:p>
          </table:table-cell>
          <table:table-cell table:style-name="ce20" office:value-type="string" calcext:value-type="string">
            <text:p><text:s/>/opt/atv/fundamental1/portugues/portugues_cantigas..zip</text:p>
          </table:table-cell>
          <table:table-cell/>
          <table:table-cell table:style-name="ce20" table:number-columns-repeated="1021"/>
        </table:table-row>
        <table:table-row table:style-name="ro1">
          <table:table-cell table:style-name="ce5" office:value-type="string" calcext:value-type="string">
            <text:p><text:span text:style-name="T1">Classificação</text:span> <text:span text:style-name="T1">de</text:span> <text:span text:style-name="T1">sílabas</text:span> (Classificação de palavras quanto ao número de sílabas)</text:p>
          </table:table-cell>
          <table:table-cell table:style-name="ce20" office:value-type="string" calcext:value-type="string">
            <text:p><text:s/>/opt/atv/fundamental1/portugues/Portugues_ClassficacaoQnSilabas..zip</text:p>
          </table:table-cell>
          <table:table-cell/>
          <table:table-cell table:style-name="ce20" table:number-columns-repeated="1021"/>
        </table:table-row>
        <table:table-row table:style-name="ro1">
          <table:table-cell table:style-name="ce5" office:value-type="string" calcext:value-type="string">
            <text:p><text:span text:style-name="T1">Ditado</text:span> (Escrever o nome das figuras apresentadas, ou falados)</text:p>
          </table:table-cell>
          <table:table-cell table:style-name="ce20" office:value-type="string" calcext:value-type="string">
            <text:p><text:s/>/opt/atv/fundamental1/portugues/portugues_ditado..zip</text:p>
          </table:table-cell>
          <table:table-cell/>
          <table:table-cell table:style-name="ce20" table:number-columns-repeated="1021"/>
        </table:table-row>
        <table:table-row table:style-name="ro1">
          <table:table-cell table:style-name="ce5" office:value-type="string" calcext:value-type="string">
            <text:p><text:span text:style-name="T1">Figuras</text:span> <text:span text:style-name="T1">e</text:span> <text:span text:style-name="T1">Letras</text:span> (Escrever o nome das figuras apresentadas, arrastando as letras disponíveis)</text:p>
          </table:table-cell>
          <table:table-cell table:style-name="ce20" office:value-type="string" calcext:value-type="string">
            <text:p><text:s/>/opt/atv/fundamental1/portugues/portugues_figurasletras..zip</text:p>
          </table:table-cell>
          <table:table-cell/>
          <table:table-cell table:style-name="ce20" table:number-columns-repeated="1021"/>
        </table:table-row>
        <table:table-row table:style-name="ro1">
          <table:table-cell table:style-name="ce5" office:value-type="string" calcext:value-type="string">
            <text:p><text:span text:style-name="T1">Figuras e Nomes</text:span> (Associar nomes e figuras correspondentes)</text:p>
          </table:table-cell>
          <table:table-cell table:style-name="ce20" office:value-type="string" calcext:value-type="string">
            <text:p><text:s/>/opt/atv/fundamental1/portugues/portugues_figuranomes..zip</text:p>
          </table:table-cell>
          <table:table-cell/>
          <table:table-cell table:style-name="ce20" table:number-columns-repeated="1021"/>
        </table:table-row>
        <table:table-row table:style-name="ro1">
          <table:table-cell table:style-name="ce5" office:value-type="string" calcext:value-type="string">
            <text:p><text:span text:style-name="T1">Letra</text:span> <text:span text:style-name="T1">Inicial</text:span> (Escrever a letra inicial das figuras apresentadas)</text:p>
          </table:table-cell>
          <table:table-cell table:style-name="ce20" office:value-type="string" calcext:value-type="string">
            <text:p><text:s/>/opt/atv/fundamental1/portugues/portugues_FigurasIniciais..zip</text:p>
          </table:table-cell>
          <table:table-cell/>
          <table:table-cell table:style-name="ce20" table:number-columns-repeated="1021"/>
        </table:table-row>
        <table:table-row table:style-name="ro1">
          <table:table-cell table:style-name="ce5" office:value-type="string" calcext:value-type="string">
            <text:p><text:span text:style-name="T1">Letras</text:span> <text:span text:style-name="T1">Cursivas</text:span> (Associar as letras tipo bastão com cursivas correspondente)</text:p>
          </table:table-cell>
          <table:table-cell table:style-name="ce20" office:value-type="string" calcext:value-type="string">
            <text:p><text:s/>/opt/atv/fundamental1/portugues/portugues_letras_cursivas..zip</text:p>
          </table:table-cell>
          <table:table-cell/>
          <table:table-cell table:style-name="ce20" table:number-columns-repeated="1021"/>
        </table:table-row>
        <table:table-row table:style-name="ro1">
          <table:table-cell table:style-name="ce5" office:value-type="string" calcext:value-type="string">
            <text:p><text:span text:style-name="T1">Masculino</text:span> | <text:span text:style-name="T1">Feminino</text:span> (Associar palavras masculinas as femininas, usar os artigos masculinos e femininos corretamente nas palavras apresentadas)</text:p>
          </table:table-cell>
          <table:table-cell table:style-name="ce20" office:value-type="string" calcext:value-type="string">
            <text:p><text:s/>/opt/atv/fundamental1/portugues/portugues_Masculino_Feminino..zip</text:p>
          </table:table-cell>
          <table:table-cell/>
          <table:table-cell table:style-name="ce20" table:number-columns-repeated="1021"/>
        </table:table-row>
        <table:table-row table:style-name="ro1">
          <table:table-cell table:style-name="ce5" office:value-type="string" calcext:value-type="string">
            <text:p><text:span text:style-name="T1">Nomes</text:span> <text:span text:style-name="T1">de</text:span> <text:span text:style-name="T1">Animais</text:span> (Escrever corretamente os nomes dos animais apresentados)</text:p>
          </table:table-cell>
          <table:table-cell table:style-name="ce20" office:value-type="string" calcext:value-type="string">
            <text:p><text:s/>/opt/atv/fundamental1/portugues/portugues_escritanomesanimais..zip</text:p>
          </table:table-cell>
          <table:table-cell/>
          <table:table-cell table:style-name="ce20" table:number-columns-repeated="1021"/>
        </table:table-row>
        <table:table-row table:style-name="ro1">
          <table:table-cell table:style-name="ce5" office:value-type="string" calcext:value-type="string">
            <text:p><text:span text:style-name="T1">Pontuação</text:span> (Preencher cruzadinha de acordo com o uso de cada pontuação - dois pontos, reticências, vírgula, exclamação, ponto final, travessão, interrogação, parênteses)</text:p>
          </table:table-cell>
          <table:table-cell table:style-name="ce20" office:value-type="string" calcext:value-type="string">
            <text:p><text:s/>/opt/atv/fundamental1/portugues/Portugues_pontuacao_PalavraCruzada..zip</text:p>
          </table:table-cell>
          <table:table-cell/>
          <table:table-cell table:style-name="ce20" table:number-columns-repeated="1021"/>
        </table:table-row>
        <table:table-row table:style-name="ro1">
          <table:table-cell table:style-name="ce5" office:value-type="string" calcext:value-type="string">
            <text:p><text:span text:style-name="T1">S | Z</text:span> (Preencher lacunas com as palavras escritas corretamente com S ou com Z)</text:p>
          </table:table-cell>
          <table:table-cell table:style-name="ce20" office:value-type="string" calcext:value-type="string">
            <text:p><text:s/>/opt/atv/fundamental1/portugues/portugues_s_ou_z..zip</text:p>
          </table:table-cell>
          <table:table-cell/>
          <table:table-cell table:style-name="ce20" table:number-columns-repeated="1021"/>
        </table:table-row>
        <table:table-row table:style-name="ro1">
          <table:table-cell table:style-name="ce5" office:value-type="string" calcext:value-type="string">
            <text:p><text:span text:style-name="T1">Separar</text:span> <text:span text:style-name="T1">Sílabas</text:span> (Separar sílabas das palavras apresentadas)</text:p>
          </table:table-cell>
          <table:table-cell table:style-name="ce20" office:value-type="string" calcext:value-type="string">
            <text:p><text:s/>/opt/atv/fundamental1/portugues/Portugues_SeparacaoSilabas..zip</text:p>
          </table:table-cell>
          <table:table-cell/>
          <table:table-cell table:style-name="ce20" table:number-columns-repeated="1021"/>
        </table:table-row>
        <table:table-row table:style-name="ro1">
          <table:table-cell table:style-name="ce5" office:value-type="string" calcext:value-type="string">
            <text:p><text:span text:style-name="T1">Sílaba</text:span> <text:span text:style-name="T1">final</text:span> (Arrastar e associar corretamente a sílaba final das figuras apresentadas)</text:p>
          </table:table-cell>
          <table:table-cell table:style-name="ce20" office:value-type="string" calcext:value-type="string">
            <text:p><text:s/>/opt/atv/fundamental1/portugues/Portugues_Figurassilabafinal..zip</text:p>
          </table:table-cell>
          <table:table-cell/>
          <table:table-cell table:style-name="ce20" table:number-columns-repeated="1021"/>
        </table:table-row>
        <table:table-row table:style-name="ro1">
          <table:table-cell table:style-name="ce5" office:value-type="string" calcext:value-type="string">
            <text:p><text:span text:style-name="T1">Sílaba</text:span> <text:span text:style-name="T1">Inicial</text:span> (Arrastar e associar corretamente a sílaba inicial das figuras apresentadas)</text:p>
          </table:table-cell>
          <table:table-cell table:style-name="ce20" office:value-type="string" calcext:value-type="string">
            <text:p><text:s/>/opt/atv/fundamental1/portugues/portugues_Figurassilabainicial..zip</text:p>
          </table:table-cell>
          <table:table-cell/>
          <table:table-cell table:style-name="ce20" table:number-columns-repeated="1021"/>
        </table:table-row>
        <table:table-row table:style-name="ro1">
          <table:table-cell table:style-name="ce5" office:value-type="string" calcext:value-type="string">
            <text:p><text:span text:style-name="T1">Sinônimo</text:span> | <text:span text:style-name="T1">Antônimo </text:span>(Preencher cruzadinha com os antônimos das palavras apresentadas, associar palavras sinônimas</text:p>
          </table:table-cell>
          <table:table-cell table:style-name="ce20" office:value-type="string" calcext:value-type="string">
            <text:p><text:s/>/opt/atv/fundamental1/portugues/portugues_sinonimos_antonimos..zip</text:p>
          </table:table-cell>
          <table:table-cell/>
          <table:table-cell table:style-name="ce20" table:number-columns-repeated="1021"/>
        </table:table-row>
        <table:table-row table:style-name="ro1">
          <table:table-cell table:style-name="ce3" office:value-type="string" calcext:value-type="string">
            <text:p>Ortografia Divertida <text:span text:style-name="T2">(Ortografia de palavras escritas com X, Ch, M, P)</text:span></text:p>
          </table:table-cell>
          <table:table-cell office:value-type="string" calcext:value-type="string">
            <text:p>jclic /opt/atvjclic/fundamental2/portugues/OrtografiaDivertida.jclic.zip</text:p>
          </table:table-cell>
          <table:table-cell table:number-columns-repeated="1022"/>
        </table:table-row>
        <table:table-row table:style-name="ro1">
          <table:table-cell table:style-name="ce1" office:value-type="string" calcext:value-type="string">
            <text:p><text:span text:style-name="T1">Capacidade </text:span> (associar valores em Lt com ML, dividir jarra de líquido em quantidades pedidas)</text:p>
          </table:table-cell>
          <table:table-cell office:value-type="string" calcext:value-type="string">
            <text:p>jclic /opt/atvjclic/fundamental1/matematica/matematica_medida_de_capacidade.jclic.zip</text:p>
          </table:table-cell>
          <table:table-cell table:number-columns-repeated="1022"/>
        </table:table-row>
        <table:table-row table:style-name="ro1">
          <table:table-cell table:style-name="ce1" office:value-type="string" calcext:value-type="string">
            <text:p><text:span text:style-name="T1">Escrita de Números (</text:span>Escrever numerais cardinais apresentados)</text:p>
          </table:table-cell>
          <table:table-cell office:value-type="string" calcext:value-type="string">
            <text:p>jclic /opt/atvjclic/fundamental1/matematica/matematica_escrevernumeros.jclic.zip</text:p>
          </table:table-cell>
          <table:table-cell table:number-columns-repeated="1022"/>
        </table:table-row>
        <table:table-row table:style-name="ro1">
          <table:table-cell table:style-name="ce1" office:value-type="string" calcext:value-type="string">
            <text:p><text:span text:style-name="T1">Formas Geométricas </text:span>(Associar formas geométricas aos seus nomes - Retângulo, hexágono, quadrado, trapézio, pentágono, triângulo, paralelogramo, círculo, losango)</text:p>
          </table:table-cell>
          <table:table-cell office:value-type="string" calcext:value-type="string">
            <text:p>jclic /opt/atvjclic/fundamental1/matematica/matematica_formas_geometricas.jclic.zip</text:p>
          </table:table-cell>
          <table:table-cell table:number-columns-repeated="1022"/>
        </table:table-row>
        <table:table-row table:style-name="ro1">
          <table:table-cell table:style-name="ce1" office:value-type="string" calcext:value-type="string">
            <text:p><text:span text:style-name="T1">Igual | Diferente </text:span>(Classificar as figuras apresentadas, usando os símbolos de igual ou diferente)</text:p>
          </table:table-cell>
          <table:table-cell office:value-type="string" calcext:value-type="string">
            <text:p>jclic /opt/atvjclic/fundamental1/matematica/matematica_igualdiferente.jclic.zip</text:p>
          </table:table-cell>
          <table:table-cell table:number-columns-repeated="1022"/>
        </table:table-row>
        <table:table-row table:style-name="ro1">
          <table:table-cell table:style-name="ce1" office:value-type="string" calcext:value-type="string">
            <text:p><text:span text:style-name="T1">Menor | Igual | Maior </text:span>(Classificar as figuras apresentadas, usando os símbolos de Menor que, Igual ou Maior que)</text:p>
          </table:table-cell>
          <table:table-cell office:value-type="string" calcext:value-type="string">
            <text:p>jclic /opt/atvjclic/fundamental1/matematica/matematica_menorigualmaior.jclic.zip</text:p>
          </table:table-cell>
          <table:table-cell table:number-columns-repeated="1022"/>
        </table:table-row>
        <table:table-row table:style-name="ro1">
          <table:table-cell table:style-name="ce1" office:value-type="string" calcext:value-type="string">
            <text:p><text:span text:style-name="T1">Ordenar Numeros </text:span>(Associar o número ordinal com sua descrição, por em ordem os números ordinais apresentados, ordenar números cardinais apresentados em ordem crescente, e em ordem decrescente)</text:p>
          </table:table-cell>
          <table:table-cell office:value-type="string" calcext:value-type="string">
            <text:p>jclic /opt/atvjclic/fundamental1/matematica/matematica_OrdenarNum.jclic.zip</text:p>
          </table:table-cell>
          <table:table-cell table:number-columns-repeated="1022"/>
        </table:table-row>
        <table:table-row table:style-name="ro1">
          <table:table-cell table:style-name="ce1" office:value-type="string" calcext:value-type="string">
            <text:p><text:span text:style-name="T1">Poliedros </text:span>(Explanação de figuras planas e não planas e seus nomes, identificar figura intrusa em determinado grupo, classificar as figuras como planas e não planas)</text:p>
          </table:table-cell>
          <table:table-cell office:value-type="string" calcext:value-type="string">
            <text:p>jclic /opt/atvjclic/fundamental1/matematica/matematica_poliedroscorposredondos.jclic.zip</text:p>
          </table:table-cell>
          <table:table-cell table:number-columns-repeated="1022"/>
        </table:table-row>
        <table:table-row table:style-name="ro1">
          <table:table-cell table:style-name="ce1" office:value-type="string" calcext:value-type="string">
            <text:p><text:span text:style-name="T1">Sequência Numérica </text:span>(Completar a sequência de números apresentados)</text:p>
          </table:table-cell>
          <table:table-cell office:value-type="string" calcext:value-type="string">
            <text:p>jclic /opt/atvjclic/fundamental1/matematica/matematica_sequencia.jclic.zip</text:p>
          </table:table-cell>
          <table:table-cell table:number-columns-repeated="1022"/>
        </table:table-row>
        <table:table-row table:style-name="ro1">
          <table:table-cell table:style-name="ce1" office:value-type="string" calcext:value-type="string">
            <text:p><text:span text:style-name="T1">Somar </text:span>(Soma de dois algarismos)</text:p>
          </table:table-cell>
          <table:table-cell office:value-type="string" calcext:value-type="string">
            <text:p>jclic /opt/atvjclic/fundamental1/matematica/matematica_somando1.jclic.zip</text:p>
          </table:table-cell>
          <table:table-cell table:number-columns-repeated="1022"/>
        </table:table-row>
        <table:table-row table:style-name="ro1">
          <table:table-cell table:style-name="ce1" office:value-type="string" calcext:value-type="string">
            <text:p><text:span text:style-name="T1">Soma 2 </text:span>(Soma de dezenas)</text:p>
          </table:table-cell>
          <table:table-cell office:value-type="string" calcext:value-type="string">
            <text:p>jclic /opt/atvjclic/fundamental1/matematica/matematica_somando2.jclic.zip</text:p>
          </table:table-cell>
          <table:table-cell table:number-columns-repeated="1022"/>
        </table:table-row>
        <table:table-row table:style-name="ro1">
          <table:table-cell table:style-name="ce1" office:value-type="string" calcext:value-type="string">
            <text:p><text:span text:style-name="T1">Tabuadas </text:span>(Resolver tabuada, podendo trabalhar uma tabela específica ou todas as quatro operações)</text:p>
          </table:table-cell>
          <table:table-cell office:value-type="string" calcext:value-type="string">
            <text:p>jclic /opt/atvjclic/fundamental1/matematica/matematica_tabuada.jclic.zip</text:p>
          </table:table-cell>
          <table:table-cell table:number-columns-repeated="1022"/>
        </table:table-row>
        <table:table-row table:style-name="ro1">
          <table:table-cell table:style-name="ce1" office:value-type="string" calcext:value-type="string">
            <text:p><text:span text:style-name="T1">U | D | C </text:span>(Contar e responder a quantidade de blocos apresentados em Unidades e Dezenas)</text:p>
          </table:table-cell>
          <table:table-cell office:value-type="string" calcext:value-type="string">
            <text:p>jclic /opt/atvjclic/fundamental1/matematica/matematica_udc.jclic.zip</text:p>
          </table:table-cell>
          <table:table-cell table:number-columns-repeated="1022"/>
        </table:table-row>
        <table:table-row table:style-name="ro1">
          <table:table-cell table:style-name="ce2" office:value-type="string" calcext:value-type="string">
            <text:p><text:span text:style-name="T3">Frações</text:span> (associar gráficos e frações por extenso, frações, Escrever frações pedidas ) </text:p>
          </table:table-cell>
          <table:table-cell office:value-type="string" calcext:value-type="string">
            <text:p>jclic /opt/atvjclic/fundamental1/matematica/matematicafracoes.jclic.zip</text:p>
          </table:table-cell>
          <table:table-cell table:number-columns-repeated="1022"/>
        </table:table-row>
        <table:table-row table:style-name="ro1">
          <table:table-cell table:style-name="ce3" office:value-type="string" calcext:value-type="string">
            <text:p>Unidade, dezena, centena <text:span text:style-name="T2">(Associar os números aos termos – unidade, dezena, centena)</text:span></text:p>
          </table:table-cell>
          <table:table-cell office:value-type="string" calcext:value-type="string">
            <text:p>jclic /opt/atvjclic/fundamental1/matematica/matematica_unidade_de_medida.jclic.zip</text:p>
          </table:table-cell>
          <table:table-cell table:number-columns-repeated="1022"/>
        </table:table-row>
        <table:table-row table:style-name="ro1">
          <table:table-cell table:style-name="ce1" office:value-type="string" calcext:value-type="string">
            <text:p><text:span text:style-name="T1">Estados e Capitais</text:span> (Explanação do mapa do Brasil e suas capitais, apresentação dos governantes (Prefeito, governador e Presidente), Quebra cabeça do mapa do Brasil, associação dos estados e suas siglas (com áudio), Identificar estado (com áudio), escrever sigla de estados (áudio), Associar estados e capitais)</text:p>
          </table:table-cell>
          <table:table-cell office:value-type="string" calcext:value-type="string">
            <text:p>jclic /opt/atvjclic/fundamental1/geografia/geografia_mapas.jclic.zip</text:p>
          </table:table-cell>
          <table:table-cell table:number-columns-repeated="1022"/>
        </table:table-row>
        <table:table-row table:style-name="ro1">
          <table:table-cell table:style-name="ce3" office:value-type="string" calcext:value-type="string">
            <text:p>Regras de uso Laborátório <text:span text:style-name="T2">(Dicas de como se comportar no laboratório de informática)</text:span></text:p>
          </table:table-cell>
          <table:table-cell office:value-type="string" calcext:value-type="string">
            <text:p>jclic /opt/atvjclic/fundamental1/Interdisciplinar/regraslaboratorio.jclic.zip</text:p>
          </table:table-cell>
          <table:table-cell table:number-columns-repeated="1022"/>
        </table:table-row>
        <table:table-row table:style-name="ro1">
          <table:table-cell table:style-name="ce1" office:value-type="string" calcext:value-type="string">
            <text:p><text:span text:style-name="T1">Aparelho Digestivo</text:span> (Explanação do aparelho digestivo, Exploração com descrição das partes do aparelho digestivo, associar descrição com as partes do aparelho digestivo, escrever os nomes das partes do aparelho digestivo)</text:p>
          </table:table-cell>
          <table:table-cell office:value-type="string" calcext:value-type="string">
            <text:p>jclic /opt/atvjclic/fundamental1/ciencias/Ciencias_aparelho_digestivo.jclic.zip</text:p>
          </table:table-cell>
          <table:table-cell table:number-columns-repeated="1022"/>
        </table:table-row>
        <table:table-row table:style-name="ro1">
          <table:table-cell table:style-name="ce1" office:value-type="string" calcext:value-type="string">
            <text:p><text:span text:style-name="T1">Célula (</text:span>Explanação das partes da célula (núcleo, membrana, citoplasma), tipos de células (nervosa, muscular, da pele, óssea, identificar partes da célula), quebra cabeça com os tipos de células, associar os nomes aos tipos de células corretamente, escrever os nomes dos tipos de células de acordo com as figuras apresentadas)</text:p>
          </table:table-cell>
          <table:table-cell office:value-type="string" calcext:value-type="string">
            <text:p>jclic /opt/atvjclic/fundamental1/ciencias/ciencias_celula_animal.jclic.zip</text:p>
          </table:table-cell>
          <table:table-cell table:number-columns-repeated="1022"/>
        </table:table-row>
        <table:table-row table:style-name="ro1">
          <table:table-cell table:style-name="ce1" office:value-type="string" calcext:value-type="string">
            <text:p><text:span text:style-name="T1">Sentidos </text:span>(Ouvir músicas e identificar o sentido a que se refere (visão, olfato, audição, tato, paladar)</text:p>
          </table:table-cell>
          <table:table-cell office:value-type="string" calcext:value-type="string">
            <text:p>jclic /opt/atvjclic/fundamental1/ciencias/ciencias_sentidos.jclic.zip</text:p>
          </table:table-cell>
          <table:table-cell table:number-columns-repeated="1022"/>
        </table:table-row>
        <table:table-row table:style-name="ro1">
          <table:table-cell table:style-name="ce1" office:value-type="string" calcext:value-type="string">
            <text:p><text:span text:style-name="T1">Tipos de Animais </text:span>(Classificar os animais apresentados como: úteis, silvestres, nocivos, domésticos)</text:p>
          </table:table-cell>
          <table:table-cell office:value-type="string" calcext:value-type="string">
            <text:p>jclic /opt/atvjclic/fundamental1/ciencias/ciencias_animais.jclic.zip</text:p>
          </table:table-cell>
          <table:table-cell table:number-columns-repeated="1022"/>
        </table:table-row>
        <table:table-row table:style-name="ro2">
          <table:table-cell table:style-name="ce2" office:value-type="string" calcext:value-type="string">
            <text:p>Alfabeto de Sabão (Atividade trabalha as vogais e o alfabeto com áudio)</text:p>
          </table:table-cell>
          <table:table-cell office:value-type="string" calcext:value-type="string">
            <text:p>chromium-browser /home/EdujogatiFx/JogosEducativos/Portugues/nivel1/alfabetoDeSabao_0006.swf</text:p>
          </table:table-cell>
          <table:table-cell table:number-columns-repeated="1022"/>
        </table:table-row>
        <table:table-row table:style-name="ro2">
          <table:table-cell table:style-name="ce2" office:value-type="string" calcext:value-type="string">
            <text:p>Abcdário (Identificar desenhos pelas iniciais do alfabeto)</text:p>
          </table:table-cell>
          <table:table-cell office:value-type="string" calcext:value-type="string">
            <text:p>chromium-browser /home/EdujogatiFx/JogosEducativos/Portugues/nivel1/abcdario.swf</text:p>
          </table:table-cell>
          <table:table-cell table:number-columns-repeated="1022"/>
        </table:table-row>
        <table:table-row table:style-name="ro2">
          <table:table-cell table:style-name="ce2" office:value-type="string" calcext:value-type="string">
            <text:p>Aprendendo a Ler I (Associação de desenhos e vogais) <text:s text:c="2"/></text:p>
          </table:table-cell>
          <table:table-cell office:value-type="string" calcext:value-type="string">
            <text:p>chromium-browser /home/EdujogatiFx/JogosEducativos/Portugues/nivel1/134_aprendendo_a_ler.swf</text:p>
          </table:table-cell>
          <table:table-cell table:number-columns-repeated="1022"/>
        </table:table-row>
        <table:table-row table:style-name="ro2">
          <table:table-cell table:style-name="ce2" office:value-type="string" calcext:value-type="string">
            <text:p>Aprendendo a Ler II (Identificação de vogais e alfabeto) <text:s text:c="3"/></text:p>
          </table:table-cell>
          <table:table-cell office:value-type="string" calcext:value-type="string">
            <text:p>chromium-browser /home/EdujogatiFx/JogosEducativos/Portugues/nivel1/jogodasfrases.swf</text:p>
          </table:table-cell>
          <table:table-cell table:number-columns-repeated="1022"/>
        </table:table-row>
        <table:table-row table:style-name="ro2">
          <table:table-cell table:style-name="ce2" office:value-type="string" calcext:value-type="string">
            <text:p>Aprendendo as Sílabas (Sílabas das vogais com áudio) <text:s text:c="2"/></text:p>
          </table:table-cell>
          <table:table-cell office:value-type="string" calcext:value-type="string">
            <text:p>chromium-browser /home/EdujogatiFx/JogosEducativos/Portugues/nivel1/laboratorioSilabas_0002.swf</text:p>
          </table:table-cell>
          <table:table-cell table:number-columns-repeated="1022"/>
        </table:table-row>
        <table:table-row table:style-name="ro2">
          <table:table-cell table:style-name="ce2" office:value-type="string" calcext:value-type="string">
            <text:p>Aprendendo o alfabeto (Organizar o alfabeto)</text:p>
          </table:table-cell>
          <table:table-cell office:value-type="string" calcext:value-type="string">
            <text:p>chromium-browser /home/EdujogatiFx/JogosEducativos/Portugues/nivel1/540_alfabeto.swf</text:p>
          </table:table-cell>
          <table:table-cell table:number-columns-repeated="1022"/>
        </table:table-row>
        <table:table-row table:style-name="ro1">
          <table:table-cell office:value-type="string" calcext:value-type="string">
            <text:p><text:span text:style-name="T4">Jogos dos Bichos (Montar Quebra-cabeça de animais </text:span>com<text:span text:style-name="T4"> seus nomes)</text:span></text:p>
          </table:table-cell>
          <table:table-cell office:value-type="string" calcext:value-type="string">
            <text:p>chromium-browser /home/EdujogatiFx/JogosEducativos/Portugues/nivel1/jogodosbichos.swf</text:p>
          </table:table-cell>
          <table:table-cell table:number-columns-repeated="1022"/>
        </table:table-row>
        <table:table-row table:style-name="ro2">
          <table:table-cell table:style-name="ce2" office:value-type="string" calcext:value-type="string">
            <text:p>Liga Objetos (Associação das letras iniciais dos objetos com os mesmos)</text:p>
          </table:table-cell>
          <table:table-cell office:value-type="string" calcext:value-type="string">
            <text:p>chromium-browser /home/EdujogatiFx/JogosEducativos/Portugues/nivel1/liga_objetos.swf</text:p>
          </table:table-cell>
          <table:table-cell table:number-columns-repeated="1022"/>
        </table:table-row>
        <table:table-row table:style-name="ro2">
          <table:table-cell table:style-name="ce2" office:value-type="string" calcext:value-type="string">
            <text:p>Associação (Associar os objetos e seus respectivos nomes)</text:p>
          </table:table-cell>
          <table:table-cell office:value-type="string" calcext:value-type="string">
            <text:p>chromium-browser /home/EdujogatiFx/JogosEducativos/Portugues/nivel2/360_associacao.swf</text:p>
          </table:table-cell>
          <table:table-cell table:number-columns-repeated="1022"/>
        </table:table-row>
        <table:table-row table:style-name="ro2">
          <table:table-cell table:style-name="ce2" office:value-type="string" calcext:value-type="string">
            <text:p>Brincando com Ariê (Pintura, Quebra-cabeça com objetos, Separar frutas, associação de objetos e seus respectivos nomes) <text:s/></text:p>
          </table:table-cell>
          <table:table-cell office:value-type="string" calcext:value-type="string">
            <text:p>chromium-browser /home/EdujogatiFx/JogosEducativos/Portugues/nivel2/arie_pc_portugues.swf</text:p>
          </table:table-cell>
          <table:table-cell table:number-columns-repeated="1022"/>
        </table:table-row>
        <table:table-row table:style-name="ro2">
          <table:table-cell table:style-name="ce2" office:value-type="string" calcext:value-type="string">
            <text:p>Figuras e Letras (Nomear os objetos apresentados letra a letra)</text:p>
          </table:table-cell>
          <table:table-cell office:value-type="string" calcext:value-type="string">
            <text:p>chromium-browser /home/EdujogatiFx/JogosEducativos/Portugues/nivel2/359_figura_letras.swf</text:p>
          </table:table-cell>
          <table:table-cell table:number-columns-repeated="1022"/>
        </table:table-row>
        <table:table-row table:style-name="ro2">
          <table:table-cell table:style-name="ce2" office:value-type="string" calcext:value-type="string">
            <text:p>Figuras e Nomes (Associação de objetos com seus respectivos nomes)</text:p>
          </table:table-cell>
          <table:table-cell office:value-type="string" calcext:value-type="string">
            <text:p>chromium-browser /home/EdujogatiFx/JogosEducativos/Portugues/nivel2/358_figura_nome.swf</text:p>
          </table:table-cell>
          <table:table-cell table:number-columns-repeated="1022"/>
        </table:table-row>
        <table:table-row table:style-name="ro2">
          <table:table-cell table:style-name="ce2" office:value-type="string" calcext:value-type="string">
            <text:p>Jogo da Memória (Jogo de memória de animais e seus nomes)</text:p>
          </table:table-cell>
          <table:table-cell office:value-type="string" calcext:value-type="string">
            <text:p>chromium-browser /home/EdujogatiFx/JogosEducativos/Portugues/nivel2/361_memo_fig.swf</text:p>
          </table:table-cell>
          <table:table-cell table:number-columns-repeated="1022"/>
        </table:table-row>
        <table:table-row table:style-name="ro2">
          <table:table-cell table:style-name="ce2" office:value-type="string" calcext:value-type="string">
            <text:p>Jogo dos Animais I (Associação de animais com seus respectivos nomes, escrever nomes dos animais)</text:p>
          </table:table-cell>
          <table:table-cell office:value-type="string" calcext:value-type="string">
            <text:p>chromium-browser /home/EdujogatiFx/JogosEducativos/Portugues/nivel2/533_jogodosanimais.swf</text:p>
          </table:table-cell>
          <table:table-cell table:number-columns-repeated="1022"/>
        </table:table-row>
        <table:table-row table:style-name="ro2">
          <table:table-cell table:style-name="ce2" office:value-type="string" calcext:value-type="string">
            <text:p>Jogo dos Animais II (Completar os nomes dos animais com as sílabas que faltam)</text:p>
          </table:table-cell>
          <table:table-cell office:value-type="string" calcext:value-type="string">
            <text:p>chromium-browser /home/EdujogatiFx/JogosEducativos/Portugues/nivel2/534_animaissilabas.swf</text:p>
          </table:table-cell>
          <table:table-cell table:number-columns-repeated="1022"/>
        </table:table-row>
        <table:table-row table:style-name="ro1">
          <table:table-cell office:value-type="string" calcext:value-type="string">
            <text:p><text:span text:style-name="T4">Acerte as Palavras (Tipo jogo da forca,</text:span> com 4 categorias, sendo flores, frutas, animais e cores)</text:p>
          </table:table-cell>
          <table:table-cell office:value-type="string" calcext:value-type="string">
            <text:p>chromium-browser /home/EdujogatiFx/JogosEducativos/Portugues/nivel3/palavras.swf</text:p>
          </table:table-cell>
          <table:table-cell table:number-columns-repeated="1022"/>
        </table:table-row>
        <table:table-row table:style-name="ro1">
          <table:table-cell office:value-type="string" calcext:value-type="string">
            <text:p><text:span text:style-name="T4">Caça Letras </text:span>(É exibido uma palavra e o usuário deve encontrar as letras da mesma)</text:p>
          </table:table-cell>
          <table:table-cell office:value-type="string" calcext:value-type="string">
            <text:p>chromium-browser /home/EdujogatiFx/JogosEducativos/Portugues/nivel3/caca_letras.swf</text:p>
          </table:table-cell>
          <table:table-cell table:number-columns-repeated="1022"/>
        </table:table-row>
        <table:table-row table:style-name="ro1">
          <table:table-cell office:value-type="string" calcext:value-type="string">
            <text:p><text:span text:style-name="T4">Cantigas e Parlendas (</text:span>C<text:span text:style-name="T4">ompletar as cantigas e parlendas com as palavras que faltam)</text:span></text:p>
          </table:table-cell>
          <table:table-cell office:value-type="string" calcext:value-type="string">
            <text:p>chromium-browser /home/EdujogatiFx/JogosEducativos/Portugues/nivel3/cantigaseparlendas.swf</text:p>
          </table:table-cell>
          <table:table-cell table:number-columns-repeated="1022"/>
        </table:table-row>
        <table:table-row table:style-name="ro1">
          <table:table-cell office:value-type="string" calcext:value-type="string">
            <text:p><text:span text:style-name="T4">Casa (completar com palavras que faltam da m</text:span>úsica La casa de Vinicius de Morais)</text:p>
          </table:table-cell>
          <table:table-cell office:value-type="string" calcext:value-type="string">
            <text:p>chromium-browser /home/EdujogatiFx/JogosEducativos/Portugues/nivel3/casa.swf</text:p>
          </table:table-cell>
          <table:table-cell table:number-columns-repeated="1022"/>
        </table:table-row>
        <table:table-row table:style-name="ro1">
          <table:table-cell office:value-type="string" calcext:value-type="string">
            <text:p><text:span text:style-name="T4">Jogos das Cantigas (</text:span>C<text:span text:style-name="T4">ompletar cantigas com as palavras que faltam)</text:span></text:p>
          </table:table-cell>
          <table:table-cell office:value-type="string" calcext:value-type="string">
            <text:p>chromium-browser /home/EdujogatiFx/JogosEducativos/Portugues/nivel3/jogo_das_cantigas.swf</text:p>
          </table:table-cell>
          <table:table-cell table:number-columns-repeated="1022"/>
        </table:table-row>
        <table:table-row table:style-name="ro1">
          <table:table-cell office:value-type="string" calcext:value-type="string">
            <text:p><text:span text:style-name="T4">Jogo das Rimas (</text:span>C<text:span text:style-name="T4">omp</text:span>letar cantigas com palavras de acordo com as rimas)</text:p>
          </table:table-cell>
          <table:table-cell office:value-type="string" calcext:value-type="string">
            <text:p>chromium-browser /home/EdujogatiFx/JogosEducativos/Portugues/nivel3/jogodasrimas.swf</text:p>
          </table:table-cell>
          <table:table-cell table:number-columns-repeated="1022"/>
        </table:table-row>
        <table:table-row table:style-name="ro1">
          <table:table-cell office:value-type="string" calcext:value-type="string">
            <text:p><text:span text:style-name="T4">Complete a Palavra (Escrever o nome da fruta de aparec</text:span>e)</text:p>
          </table:table-cell>
          <table:table-cell office:value-type="string" calcext:value-type="string">
            <text:p>chromium-browser /home/EdujogatiFx/JogosEducativos/Portugues/nivel3/102_jogo.swf</text:p>
          </table:table-cell>
          <table:table-cell table:number-columns-repeated="1022"/>
        </table:table-row>
        <table:table-row table:style-name="ro2">
          <table:table-cell table:style-name="ce2" office:value-type="string" calcext:value-type="string">
            <text:p>Jogo das Letras (Completar palavras com a letra que falta)</text:p>
          </table:table-cell>
          <table:table-cell office:value-type="string" calcext:value-type="string">
            <text:p>chromium-browser /home/EdujogatiFx/JogosEducativos/Portugues/nivel3/222_pa_letras.swf</text:p>
          </table:table-cell>
          <table:table-cell table:number-columns-repeated="1022"/>
        </table:table-row>
        <table:table-row table:style-name="ro1">
          <table:table-cell office:value-type="string" calcext:value-type="string">
            <text:p><text:span text:style-name="T4">Labirinto das Letras (</text:span>P<text:span text:style-name="T4">rocurar letras em </text:span>labirinto, fugindo do inimigo)</text:p>
          </table:table-cell>
          <table:table-cell office:value-type="string" calcext:value-type="string">
            <text:p>chromium-browser /home/EdujogatiFx/JogosEducativos/Portugues/nivel3/labirinto.swf</text:p>
          </table:table-cell>
          <table:table-cell table:number-columns-repeated="1022"/>
        </table:table-row>
        <table:table-row table:style-name="ro2">
          <table:table-cell table:style-name="ce2" office:value-type="string" calcext:value-type="string">
            <text:p>Caça Palavras (encontrar nomes dos discípulos de Jesus, além de aprender um pouco sobre cada um)</text:p>
          </table:table-cell>
          <table:table-cell office:value-type="string" calcext:value-type="string">
            <text:p>chromium-browser /home/EdujogatiFx/JogosEducativos/Portugues/nivel3/Caça palavras.swf</text:p>
          </table:table-cell>
          <table:table-cell table:number-columns-repeated="1022"/>
        </table:table-row>
        <table:table-row table:style-name="ro1">
          <table:table-cell office:value-type="string" calcext:value-type="string">
            <text:p><text:span text:style-name="T4">Jogo da Forca I (</text:span>Adivinhar<text:span text:style-name="T4"> palavras)</text:span></text:p>
          </table:table-cell>
          <table:table-cell office:value-type="string" calcext:value-type="string">
            <text:p>chromium-browser /home/EdujogatiFx/JogosEducativos/Portugues/nivel4/0100_forca.swf</text:p>
          </table:table-cell>
          <table:table-cell table:number-columns-repeated="1022"/>
        </table:table-row>
        <table:table-row table:style-name="ro1">
          <table:table-cell office:value-type="string" calcext:value-type="string">
            <text:p><text:span text:style-name="T4">Jogo da Forca II (</text:span>Adivinhar palavras)</text:p>
          </table:table-cell>
          <table:table-cell office:value-type="string" calcext:value-type="string">
            <text:p>chromium-browser /home/EdujogatiFx/JogosEducativos/Portugues/nivel4/forca.swf</text:p>
          </table:table-cell>
          <table:table-cell table:number-columns-repeated="1022"/>
        </table:table-row>
        <table:table-row table:style-name="ro1">
          <table:table-cell office:value-type="string" calcext:value-type="string">
            <text:p><text:span text:style-name="T4">Fórmula Ditado (Dita</text:span>do de palavras)</text:p>
          </table:table-cell>
          <table:table-cell office:value-type="string" calcext:value-type="string">
            <text:p>chromium-browser /home/EdujogatiFx/JogosEducativos/Portugues/nivel4/formula_ditado.swf</text:p>
          </table:table-cell>
          <table:table-cell table:number-columns-repeated="1022"/>
        </table:table-row>
        <table:table-row table:style-name="ro1">
          <table:table-cell office:value-type="string" calcext:value-type="string">
            <text:p><text:span text:style-name="T4">Palavras e Significados I (</text:span>E<text:span text:style-name="T4">scolher o significado</text:span> <text:span text:style-name="T4">d</text:span>e<text:span text:style-name="T4"> palavras ent</text:span>re alternativas)</text:p>
          </table:table-cell>
          <table:table-cell office:value-type="string" calcext:value-type="string">
            <text:p>chromium-browser /home/EdujogatiFx/JogosEducativos/Portugues/nivel4/0098_n3_aprender04.swf</text:p>
          </table:table-cell>
          <table:table-cell table:number-columns-repeated="1022"/>
        </table:table-row>
        <table:table-row table:style-name="ro1">
          <table:table-cell office:value-type="string" calcext:value-type="string">
            <text:p><text:span text:style-name="T4">Palavras e Significados II (</text:span>Encontrar o significado das palavras)</text:p>
          </table:table-cell>
          <table:table-cell office:value-type="string" calcext:value-type="string">
            <text:p>chromium-browser /home/EdujogatiFx/JogosEducativos/Portugues/nivel4/0099_n3_aprender_03.swf</text:p>
          </table:table-cell>
          <table:table-cell table:number-columns-repeated="1022"/>
        </table:table-row>
        <table:table-row table:style-name="ro1">
          <table:table-cell office:value-type="string" calcext:value-type="string">
            <text:p><text:span text:style-name="T4">Reforma Ortográfica</text:span> (Perguntas que abordam a nova reforma ortográfica)</text:p>
          </table:table-cell>
          <table:table-cell office:value-type="string" calcext:value-type="string">
            <text:p>chromium-browser /home/EdujogatiFx/JogosEducativos/Portugues/nivel4/gamefmu.swf</text:p>
          </table:table-cell>
          <table:table-cell table:number-columns-repeated="1022"/>
        </table:table-row>
        <table:table-row table:style-name="ro1">
          <table:table-cell office:value-type="string" calcext:value-type="string">
            <text:p><text:span text:style-name="T4">Roda a Roda (</text:span>Adivinhar palavras pelas dicas)</text:p>
          </table:table-cell>
          <table:table-cell office:value-type="string" calcext:value-type="string">
            <text:p>chromium-browser /home/EdujogatiFx/JogosEducativos/Portugues/nivel4/443_rodaroda.swf</text:p>
          </table:table-cell>
          <table:table-cell table:number-columns-repeated="1022"/>
        </table:table-row>
        <table:table-row table:style-name="ro2">
          <table:table-cell table:style-name="ce2" office:value-type="string" calcext:value-type="string">
            <text:p>Soletrando (Ditado de palavras)</text:p>
          </table:table-cell>
          <table:table-cell office:value-type="string" calcext:value-type="string">
            <text:p>chromium-browser /home/EdujogatiFx/JogosEducativos/Portugues/nivel4/210_soletrando1.swf</text:p>
          </table:table-cell>
          <table:table-cell table:number-columns-repeated="1022"/>
        </table:table-row>
        <table:table-row table:style-name="ro1">
          <table:table-cell office:value-type="string" calcext:value-type="string">
            <text:p><text:span text:style-name="T4">Adição I (</text:span>Somando maçãs de 1-10)</text:p>
          </table:table-cell>
          <table:table-cell office:value-type="string" calcext:value-type="string">
            <text:p>chromium-browser /home/EdujogatiFx/JogosEducativos/Matematica/nivel1/2384_adicao.swf</text:p>
          </table:table-cell>
          <table:table-cell table:number-columns-repeated="1022"/>
        </table:table-row>
        <table:table-row table:style-name="ro1">
          <table:table-cell office:value-type="string" calcext:value-type="string">
            <text:p><text:span text:style-name="T4">Adição II (Soma </text:span>e leitura do conto O Patinho Feio)</text:p>
          </table:table-cell>
          <table:table-cell office:value-type="string" calcext:value-type="string">
            <text:p>chromium-browser /home/EdujogatiFx/JogosEducativos/Matematica/nivel1/2385_adicao.swf</text:p>
          </table:table-cell>
          <table:table-cell table:number-columns-repeated="1022"/>
        </table:table-row>
        <table:table-row table:style-name="ro1">
          <table:table-cell office:value-type="string" calcext:value-type="string">
            <text:p><text:span text:style-name="T4">Aprendendo a Contar I (Clicar </text:span>nas borboletas e ouvir a quantidade das mesmas de 1-10)</text:p>
          </table:table-cell>
          <table:table-cell office:value-type="string" calcext:value-type="string">
            <text:p>chromium-browser /home/EdujogatiFx/JogosEducativos/Matematica/nivel1/121_n1_aprendendoacontar.swf</text:p>
          </table:table-cell>
          <table:table-cell table:number-columns-repeated="1022"/>
        </table:table-row>
        <table:table-row table:style-name="ro1">
          <table:table-cell office:value-type="string" calcext:value-type="string">
            <text:p><text:span text:style-name="T4">Aprendendo a Contar II (</text:span>Adicionar ou remover lagostas de 1 - 30)</text:p>
          </table:table-cell>
          <table:table-cell office:value-type="string" calcext:value-type="string">
            <text:p>chromium-browser /home/EdujogatiFx/JogosEducativos/Matematica/nivel1/122_n1_aprendendoacontar.swf</text:p>
          </table:table-cell>
          <table:table-cell table:number-columns-repeated="1022"/>
        </table:table-row>
        <table:table-row table:style-name="ro1">
          <table:table-cell office:value-type="string" calcext:value-type="string">
            <text:p><text:span text:style-name="T4">Aprendendo a Contar III (Contar ca</text:span>ixas num caminhão de 1-10)</text:p>
          </table:table-cell>
          <table:table-cell office:value-type="string" calcext:value-type="string">
            <text:p>chromium-browser /home/EdujogatiFx/JogosEducativos/Matematica/nivel1/281_contandoosblocos.swf</text:p>
          </table:table-cell>
          <table:table-cell table:number-columns-repeated="1022"/>
        </table:table-row>
        <table:table-row table:style-name="ro1">
          <table:table-cell office:value-type="string" calcext:value-type="string">
            <text:p><text:span text:style-name="T4">Aprendendo a Contar IV (Contar blocos de 10-20, contar r</text:span>ãs até 50, contar bolas até100</text:p>
          </table:table-cell>
          <table:table-cell office:value-type="string" calcext:value-type="string">
            <text:p>chromium-browser /home/EdujogatiFx/JogosEducativos/Matematica/nivel1/282_contandoos2.swf</text:p>
          </table:table-cell>
          <table:table-cell table:number-columns-repeated="1022"/>
        </table:table-row>
        <table:table-row table:style-name="ro1">
          <table:table-cell office:value-type="string" calcext:value-type="string">
            <text:p><text:span text:style-name="T4">Aprendendo a Contar V (C</text:span>ontar Desenhos de 1-10)</text:p>
          </table:table-cell>
          <table:table-cell office:value-type="string" calcext:value-type="string">
            <text:p>chromium-browser /home/EdujogatiFx/JogosEducativos/Matematica/nivel1/518_contandoimagens.swf</text:p>
          </table:table-cell>
          <table:table-cell table:number-columns-repeated="1022"/>
        </table:table-row>
        <table:table-row table:style-name="ro1">
          <table:table-cell office:value-type="string" calcext:value-type="string">
            <text:p><text:span text:style-name="T4">Formas Geométricas I (</text:span>E<text:span text:style-name="T4">ncaixar formas geom</text:span>étricas: pentagrama, estrela, triângulo, hexagrama, losango, círculo )</text:p>
          </table:table-cell>
          <table:table-cell office:value-type="string" calcext:value-type="string">
            <text:p>chromium-browser /home/EdujogatiFx/JogosEducativos/Matematica/nivel1/253_Formas.swf</text:p>
          </table:table-cell>
          <table:table-cell table:number-columns-repeated="1022"/>
        </table:table-row>
        <table:table-row table:style-name="ro1">
          <table:table-cell office:value-type="string" calcext:value-type="string">
            <text:p><text:span text:style-name="T4">Formas Geométricas II </text:span>(Formar, o Desenho desenho pedido, com as formas geométricas: triângulo, quadrado, retângulo e círculo)</text:p>
          </table:table-cell>
          <table:table-cell office:value-type="string" calcext:value-type="string">
            <text:p>chromium-browser /home/EdujogatiFx/JogosEducativos/Matematica/nivel1/254_Formas1.swf</text:p>
          </table:table-cell>
          <table:table-cell table:number-columns-repeated="1022"/>
        </table:table-row>
        <table:table-row table:style-name="ro1">
          <table:table-cell office:value-type="string" calcext:value-type="string">
            <text:p><text:span text:style-name="T4">Formas Geométricas III (Formar, o</text:span> Desenho desenho pedido, com as formas geométricas: </text:p>
          </table:table-cell>
          <table:table-cell office:value-type="string" calcext:value-type="string">
            <text:p>chromium-browser /home/EdujogatiFx/JogosEducativos/Matematica/nivel1/255_Formas2.swf</text:p>
          </table:table-cell>
          <table:table-cell table:number-columns-repeated="1022"/>
        </table:table-row>
        <table:table-row table:style-name="ro1">
          <table:table-cell office:value-type="string" calcext:value-type="string">
            <text:p><text:span text:style-name="T4">Figuras Geométricas I (Pintar as figu</text:span>ras geométricas com as cores pedidas. Quadrado, retângulo, triângulo e círculo) </text:p>
          </table:table-cell>
          <table:table-cell office:value-type="string" calcext:value-type="string">
            <text:p>chromium-browser /home/EdujogatiFx/JogosEducativos/Matematica/nivel1/470_fgeometricas.swf</text:p>
          </table:table-cell>
          <table:table-cell table:number-columns-repeated="1022"/>
        </table:table-row>
        <table:table-row table:style-name="ro1">
          <table:table-cell office:value-type="string" calcext:value-type="string">
            <text:p><text:span text:style-name="T4">Figuras Geométricas II (Associar figuras Geom</text:span>étricas. Retângulo, triângulo e círculo)</text:p>
          </table:table-cell>
          <table:table-cell office:value-type="string" calcext:value-type="string">
            <text:p>chromium-browser /home/EdujogatiFx/JogosEducativos/Matematica/nivel1/471_fgeometricas.swf</text:p>
          </table:table-cell>
          <table:table-cell table:number-columns-repeated="1022"/>
        </table:table-row>
        <table:table-row table:style-name="ro1">
          <table:table-cell office:value-type="string" calcext:value-type="string">
            <text:p><text:span text:style-name="T4">Figuras Geométricas III </text:span>(Encontrar, associar, e desenhar as formas geométricas pedidas. Quadrado, retângulo, triângulo e círculo)</text:p>
          </table:table-cell>
          <table:table-cell office:value-type="string" calcext:value-type="string">
            <text:p>chromium-browser /home/EdujogatiFx/JogosEducativos/Matematica/nivel1/472_fgeometricas.swf</text:p>
          </table:table-cell>
          <table:table-cell table:number-columns-repeated="1022"/>
        </table:table-row>
        <table:table-row table:style-name="ro1">
          <table:table-cell office:value-type="string" calcext:value-type="string">
            <text:p><text:span text:style-name="T4">Sequência (or</text:span>denar números de 1-20)</text:p>
          </table:table-cell>
          <table:table-cell office:value-type="string" calcext:value-type="string">
            <text:p>chromium-browser /home/EdujogatiFx/JogosEducativos/Matematica/nivel2/sequencia00.swf</text:p>
          </table:table-cell>
          <table:table-cell table:number-columns-repeated="1022"/>
        </table:table-row>
        <table:table-row table:style-name="ro1">
          <table:table-cell office:value-type="string" calcext:value-type="string">
            <text:p><text:span text:style-name="T4">Subtração (subtraç</text:span>ão com maçãs de 1-10)</text:p>
          </table:table-cell>
          <table:table-cell office:value-type="string" calcext:value-type="string">
            <text:p>chromium-browser /home/EdujogatiFx/JogosEducativos/Matematica/nivel1/2385_subtracao.swf</text:p>
          </table:table-cell>
          <table:table-cell table:number-columns-repeated="1022"/>
        </table:table-row>
        <table:table-row table:style-name="ro2">
          <table:table-cell table:style-name="ce2" office:value-type="string" calcext:value-type="string">
            <text:p>Montar blocos mosaio (Montar figuras com mosaico apresentado)</text:p>
          </table:table-cell>
          <table:table-cell office:value-type="string" calcext:value-type="string">
            <text:p>chromium-browser /home/EdujogatiFx/JogosEducativos/Matematica/nivel1/Montar blocos.swf</text:p>
          </table:table-cell>
          <table:table-cell table:number-columns-repeated="1022"/>
        </table:table-row>
        <table:table-row table:style-name="ro1">
          <table:table-cell office:value-type="string" calcext:value-type="string">
            <text:p><text:span text:style-name="T4">Adição I </text:span>(Adicionar valores de 1-9 até alcançar o resultado pedido)</text:p>
          </table:table-cell>
          <table:table-cell office:value-type="string" calcext:value-type="string">
            <text:p>chromium-browser /home/EdujogatiFx/JogosEducativos/Matematica/nivel2/adicao000.swf</text:p>
          </table:table-cell>
          <table:table-cell table:number-columns-repeated="1022"/>
        </table:table-row>
        <table:table-row table:style-name="ro1">
          <table:table-cell office:value-type="string" calcext:value-type="string">
            <text:p><text:span text:style-name="T4">Adição II (Adiç</text:span>ão com resultados até 20, até 99, 999, até 9999)</text:p>
          </table:table-cell>
          <table:table-cell office:value-type="string" calcext:value-type="string">
            <text:p>chromium-browser /home/EdujogatiFx/JogosEducativos/Matematica/nivel2/adicao00.swf</text:p>
          </table:table-cell>
          <table:table-cell table:number-columns-repeated="1022"/>
        </table:table-row>
        <table:table-row table:style-name="ro1">
          <table:table-cell office:value-type="string" calcext:value-type="string">
            <text:p><text:span text:style-name="T4">Adição III (</text:span>Adição com resultados até 99, até 999, até 9999)</text:p>
          </table:table-cell>
          <table:table-cell office:value-type="string" calcext:value-type="string">
            <text:p>chromium-browser /home/EdujogatiFx/JogosEducativos/Matematica/nivel2/adicao01.swf</text:p>
          </table:table-cell>
          <table:table-cell table:number-columns-repeated="1022"/>
        </table:table-row>
        <table:table-row table:style-name="ro1">
          <table:table-cell office:value-type="string" calcext:value-type="string">
            <text:p><text:span text:style-name="T4">Adição IV (Adiç</text:span>ão com resultados até 12. adição para equilibrar balança) </text:p>
          </table:table-cell>
          <table:table-cell office:value-type="string" calcext:value-type="string">
            <text:p>chromium-browser /home/EdujogatiFx/JogosEducativos/Matematica/nivel2/adicao02.swf</text:p>
          </table:table-cell>
          <table:table-cell table:number-columns-repeated="1022"/>
        </table:table-row>
        <table:table-row table:style-name="ro1">
          <table:table-cell office:value-type="string" calcext:value-type="string">
            <text:p><text:span text:style-name="T4">Arredondamento (Arredondar valor para de</text:span>zena mais próxima, até 10, 100 ou 1000)</text:p>
          </table:table-cell>
          <table:table-cell office:value-type="string" calcext:value-type="string">
            <text:p>chromium-browser /home/EdujogatiFx/JogosEducativos/Matematica/nivel2/arredondamento-nearest.swf</text:p>
          </table:table-cell>
          <table:table-cell table:number-columns-repeated="1022"/>
        </table:table-row>
        <table:table-row table:style-name="ro1">
          <table:table-cell office:value-type="string" calcext:value-type="string">
            <text:p><text:span text:style-name="T4">Capacidade (J</text:span>ogo dos recipientes, qual cabe mais e qual cabe menos) </text:p>
          </table:table-cell>
          <table:table-cell office:value-type="string" calcext:value-type="string">
            <text:p>chromium-browser /home/EdujogatiFx/JogosEducativos/Matematica/nivel2/capacidade.swf</text:p>
          </table:table-cell>
          <table:table-cell table:number-columns-repeated="1022"/>
        </table:table-row>
        <table:table-row table:style-name="ro1">
          <table:table-cell office:value-type="string" calcext:value-type="string">
            <text:p><text:span text:style-name="T4">Contagem em 2 | 5 | 10 (Contagem de 2 em 2 at</text:span>é 50, de 5 em 5 até 100, de 10 em 10 até 100)</text:p>
          </table:table-cell>
          <table:table-cell office:value-type="string" calcext:value-type="string">
            <text:p>chromium-browser /home/EdujogatiFx/JogosEducativos/Matematica/nivel2/contagem_2em2_5em5_10em10.swf</text:p>
          </table:table-cell>
          <table:table-cell table:number-columns-repeated="1022"/>
        </table:table-row>
        <table:table-row table:style-name="ro1">
          <table:table-cell office:value-type="string" calcext:value-type="string">
            <text:p><text:span text:style-name="T4">Contagem em 100 (contag</text:span>em de 100 em 100, digitando números que faltam)</text:p>
          </table:table-cell>
          <table:table-cell office:value-type="string" calcext:value-type="string">
            <text:p>chromium-browser /home/EdujogatiFx/JogosEducativos/Matematica/nivel2/contagemd_100-em-100.swf</text:p>
          </table:table-cell>
          <table:table-cell table:number-columns-repeated="1022"/>
        </table:table-row>
        <table:table-row table:style-name="ro1">
          <table:table-cell office:value-type="string" calcext:value-type="string">
            <text:p><text:span text:style-name="T4">Contando os Blocos (Conta</text:span>ndo blocos, trabalhando com dezenas e unidades)</text:p>
          </table:table-cell>
          <table:table-cell office:value-type="string" calcext:value-type="string">
            <text:p>chromium-browser /home/EdujogatiFx/JogosEducativos/Matematica/nivel2/contandoblocosEspaciais.swf</text:p>
          </table:table-cell>
          <table:table-cell table:number-columns-repeated="1022"/>
        </table:table-row>
        <table:table-row table:style-name="ro1">
          <table:table-cell office:value-type="string" calcext:value-type="string">
            <text:p><text:span text:style-name="T4">Equivalência | Igualdade (Verificar a equiva</text:span>lência e igualdade dos números apresentados, maior que, menor que)</text:p>
          </table:table-cell>
          <table:table-cell office:value-type="string" calcext:value-type="string">
            <text:p>chromium-browser /home/EdujogatiFx/JogosEducativos/Matematica/nivel2/numero_sinais-todos.swf</text:p>
          </table:table-cell>
          <table:table-cell table:number-columns-repeated="1022"/>
        </table:table-row>
        <table:table-row table:style-name="ro1">
          <table:table-cell office:value-type="string" calcext:value-type="string">
            <text:p><text:span text:style-name="T4">Ordenar (Ordenar n</text:span>úmeros de 1-10)</text:p>
          </table:table-cell>
          <table:table-cell office:value-type="string" calcext:value-type="string">
            <text:p>chromium-browser /home/EdujogatiFx/JogosEducativos/Matematica/nivel2/ordenar.swf</text:p>
          </table:table-cell>
          <table:table-cell table:number-columns-repeated="1022"/>
        </table:table-row>
        <table:table-row table:style-name="ro1">
          <table:table-cell office:value-type="string" calcext:value-type="string">
            <text:p><text:span text:style-name="T4">Sequência I (Completar sequ</text:span>ê<text:span text:style-name="T4">ncia de n</text:span>úmeros de 1-20)</text:p>
          </table:table-cell>
          <table:table-cell office:value-type="string" calcext:value-type="string">
            <text:p>chromium-browser /home/EdujogatiFx/JogosEducativos/Matematica/nivel2/sequencia0.swf</text:p>
          </table:table-cell>
          <table:table-cell table:number-columns-repeated="1022"/>
        </table:table-row>
        <table:table-row table:style-name="ro1">
          <table:table-cell office:value-type="string" calcext:value-type="string">
            <text:p><text:span text:style-name="T4">Sequência II (Completar sequ</text:span>ência de números de 0-99)</text:p>
          </table:table-cell>
          <table:table-cell office:value-type="string" calcext:value-type="string">
            <text:p>chromium-browser /home/EdujogatiFx/JogosEducativos/Matematica/nivel2/sequencia1.swf</text:p>
          </table:table-cell>
          <table:table-cell table:number-columns-repeated="1022"/>
        </table:table-row>
        <table:table-row table:style-name="ro1">
          <table:table-cell office:value-type="string" calcext:value-type="string">
            <text:p><text:span text:style-name="T4">Subtração I (Subtraç</text:span>ão contando borboletas, até 10)</text:p>
          </table:table-cell>
          <table:table-cell office:value-type="string" calcext:value-type="string">
            <text:p>chromium-browser /home/EdujogatiFx/JogosEducativos/Matematica/nivel2/subtracao.swf</text:p>
          </table:table-cell>
          <table:table-cell table:number-columns-repeated="1022"/>
        </table:table-row>
        <table:table-row table:style-name="ro1">
          <table:table-cell office:value-type="string" calcext:value-type="string">
            <text:p><text:span text:style-name="T4">Subtração II (Subtraç</text:span>ão até 20, até 99, até 999, até 9999)</text:p>
          </table:table-cell>
          <table:table-cell office:value-type="string" calcext:value-type="string">
            <text:p>chromium-browser /home/EdujogatiFx/JogosEducativos/Matematica/nivel2/subtracao_02.swf</text:p>
          </table:table-cell>
          <table:table-cell table:number-columns-repeated="1022"/>
        </table:table-row>
        <table:table-row table:style-name="ro1">
          <table:table-cell office:value-type="string" calcext:value-type="string">
            <text:p><text:span text:style-name="T4">Valor Posicional I</text:span> (Centenas, Dezenas, Unidades: escrever a quantidade de desenhos)</text:p>
          </table:table-cell>
          <table:table-cell office:value-type="string" calcext:value-type="string">
            <text:p>chromium-browser /home/EdujogatiFx/JogosEducativos/Matematica/nivel2/valorposicional.swf</text:p>
          </table:table-cell>
          <table:table-cell table:number-columns-repeated="1022"/>
        </table:table-row>
        <table:table-row table:style-name="ro1">
          <table:table-cell office:value-type="string" calcext:value-type="string">
            <text:p><text:span text:style-name="T4">Valor Posicional II (Centenas, De</text:span>zenas, Unidades; número posterior e anterior; Colocar números em ordem)</text:p>
          </table:table-cell>
          <table:table-cell office:value-type="string" calcext:value-type="string">
            <text:p>chromium-browser /home/EdujogatiFx/JogosEducativos/Matematica/nivel2/valorposicional2.swf</text:p>
          </table:table-cell>
          <table:table-cell table:number-columns-repeated="1022"/>
        </table:table-row>
        <table:table-row table:style-name="ro1">
          <table:table-cell office:value-type="string" calcext:value-type="string">
            <text:p><text:span text:style-name="T4">Adição I </text:span>(atingir o valor pedido, clicando nos números para serem adicionados)</text:p>
          </table:table-cell>
          <table:table-cell office:value-type="string" calcext:value-type="string">
            <text:p>chromium-browser /home/EdujogatiFx/JogosEducativos/Matematica/nivel3/adicao.swf</text:p>
          </table:table-cell>
          <table:table-cell table:number-columns-repeated="1022"/>
        </table:table-row>
        <table:table-row table:style-name="ro1">
          <table:table-cell office:value-type="string" calcext:value-type="string">
            <text:p><text:span text:style-name="T4">área | Iniciação (</text:span>M<text:span text:style-name="T4">edir </text:span>área utilizando quadrado e grelha)</text:p>
          </table:table-cell>
          <table:table-cell office:value-type="string" calcext:value-type="string">
            <text:p>chromium-browser /home/EdujogatiFx/JogosEducativos/Matematica/nivel3/area_iniciacao-ao-cm2.swf</text:p>
          </table:table-cell>
          <table:table-cell table:number-columns-repeated="1022"/>
        </table:table-row>
        <table:table-row table:style-name="ro1">
          <table:table-cell office:value-type="string" calcext:value-type="string">
            <text:p><text:span text:style-name="T4">Capacidade (</text:span>E<text:span text:style-name="T4">n</text:span>cher recipientes, unidade de medida ML)</text:p>
          </table:table-cell>
          <table:table-cell office:value-type="string" calcext:value-type="string">
            <text:p>chromium-browser /home/EdujogatiFx/JogosEducativos/Matematica/nivel3/capacidade_litr.e.meio.swf</text:p>
          </table:table-cell>
          <table:table-cell table:number-columns-repeated="1022"/>
        </table:table-row>
        <table:table-row table:style-name="ro1">
          <table:table-cell office:value-type="string" calcext:value-type="string">
            <text:p><text:span text:style-name="T4">Completando os Números (Completar sequ</text:span>ência numérica, em diversos níveis,  1 em 1, 2 em 2, 3 em 3, 5 em 5, 10 em 10. </text:p>
          </table:table-cell>
          <table:table-cell office:value-type="string" calcext:value-type="string">
            <text:p>chromium-browser /home/EdujogatiFx/JogosEducativos/Matematica/nivel3/completandoNumeros_0012.swf</text:p>
          </table:table-cell>
          <table:table-cell table:number-columns-repeated="1022"/>
        </table:table-row>
        <table:table-row table:style-name="ro1">
          <table:table-cell office:value-type="string" calcext:value-type="string">
            <text:p><text:span text:style-name="T4">Conjuntos I (Montar conjunto </text:span>de <text:span text:style-name="T4">animais)</text:span></text:p>
          </table:table-cell>
          <table:table-cell office:value-type="string" calcext:value-type="string">
            <text:p>chromium-browser /home/EdujogatiFx/JogosEducativos/Matematica/nivel3/conjunto_animais.swf</text:p>
          </table:table-cell>
          <table:table-cell table:number-columns-repeated="1022"/>
        </table:table-row>
        <table:table-row table:style-name="ro1">
          <table:table-cell office:value-type="string" calcext:value-type="string">
            <text:p><text:span text:style-name="T4">Conjuntos II (Explanaç</text:span>ão sobre conjuntos)</text:p>
          </table:table-cell>
          <table:table-cell office:value-type="string" calcext:value-type="string">
            <text:p>chromium-browser /home/EdujogatiFx/JogosEducativos/Matematica/nivel3/conjuntos.swf</text:p>
          </table:table-cell>
          <table:table-cell table:number-columns-repeated="1022"/>
        </table:table-row>
        <table:table-row table:style-name="ro1">
          <table:table-cell office:value-type="string" calcext:value-type="string">
            <text:p><text:span text:style-name="T4">Coordenadas (Posiç</text:span>ão: por cima, por baixo; posição em grelhas; Itinerários mapas e coordenadas)</text:p>
          </table:table-cell>
          <table:table-cell office:value-type="string" calcext:value-type="string">
            <text:p>chromium-browser /home/EdujogatiFx/JogosEducativos/Matematica/nivel3/coordenadas_inicia-mesmo.swf</text:p>
          </table:table-cell>
          <table:table-cell table:number-columns-repeated="1022"/>
        </table:table-row>
        <table:table-row table:style-name="ro1">
          <table:table-cell office:value-type="string" calcext:value-type="string">
            <text:p><text:span text:style-name="T4">Gráficos (digitar os n</text:span>úmeros dos g<text:span text:style-name="T4">r</text:span>áficos de imagens, barras e blocos) </text:p>
          </table:table-cell>
          <table:table-cell office:value-type="string" calcext:value-type="string">
            <text:p>chromium-browser /home/EdujogatiFx/JogosEducativos/Matematica/nivel3/graficos.swf</text:p>
          </table:table-cell>
          <table:table-cell table:number-columns-repeated="1022"/>
        </table:table-row>
        <table:table-row table:style-name="ro2">
          <table:table-cell table:style-name="ce2" office:value-type="string" calcext:value-type="string">
            <text:p>Localização (Localizar o animal utilizando eixo X e Y)</text:p>
          </table:table-cell>
          <table:table-cell office:value-type="string" calcext:value-type="string">
            <text:p>chromium-browser /home/EdujogatiFx/JogosEducativos/Matematica/nivel3/localizacao.swf</text:p>
          </table:table-cell>
          <table:table-cell table:number-columns-repeated="1022"/>
        </table:table-row>
        <table:table-row table:style-name="ro1">
          <table:table-cell office:value-type="string" calcext:value-type="string">
            <text:p><text:span text:style-name="T4">Mapa (</text:span>Localizar casas, igrejas, lojas andar por mapa da cidade)</text:p>
          </table:table-cell>
          <table:table-cell office:value-type="string" calcext:value-type="string">
            <text:p>chromium-browser /home/EdujogatiFx/JogosEducativos/Matematica/nivel3/mapa.swf</text:p>
          </table:table-cell>
          <table:table-cell table:number-columns-repeated="1022"/>
        </table:table-row>
        <table:table-row table:style-name="ro1">
          <table:table-cell office:value-type="string" calcext:value-type="string">
            <text:p><text:span text:style-name="T4">Multiplicação (Cli</text:span>car nos quadrados com números até atingir os valores pedidos)</text:p>
          </table:table-cell>
          <table:table-cell office:value-type="string" calcext:value-type="string">
            <text:p>chromium-browser /home/EdujogatiFx/JogosEducativos/Matematica/nivel3/multiplicacao.swf</text:p>
          </table:table-cell>
          <table:table-cell table:number-columns-repeated="1022"/>
        </table:table-row>
        <table:table-row table:style-name="ro1">
          <table:table-cell office:value-type="string" calcext:value-type="string">
            <text:p><text:span text:style-name="T4">Operação Páscoa (Localizar ovo da </text:span>páscoa<text:span text:style-name="T4"> </text:span>por meio de soma ou subtração, <text:span text:style-name="T4">usando conhecimento de linha e coluna</text:span>)<text:span text:style-name="T4"> </text:span></text:p>
          </table:table-cell>
          <table:table-cell office:value-type="string" calcext:value-type="string">
            <text:p>chromium-browser /home/EdujogatiFx/JogosEducativos/Matematica/nivel3/operacaoPascoa_005.swf</text:p>
          </table:table-cell>
          <table:table-cell table:number-columns-repeated="1022"/>
        </table:table-row>
        <table:table-row table:style-name="ro1">
          <table:table-cell office:value-type="string" calcext:value-type="string">
            <text:p><text:span text:style-name="T4">Ordenar Números (Ordenar n</text:span>úmeros até 50)</text:p>
          </table:table-cell>
          <table:table-cell office:value-type="string" calcext:value-type="string">
            <text:p>chromium-browser /home/EdujogatiFx/JogosEducativos/Matematica/nivel3/ordenar_numeros.swf</text:p>
          </table:table-cell>
          <table:table-cell table:number-columns-repeated="1022"/>
        </table:table-row>
        <table:table-row table:style-name="ro1">
          <table:table-cell office:value-type="string" calcext:value-type="string">
            <text:p><text:span text:style-name="T4">Padrões de Figura (Sequ</text:span>ência lógica)</text:p>
          </table:table-cell>
          <table:table-cell office:value-type="string" calcext:value-type="string">
            <text:p>chromium-browser /home/Edujog/homeatiFx/JogosEducativos/Matematica/nivel3/padroesdefigura.swf</text:p>
          </table:table-cell>
          <table:table-cell table:number-columns-repeated="1022"/>
        </table:table-row>
        <table:table-row table:style-name="ro1">
          <table:table-cell office:value-type="string" calcext:value-type="string">
            <text:p><text:span text:style-name="T4">Pares e ímpares (</text:span>Jogo de pular para pegar os números pedidos)</text:p>
          </table:table-cell>
          <table:table-cell office:value-type="string" calcext:value-type="string">
            <text:p>chromium-browser /home/EdujogatiFx/JogosEducativos/Matematica/nivel3/pareseimpares0.swf</text:p>
          </table:table-cell>
          <table:table-cell table:number-columns-repeated="1022"/>
        </table:table-row>
        <table:table-row table:style-name="ro1">
          <table:table-cell office:value-type="string" calcext:value-type="string">
            <text:p><text:span text:style-name="T4">Subtração (Clicar nos quad</text:span>rados com números até atingir os valores pedidos)</text:p>
          </table:table-cell>
          <table:table-cell office:value-type="string" calcext:value-type="string">
            <text:p>chromium-browser /home/EdujogatiFx/JogosEducativos/Matematica/nivel3/subtracao.swf</text:p>
          </table:table-cell>
          <table:table-cell table:number-columns-repeated="1022"/>
        </table:table-row>
        <table:table-row table:style-name="ro1">
          <table:table-cell office:value-type="string" calcext:value-type="string">
            <text:p><text:span text:style-name="T4">Tabuada (</text:span>T<text:span text:style-name="T4">abuada de </text:span>adição, subtração, multiplicação e divisão)</text:p>
          </table:table-cell>
          <table:table-cell office:value-type="string" calcext:value-type="string">
            <text:p>chromium-browser /home/EdujogatiFx/JogosEducativos/Matematica/nivel3/tabuada_0010.swf</text:p>
          </table:table-cell>
          <table:table-cell table:number-columns-repeated="1022"/>
        </table:table-row>
        <table:table-row table:style-name="ro1">
          <table:table-cell office:value-type="string" calcext:value-type="string">
            <text:p><text:span text:style-name="T4">Tabuada | Labirinto (Descobrir o caminho do gol p</text:span>assando pelas casas que contêm resultados de uma ou das duas tabuadas escolhidas pelo jogador)</text:p>
          </table:table-cell>
          <table:table-cell office:value-type="string" calcext:value-type="string">
            <text:p>chromium-browser /home/EdujogatiFx/JogosEducativos/Matematica/nivel3/tabuada-2.swf</text:p>
          </table:table-cell>
          <table:table-cell table:number-columns-repeated="1022"/>
        </table:table-row>
        <table:table-row table:style-name="ro1">
          <table:table-cell office:value-type="string" calcext:value-type="string">
            <text:p><text:span text:style-name="T4">Unidade | Dezena | Centena (Formar o valor pedi</text:span>do utilizando-se dos desenhos de valores equivalentes a unidade, dezena e centena)</text:p>
          </table:table-cell>
          <table:table-cell office:value-type="string" calcext:value-type="string">
            <text:p>chromium-browser /home/EdujogatiFx/JogosEducativos/Matematica/nivel3/unidadecentenadezena.swf</text:p>
          </table:table-cell>
          <table:table-cell table:number-columns-repeated="1022"/>
        </table:table-row>
        <table:table-row table:style-name="ro2">
          <table:table-cell table:style-name="ce2" office:value-type="string" calcext:value-type="string">
            <text:p>Subtrair e pintar (Encontrar cor adequada, por meio da subtração)</text:p>
          </table:table-cell>
          <table:table-cell office:value-type="string" calcext:value-type="string">
            <text:p>Chromium-browser /home/EdujogatiFx/JogosEducativos/Matematica/nivel3/Subtrair_e_pintar.swf</text:p>
          </table:table-cell>
          <table:table-cell table:number-columns-repeated="1022"/>
        </table:table-row>
        <table:table-row table:style-name="ro1">
          <table:table-cell office:value-type="string" calcext:value-type="string">
            <text:p><text:span text:style-name="T4">Cartelas (Formar valor pedido usando cartelas de n</text:span>úmeros disponíveis)</text:p>
          </table:table-cell>
          <table:table-cell office:value-type="string" calcext:value-type="string">
            <text:p>chromium-browser /home/EdujogatiFx/JogosEducativos/Matematica/nivel4/cartelas.swf</text:p>
          </table:table-cell>
          <table:table-cell table:number-columns-repeated="1022"/>
        </table:table-row>
        <table:table-row table:style-name="ro1">
          <table:table-cell office:value-type="string" calcext:value-type="string">
            <text:p><text:span text:style-name="T4">Decomposição (Decomp</text:span>or  números apresentados. Até 9999)</text:p>
          </table:table-cell>
          <table:table-cell office:value-type="string" calcext:value-type="string">
            <text:p>chromium-browser /home/EdujogatiFx/JogosEducativos/Matematica/nivel4/decomposicao.swf</text:p>
          </table:table-cell>
          <table:table-cell table:number-columns-repeated="1022"/>
        </table:table-row>
        <table:table-row table:style-name="ro1">
          <table:table-cell office:value-type="string" calcext:value-type="string">
            <text:p><text:span text:style-name="T4">Equações | Operações (Resolver equaç</text:span>ões; ordenar números)</text:p>
          </table:table-cell>
          <table:table-cell office:value-type="string" calcext:value-type="string">
            <text:p>chromium-browser /home/EdujogatiFx/JogosEducativos/Matematica/nivel4/equacoes_4operacoes_balanca.swf</text:p>
          </table:table-cell>
          <table:table-cell table:number-columns-repeated="1022"/>
        </table:table-row>
        <table:table-row table:style-name="ro1">
          <table:table-cell office:value-type="string" calcext:value-type="string">
            <text:p><text:span text:style-name="T4">Frações I (</text:span>E<text:span text:style-name="T4">screver fraç</text:span>ões pedidas) </text:p>
          </table:table-cell>
          <table:table-cell office:value-type="string" calcext:value-type="string">
            <text:p>chromium-browser /home/EdujogatiFx/JogosEducativos/Matematica/nivel4/fracoes01.swf</text:p>
          </table:table-cell>
          <table:table-cell table:number-columns-repeated="1022"/>
        </table:table-row>
        <table:table-row table:style-name="ro1">
          <table:table-cell office:value-type="string" calcext:value-type="string">
            <text:p><text:span text:style-name="T4">Frações II (Associar </text:span>frações numéricas e desenhos de fraçẽos)</text:p>
          </table:table-cell>
          <table:table-cell office:value-type="string" calcext:value-type="string">
            <text:p>chromium-browser /home/EdujogatiFx/JogosEducativos/Matematica/nivel4/fracoes02.swf</text:p>
          </table:table-cell>
          <table:table-cell table:number-columns-repeated="1022"/>
        </table:table-row>
        <table:table-row table:style-name="ro1">
          <table:table-cell office:value-type="string" calcext:value-type="string">
            <text:p><text:span text:style-name="T4">Frações III (Ajustar os valores de numerador e denominador, </text:span>usando cores)</text:p>
          </table:table-cell>
          <table:table-cell office:value-type="string" calcext:value-type="string">
            <text:p>chromium-browser /home/EdujogatiFx/JogosEducativos/Matematica/nivel4/fracoes03.swf</text:p>
          </table:table-cell>
          <table:table-cell table:number-columns-repeated="1022"/>
        </table:table-row>
        <table:table-row table:style-name="ro1">
          <table:table-cell office:value-type="string" calcext:value-type="string">
            <text:p><text:span text:style-name="T4">Frações IV (Relacionar figuras </text:span>e símbolos com suas frações correspondentes, frações próprias, impróprias e equivalentes)</text:p>
          </table:table-cell>
          <table:table-cell office:value-type="string" calcext:value-type="string">
            <text:p>chromium-browser /home/EdujogatiFx/JogosEducativos/Matematica/nivel4/fracoes4.swf</text:p>
          </table:table-cell>
          <table:table-cell table:number-columns-repeated="1022"/>
        </table:table-row>
        <table:table-row table:style-name="ro1">
          <table:table-cell office:value-type="string" calcext:value-type="string">
            <text:p><text:span text:style-name="T4">Gráficos </text:span>O<text:span text:style-name="T4"> (</text:span>Gráfico de aves)</text:p>
          </table:table-cell>
          <table:table-cell office:value-type="string" calcext:value-type="string">
            <text:p>chromium-browser /home/EdujogatiFx/JogosEducativos/Matematica/nivel4/graficos1.swf</text:p>
          </table:table-cell>
          <table:table-cell table:number-columns-repeated="1022"/>
        </table:table-row>
        <table:table-row table:style-name="ro1">
          <table:table-cell office:value-type="string" calcext:value-type="string">
            <text:p><text:span text:style-name="T4">Gráficos II (</text:span>Interpretar gráficos, além de trabalhar noção de colunas e linhas)</text:p>
          </table:table-cell>
          <table:table-cell office:value-type="string" calcext:value-type="string">
            <text:p>chromium-browser /home/EdujogatiFx/JogosEducativos/Matematica/nivel4/graficos1b.swf</text:p>
          </table:table-cell>
          <table:table-cell table:number-columns-repeated="1022"/>
        </table:table-row>
        <table:table-row table:style-name="ro1">
          <table:table-cell office:value-type="string" calcext:value-type="string">
            <text:p><text:span text:style-name="T4">Horas | Relógio </text:span>(Acertar hora do relógio analógico pelo digital)</text:p>
          </table:table-cell>
          <table:table-cell office:value-type="string" calcext:value-type="string">
            <text:p>chromium-browser /home/EdujogatiFx/JogosEducativos/Matematica/nivel4/horas.swf</text:p>
          </table:table-cell>
          <table:table-cell table:number-columns-repeated="1022"/>
        </table:table-row>
        <table:table-row table:style-name="ro1">
          <table:table-cell office:value-type="string" calcext:value-type="string">
            <text:p><text:span text:style-name="T4">Ler Num Grande (Escrever</text:span>, decompôr e ordenar números grandes)</text:p>
          </table:table-cell>
          <table:table-cell office:value-type="string" calcext:value-type="string">
            <text:p>chromium-browser /home/EdujogatiFx/JogosEducativos/Matematica/nivel4/lernumeros grandes.swf</text:p>
          </table:table-cell>
          <table:table-cell table:number-columns-repeated="1022"/>
        </table:table-row>
        <table:table-row table:style-name="ro1">
          <table:table-cell office:value-type="string" calcext:value-type="string">
            <text:p><text:span text:style-name="T4">Material Dourado I (Representar </text:span>com material dourado <text:span text:style-name="T4">o n</text:span>úmero pedido)</text:p>
          </table:table-cell>
          <table:table-cell office:value-type="string" calcext:value-type="string">
            <text:p>chromium-browser /home/EdujogatiFx/JogosEducativos/Matematica/nivel4/material_dourado1.swf</text:p>
          </table:table-cell>
          <table:table-cell table:number-columns-repeated="1022"/>
        </table:table-row>
        <table:table-row table:style-name="ro1">
          <table:table-cell office:value-type="string" calcext:value-type="string">
            <text:p><text:span text:style-name="T4">Material Dourado II (Sortear um n</text:span>úmero, adcioná-lo a outro número, e representar o resultado usando o material dourado)</text:p>
          </table:table-cell>
          <table:table-cell office:value-type="string" calcext:value-type="string">
            <text:p>chromium-browser /home/EdujogatiFx/JogosEducativos/Matematica/nivel4/material_dourado2.swf</text:p>
          </table:table-cell>
          <table:table-cell table:number-columns-repeated="1022"/>
        </table:table-row>
        <table:table-row table:style-name="ro1">
          <table:table-cell office:value-type="string" calcext:value-type="string">
            <text:p><text:span text:style-name="T4">Polígonos (Identificaç</text:span>ão e explanação de polígonos)</text:p>
          </table:table-cell>
          <table:table-cell office:value-type="string" calcext:value-type="string">
            <text:p>chromium-browser /home/EdujogatiFx/JogosEducativos/Matematica/nivel4/poligonos.swf</text:p>
          </table:table-cell>
          <table:table-cell table:number-columns-repeated="1022"/>
        </table:table-row>
        <table:table-row table:style-name="ro2">
          <table:table-cell table:style-name="ce2" office:value-type="string" calcext:value-type="string">
            <text:p>Caixa (Jogar dados e somar os valores, escolhendo as casas que representam os mesmos, o objetivo é fechar o maior número de casas possível, trabalha Adição e Subtração com números até 50)</text:p>
          </table:table-cell>
          <table:table-cell office:value-type="string" calcext:value-type="string">
            <text:p>chromium-browser /home/EdujogatiFx/JogosEducativos/Matematica/nivel4/201_caixa.swf</text:p>
          </table:table-cell>
          <table:table-cell table:number-columns-repeated="1022"/>
        </table:table-row>
        <table:table-row table:style-name="ro1">
          <table:table-cell office:value-type="string" calcext:value-type="string">
            <text:p><text:span text:style-name="T4">Área I</text:span> (Calcular áreas de figuras, em cm2, Hectares e km)</text:p>
          </table:table-cell>
          <table:table-cell office:value-type="string" calcext:value-type="string">
            <text:p>chromium-browser /home/EdujogatiFx/JogosEducativos/Matematica/nivel5/area_ha-km2-campos.swf</text:p>
          </table:table-cell>
          <table:table-cell table:number-columns-repeated="1022"/>
        </table:table-row>
        <table:table-row table:style-name="ro1">
          <table:table-cell office:value-type="string" calcext:value-type="string">
            <text:p><text:span text:style-name="T4">Área II (Calcular </text:span>á<text:span text:style-name="T4">reas, em</text:span> cm2 e m2)</text:p>
          </table:table-cell>
          <table:table-cell office:value-type="string" calcext:value-type="string">
            <text:p>chromium-browser /home/EdujogatiFx/JogosEducativos/Matematica/nivel5/area_selos.e.campos.swf</text:p>
          </table:table-cell>
          <table:table-cell table:number-columns-repeated="1022"/>
        </table:table-row>
        <table:table-row table:style-name="ro1">
          <table:table-cell office:value-type="string" calcext:value-type="string">
            <text:p><text:span text:style-name="T4">Divisão I (Divis</text:span>ão utilizando desenhos; divisão sem resto, com resto)</text:p>
          </table:table-cell>
          <table:table-cell office:value-type="string" calcext:value-type="string">
            <text:p>chromium-browser /home/EdujogatiFx/JogosEducativos/Matematica/nivel5/divisao.swf</text:p>
          </table:table-cell>
          <table:table-cell table:number-columns-repeated="1022"/>
        </table:table-row>
        <table:table-row table:style-name="ro1">
          <table:table-cell office:value-type="string" calcext:value-type="string">
            <text:p><text:span text:style-name="T4">Divisão II (Divis</text:span>ão com 3, 4, 5 e 6 algarismos; divisão por 10 e por 100) </text:p>
          </table:table-cell>
          <table:table-cell office:value-type="string" calcext:value-type="string">
            <text:p>chromium-browser /home/EdujogatiFx/JogosEducativos/Matematica/nivel5/divisao_por1-2-3-4-5digit.swf</text:p>
          </table:table-cell>
          <table:table-cell table:number-columns-repeated="1022"/>
        </table:table-row>
        <table:table-row table:style-name="ro1">
          <table:table-cell office:value-type="string" calcext:value-type="string">
            <text:p><text:span text:style-name="T4">Dobradura </text:span>(Apontar como ficará um papel se dobrado conforme mostrado em tela)</text:p>
          </table:table-cell>
          <table:table-cell office:value-type="string" calcext:value-type="string">
            <text:p>chromium-browser /home/EdujogatiFx/JogosEducativos/Matematica/nivel5/Dobradura.swf</text:p>
          </table:table-cell>
          <table:table-cell table:number-columns-repeated="1022"/>
        </table:table-row>
        <table:table-row table:style-name="ro1">
          <table:table-cell office:value-type="string" calcext:value-type="string">
            <text:p><text:span text:style-name="T4">Escalas (</text:span>Explanação sobre escala, atividades utilizando mapas)</text:p>
          </table:table-cell>
          <table:table-cell office:value-type="string" calcext:value-type="string">
            <text:p>chromium-browser /home/EdujogatiFx/JogosEducativos/Matematica/nivel5/escalas.swf</text:p>
          </table:table-cell>
          <table:table-cell table:number-columns-repeated="1022"/>
        </table:table-row>
        <table:table-row table:style-name="ro1">
          <table:table-cell office:value-type="string" calcext:value-type="string">
            <text:p><text:span text:style-name="T4">Frações I (Fraç</text:span>ões de figuras; ordenar frações; frações equivalentes, comparar frações em maior ou menor, números mistos, frações décimas, centésimas )</text:p>
          </table:table-cell>
          <table:table-cell office:value-type="string" calcext:value-type="string">
            <text:p>chromium-browser /home/EdujogatiFx/JogosEducativos/Matematica/nivel5/fracoes2.swf</text:p>
          </table:table-cell>
          <table:table-cell table:number-columns-repeated="1022"/>
        </table:table-row>
        <table:table-row table:style-name="ro1">
          <table:table-cell office:value-type="string" calcext:value-type="string">
            <text:p><text:span text:style-name="T4">Frações II (</text:span>(Frações de figuras; ordenar frações; frações equivalentes, comparar frações em maior ou menor, números mistos, frações décimas, centésimas )</text:p>
          </table:table-cell>
          <table:table-cell office:value-type="string" calcext:value-type="string">
            <text:p>chromium-browser /home/EdujogatiFx/JogosEducativos/Matematica/nivel5/fracoes3.swf</text:p>
          </table:table-cell>
          <table:table-cell table:number-columns-repeated="1022"/>
        </table:table-row>
        <table:table-row table:style-name="ro1">
          <table:table-cell office:value-type="string" calcext:value-type="string">
            <text:p><text:span text:style-name="T4">Funções (Funç</text:span>ões, regras em tabela)</text:p>
          </table:table-cell>
          <table:table-cell office:value-type="string" calcext:value-type="string">
            <text:p>chromium-browser /home/EdujogatiFx/JogosEducativos/Matematica/nivel5/funcoes_rules-tables2.swf</text:p>
          </table:table-cell>
          <table:table-cell table:number-columns-repeated="1022"/>
        </table:table-row>
        <table:table-row table:style-name="ro1">
          <table:table-cell office:value-type="string" calcext:value-type="string">
            <text:p><text:span text:style-name="T4">Qual a Regra (Sequ</text:span>ências (padrões); completar sequência numéricas; criar próprias regras e sequências)</text:p>
          </table:table-cell>
          <table:table-cell office:value-type="string" calcext:value-type="string">
            <text:p>chromium-browser /home/EdujogatiFx/JogosEducativos/Matematica/nivel5/qualearegra.swf</text:p>
          </table:table-cell>
          <table:table-cell table:number-columns-repeated="1022"/>
        </table:table-row>
        <table:table-row table:style-name="ro1">
          <table:table-cell office:value-type="string" calcext:value-type="string">
            <text:p><text:span text:style-name="T4">Regra em Tabelas (comp</text:span>letar sequências numéricas obedecendo regras)</text:p>
          </table:table-cell>
          <table:table-cell office:value-type="string" calcext:value-type="string">
            <text:p>chromium-browser /home/EdujogatiFx/JogosEducativos/Matematica/nivel5/regraemtabelas.swf</text:p>
          </table:table-cell>
          <table:table-cell table:number-columns-repeated="1022"/>
        </table:table-row>
        <table:table-row table:style-name="ro1">
          <table:table-cell office:value-type="string" calcext:value-type="string">
            <text:p><text:span text:style-name="T4">Regularidades I (</text:span>Escolher <text:span text:style-name="T4">regra e </text:span>completar regularidade criada)</text:p>
          </table:table-cell>
          <table:table-cell office:value-type="string" calcext:value-type="string">
            <text:p>chromium-browser /home/EdujogatiFx/JogosEducativos/Matematica/nivel5/regularidades.swf</text:p>
          </table:table-cell>
          <table:table-cell table:number-columns-repeated="1022"/>
        </table:table-row>
        <table:table-row table:style-name="ro1">
          <table:table-cell office:value-type="string" calcext:value-type="string">
            <text:p><text:span text:style-name="T4">Regularidades II (Completar regularid</text:span>ade de 5 em 5; completar regularidade de 5 em 5 (-)</text:p>
          </table:table-cell>
          <table:table-cell office:value-type="string" calcext:value-type="string">
            <text:p>chromium-browser /home/EdujogatiFx/JogosEducativos/Matematica/nivel5/regularidades_de.5em5.swf</text:p>
          </table:table-cell>
          <table:table-cell table:number-columns-repeated="1022"/>
        </table:table-row>
        <table:table-row table:style-name="ro1">
          <table:table-cell office:value-type="string" calcext:value-type="string">
            <text:p><text:span text:style-name="T4">Num Romanos I (Associaç</text:span>ão de números romanos e indo-arábicos)</text:p>
          </table:table-cell>
          <table:table-cell office:value-type="string" calcext:value-type="string">
            <text:p>chromium-browser /home/EdujogatiFx/JogosEducativos/Matematica/nivel5/RomanoCirculos.swf</text:p>
          </table:table-cell>
          <table:table-cell table:number-columns-repeated="1022"/>
        </table:table-row>
        <table:table-row table:style-name="ro1">
          <table:table-cell office:value-type="string" calcext:value-type="string">
            <text:p><text:span text:style-name="T4">Num Romanos II </text:span>(Associação de números romanos e indo-arábicos)</text:p>
          </table:table-cell>
          <table:table-cell office:value-type="string" calcext:value-type="string">
            <text:p>chromium-browser /home/EdujogatiFx/JogosEducativos/Matematica/nivel5/RomanoFormas.swf</text:p>
          </table:table-cell>
          <table:table-cell table:number-columns-repeated="1022"/>
        </table:table-row>
        <table:table-row table:style-name="ro1">
          <table:table-cell office:value-type="string" calcext:value-type="string">
            <text:p><text:span text:style-name="T4">Num Romanos III (Acertar hor</text:span>as em relógio com números romanos)</text:p>
          </table:table-cell>
          <table:table-cell office:value-type="string" calcext:value-type="string">
            <text:p>chromium-browser /home/EdujogatiFx/JogosEducativos/Matematica/nivel5/RomanoHoras.swf</text:p>
          </table:table-cell>
          <table:table-cell table:number-columns-repeated="1022"/>
        </table:table-row>
        <table:table-row table:style-name="ro1">
          <table:table-cell office:value-type="string" calcext:value-type="string">
            <text:p><text:span text:style-name="T4">Volume I (</text:span>Cubos e centímetros cúbicos (cm3))</text:p>
          </table:table-cell>
          <table:table-cell office:value-type="string" calcext:value-type="string">
            <text:p>chromium-browser /home/EdujogatiFx/JogosEducativos/Matematica/nivel5/volume_quantos-cubos2.swf</text:p>
          </table:table-cell>
          <table:table-cell table:number-columns-repeated="1022"/>
        </table:table-row>
        <table:table-row table:style-name="ro1">
          <table:table-cell office:value-type="string" calcext:value-type="string">
            <text:p><text:span text:style-name="T4">Volume II (Cent</text:span>ímetros cúbicos (cm3), ml, metros cúbicos (m3))</text:p>
          </table:table-cell>
          <table:table-cell office:value-type="string" calcext:value-type="string">
            <text:p>chromium-browser /home/EdujogatiFx/JogosEducativos/Matematica/nivel5/volumes.com-centim3.swf</text:p>
          </table:table-cell>
          <table:table-cell table:number-columns-repeated="1022"/>
        </table:table-row>
        <table:table-row table:style-name="ro1">
          <table:table-cell office:value-type="string" calcext:value-type="string">
            <text:p><text:span text:style-name="T4">Achar América do Sul (</text:span>Localizar no mapa capitais, sorteadas pelo computador, dos países da América do Sul)</text:p>
          </table:table-cell>
          <table:table-cell office:value-type="string" calcext:value-type="string">
            <text:p>chromium-browser /home/EdujogatiFx/JogosEducativos/Geografia/achar_americadosul_c.swf</text:p>
          </table:table-cell>
          <table:table-cell table:number-columns-repeated="1022"/>
        </table:table-row>
        <table:table-row table:style-name="ro1">
          <table:table-cell office:value-type="string" calcext:value-type="string">
            <text:p><text:span text:style-name="T4">Achar Capitais do Brasil (Localizar no mapa capitais, sorteadas pelo computador, do B</text:span>rasil)</text:p>
          </table:table-cell>
          <table:table-cell office:value-type="string" calcext:value-type="string">
            <text:p>chromium-browser /home/EdujogatiFx/JogosEducativos/Geografia/achar_capitais.swf</text:p>
          </table:table-cell>
          <table:table-cell table:number-columns-repeated="1022"/>
        </table:table-row>
        <table:table-row table:style-name="ro1">
          <table:table-cell office:value-type="string" calcext:value-type="string">
            <text:p><text:span text:style-name="T4">Achar Estados do Brasil (Localizar no mapa</text:span> Estados, sorteados pelo computador, do Brasil)</text:p>
          </table:table-cell>
          <table:table-cell office:value-type="string" calcext:value-type="string">
            <text:p>chromium-browser /home/EdujogatiFx/JogosEducativos/Geografia/achar_estados.swf</text:p>
          </table:table-cell>
          <table:table-cell table:number-columns-repeated="1022"/>
        </table:table-row>
        <table:table-row table:style-name="ro1">
          <table:table-cell office:value-type="string" calcext:value-type="string">
            <text:p><text:span text:style-name="T4">Américas (Organizar quebra</text:span>-<text:span text:style-name="T4">cabeças, dos mapas das </text:span>Américas do norte, central e sul)</text:p>
          </table:table-cell>
          <table:table-cell office:value-type="string" calcext:value-type="string">
            <text:p>chromium-browser /home/EdujogatiFx/JogosEducativos/Geografia/americas.swf</text:p>
          </table:table-cell>
          <table:table-cell table:number-columns-repeated="1022"/>
        </table:table-row>
        <table:table-row table:style-name="ro1">
          <table:table-cell office:value-type="string" calcext:value-type="string">
            <text:p><text:span text:style-name="T4">Bandeiras do Brasil (Associar </text:span>bandeiras aos nomes dos estados à que pertencem)</text:p>
          </table:table-cell>
          <table:table-cell office:value-type="string" calcext:value-type="string">
            <text:p>chromium-browser /home/EdujogatiFx/JogosEducativos/Geografia/bandeirasdobrasil.swf</text:p>
          </table:table-cell>
          <table:table-cell table:number-columns-repeated="1022"/>
        </table:table-row>
        <table:table-row table:style-name="ro1">
          <table:table-cell office:value-type="string" calcext:value-type="string">
            <text:p><text:span text:style-name="T4">Coordenadas Geográficas (Enco</text:span>ntrar no mapa Mundi, as coordenadas pedidas pelo computador)<text:span text:style-name="T4"> </text:span></text:p>
          </table:table-cell>
          <table:table-cell office:value-type="string" calcext:value-type="string">
            <text:p>chromium-browser /home/EdujogatiFx/JogosEducativos/Geografia/coordenadasgeograficas.swf</text:p>
          </table:table-cell>
          <table:table-cell table:number-columns-repeated="1022"/>
        </table:table-row>
        <table:table-row table:style-name="ro1">
          <table:table-cell office:value-type="string" calcext:value-type="string">
            <text:p><text:span text:style-name="T4">Estações do Ano I (Caça palavras d</text:span>os nomes das quatro estações do ano)</text:p>
          </table:table-cell>
          <table:table-cell office:value-type="string" calcext:value-type="string">
            <text:p>chromium-browser /home/EdujogatiFx/JogosEducativos/Geografia/estacoesdoano.swf</text:p>
          </table:table-cell>
          <table:table-cell table:number-columns-repeated="1022"/>
        </table:table-row>
        <table:table-row table:style-name="ro1">
          <table:table-cell office:value-type="string" calcext:value-type="string">
            <text:p><text:span text:style-name="T4">Estações do Ano II</text:span> (Explanação sobre como ocorre as estações do ano)</text:p>
          </table:table-cell>
          <table:table-cell office:value-type="string" calcext:value-type="string">
            <text:p>chromium-browser /home/EdujogatiFx/JogosEducativos/Geografia/estacoes.swf</text:p>
          </table:table-cell>
          <table:table-cell table:number-columns-repeated="1022"/>
        </table:table-row>
        <table:table-row table:style-name="ro1">
          <table:table-cell office:value-type="string" calcext:value-type="string">
            <text:p><text:span text:style-name="T4">Fuso Horários (Explanaç</text:span>ão sobre os fusos horários)</text:p>
          </table:table-cell>
          <table:table-cell office:value-type="string" calcext:value-type="string">
            <text:p>chromium-browser /home/EdujogatiFx/JogosEducativos/Geografia/fusoshorarios.swf</text:p>
          </table:table-cell>
          <table:table-cell table:number-columns-repeated="1022"/>
        </table:table-row>
        <table:table-row table:style-name="ro1">
          <table:table-cell office:value-type="string" calcext:value-type="string">
            <text:p><text:span text:style-name="T4">Jogo da Forca </text:span>(Jogo da forca dos estados Brasileiros)</text:p>
          </table:table-cell>
          <table:table-cell office:value-type="string" calcext:value-type="string">
            <text:p>chromium-browser /home/EdujogatiFx/JogosEducativos/Geografia/Jogoforca.swf</text:p>
          </table:table-cell>
          <table:table-cell table:number-columns-repeated="1022"/>
        </table:table-row>
        <table:table-row table:style-name="ro1">
          <table:table-cell office:value-type="string" calcext:value-type="string">
            <text:p><text:span text:style-name="T4">Mapa América do Sul (Quebra-cabeça da </text:span>A<text:span text:style-name="T4">m</text:span>érica do Sul, organizar mapa)</text:p>
          </table:table-cell>
          <table:table-cell office:value-type="string" calcext:value-type="string">
            <text:p>chromium-browser /home/EdujogatiFx/JogosEducativos/Geografia/m_americadosul.swf</text:p>
          </table:table-cell>
          <table:table-cell table:number-columns-repeated="1022"/>
        </table:table-row>
        <table:table-row table:style-name="ro2">
          <table:table-cell table:style-name="ce2" office:value-type="string" calcext:value-type="string">
            <text:p>Mapa Brasil I (Organizar mapa do Brasil por estado)</text:p>
          </table:table-cell>
          <table:table-cell office:value-type="string" calcext:value-type="string">
            <text:p>chromium-browser /home/EdujogatiFx/JogosEducativos/Geografia/mapa_do_brasil.swf</text:p>
          </table:table-cell>
          <table:table-cell table:number-columns-repeated="1022"/>
        </table:table-row>
        <table:table-row table:style-name="ro2">
          <table:table-cell table:style-name="ce2" office:value-type="string" calcext:value-type="string">
            <text:p>Mapa Brasil II (Organizar mapa do Brasil por estado)</text:p>
          </table:table-cell>
          <table:table-cell office:value-type="string" calcext:value-type="string">
            <text:p>chromium-browser /home/EdujogatiFx/JogosEducativos/Geografia/mapabrasil.swf</text:p>
          </table:table-cell>
          <table:table-cell table:number-columns-repeated="1022"/>
        </table:table-row>
        <table:table-row table:style-name="ro1">
          <table:table-cell office:value-type="string" calcext:value-type="string">
            <text:p><text:span text:style-name="T4">Mapa Brasil III (Quebra</text:span>-cabeça do mapa do Brasil, organizar mapa do Brasil por estado)</text:p>
          </table:table-cell>
          <table:table-cell office:value-type="string" calcext:value-type="string">
            <text:p>chromium-browser /home/EdujogatiFx/JogosEducativos/Geografia/mapabrasil2.swf</text:p>
          </table:table-cell>
          <table:table-cell table:number-columns-repeated="1022"/>
        </table:table-row>
        <table:table-row table:style-name="ro2">
          <table:table-cell table:style-name="ce2" office:value-type="string" calcext:value-type="string">
            <text:p>Mapa Brasil IV (Organizar mapa do Brasil)</text:p>
          </table:table-cell>
          <table:table-cell office:value-type="string" calcext:value-type="string">
            <text:p>chromium-browser /home/EdujogatiFx/JogosEducativos/Geografia/mapabrasil3.swf</text:p>
          </table:table-cell>
          <table:table-cell table:number-columns-repeated="1022"/>
        </table:table-row>
        <table:table-row table:style-name="ro1">
          <table:table-cell office:value-type="string" calcext:value-type="string">
            <text:p><text:span text:style-name="T4">Mapa Brasil V</text:span>(Organizar mapa do Brasil por região)</text:p>
          </table:table-cell>
          <table:table-cell office:value-type="string" calcext:value-type="string">
            <text:p>chromium-browser /home/EdujogatiFx/JogosEducativos/Geografia/mapabrasil4.swf</text:p>
          </table:table-cell>
          <table:table-cell table:number-columns-repeated="1022"/>
        </table:table-row>
        <table:table-row table:style-name="ro1">
          <table:table-cell office:value-type="string" calcext:value-type="string">
            <text:p><text:span text:style-name="T4">Movimentos da Terra (Exp</text:span>lanação sobre o movimento da terra: Rotação e Translação)</text:p>
          </table:table-cell>
          <table:table-cell office:value-type="string" calcext:value-type="string">
            <text:p>chromium-browser /home/EdujogatiFx/JogosEducativos/Geografia/movimentosdaterra.swf</text:p>
          </table:table-cell>
          <table:table-cell table:number-columns-repeated="1022"/>
        </table:table-row>
        <table:table-row table:style-name="ro1">
          <table:table-cell office:value-type="string" calcext:value-type="string">
            <text:p><text:span text:style-name="T4">Papagaio Brasil (</text:span>Acertar os nomes das capitais dos estados do Brasil e onde se localizam no mapa)</text:p>
          </table:table-cell>
          <table:table-cell office:value-type="string" calcext:value-type="string">
            <text:p>chromium-browser /home/EdujogatiFx/JogosEducativos/Geografia/papagaioBrasil_0007.swf</text:p>
          </table:table-cell>
          <table:table-cell table:number-columns-repeated="1022"/>
        </table:table-row>
        <table:table-row table:style-name="ro1">
          <table:table-cell office:value-type="string" calcext:value-type="string">
            <text:p>Rede <text:span text:style-name="T4">Geografi</text:span>ca <text:span text:style-name="T4">(Exp</text:span>lanação sobre <text:span text:style-name="T4">R</text:span>edes e coordenadas geográficas, paralelos, meridianos, latitude e longitude)</text:p>
          </table:table-cell>
          <table:table-cell office:value-type="string" calcext:value-type="string">
            <text:p>chromium-browser /home/EdujogatiFx/JogosEducativos/Geografia/redes.swf</text:p>
          </table:table-cell>
          <table:table-cell table:number-columns-repeated="1022"/>
        </table:table-row>
        <table:table-row table:style-name="ro1">
          <table:table-cell office:value-type="string" calcext:value-type="string">
            <text:p><text:span text:style-name="T4">Sistema Sola</text:span>r (Organizar os planetas do sistema solar)</text:p>
          </table:table-cell>
          <table:table-cell office:value-type="string" calcext:value-type="string">
            <text:p>chromium-browser /home/EdujogatiFx/JogosEducativos/Geografia/sistemasolar.swf</text:p>
          </table:table-cell>
          <table:table-cell table:number-columns-repeated="1022"/>
        </table:table-row>
        <table:table-row table:style-name="ro1">
          <table:table-cell office:value-type="string" calcext:value-type="string">
            <text:p><text:span text:style-name="T4">Caça Palavras I (</text:span>Caça palavras com alguns animais)</text:p>
          </table:table-cell>
          <table:table-cell office:value-type="string" calcext:value-type="string">
            <text:p>chromium-browser /home/EdujogatiFx/JogosEducativos/Ciencia/nivel1/142_caca03.swf</text:p>
          </table:table-cell>
          <table:table-cell table:number-columns-repeated="1022"/>
        </table:table-row>
        <table:table-row table:style-name="ro1">
          <table:table-cell office:value-type="string" calcext:value-type="string">
            <text:p><text:span text:style-name="T4">Caça Palavras II (Caça palavras d</text:span>a fotossíntese)</text:p>
          </table:table-cell>
          <table:table-cell office:value-type="string" calcext:value-type="string">
            <text:p>chromium-browser /home/EdujogatiFx/JogosEducativos/Ciencia/nivel1/143_caca04.swf</text:p>
          </table:table-cell>
          <table:table-cell table:number-columns-repeated="1022"/>
        </table:table-row>
        <table:table-row table:style-name="ro1">
          <table:table-cell office:value-type="string" calcext:value-type="string">
            <text:p><text:span text:style-name="T4">Caça Palavras III (Caça pala</text:span>vras de palavras relacionada ao meio ambiente)</text:p>
          </table:table-cell>
          <table:table-cell office:value-type="string" calcext:value-type="string">
            <text:p>chromium-browser /home/EdujogatiFx/JogosEducativos/Ciencia/nivel1/caca_palavras.swf</text:p>
          </table:table-cell>
          <table:table-cell table:number-columns-repeated="1022"/>
        </table:table-row>
        <table:table-row table:style-name="ro1">
          <table:table-cell office:value-type="string" calcext:value-type="string">
            <text:p><text:span text:style-name="T4">Coleta Seletiva (Explanaç</text:span>ão sobre lixo e coleta seletiva, atividade de separação do lixo) </text:p>
          </table:table-cell>
          <table:table-cell office:value-type="string" calcext:value-type="string">
            <text:p>chromium-browser /home/EdujogatiFx/JogosEducativos/Ciencia/nivel1/coletaSeletiva_0008.swf</text:p>
          </table:table-cell>
          <table:table-cell table:number-columns-repeated="1022"/>
        </table:table-row>
        <table:table-row table:style-name="ro1">
          <table:table-cell office:value-type="string" calcext:value-type="string">
            <text:p><text:span text:style-name="T4">Corpo Humano I (Clicar nas partes do corpo que </text:span>é pedida pelo computador)</text:p>
          </table:table-cell>
          <table:table-cell office:value-type="string" calcext:value-type="string">
            <text:p>chromium-browser /home/EdujogatiFx/JogosEducativos/Ciencia/nivel1/corpoHumano_portugues_0005.swf</text:p>
          </table:table-cell>
          <table:table-cell table:number-columns-repeated="1022"/>
        </table:table-row>
        <table:table-row table:style-name="ro1">
          <table:table-cell office:value-type="string" calcext:value-type="string">
            <text:p><text:span text:style-name="T4">Corpo Humano II (A</text:span>ssociar nome das partes do corpo com as imagens das mesmas)</text:p>
          </table:table-cell>
          <table:table-cell office:value-type="string" calcext:value-type="string">
            <text:p>chromium-browser /home/EdujogatiFx/JogosEducativos/Ciencia/nivel1/corpohumanoarrastar.swf</text:p>
          </table:table-cell>
          <table:table-cell table:number-columns-repeated="1022"/>
        </table:table-row>
        <table:table-row table:style-name="ro1">
          <table:table-cell office:value-type="string" calcext:value-type="string">
            <text:p><text:span text:style-name="T4">Nome dos Alimentos I (Associar nomes dos al</text:span>imentos com as imagens das mesmas)</text:p>
          </table:table-cell>
          <table:table-cell office:value-type="string" calcext:value-type="string">
            <text:p>chromium-browser /home/EdujogatiFx/JogosEducativos/Ciencia/nivel1/nome_alimentos.swf</text:p>
          </table:table-cell>
          <table:table-cell table:number-columns-repeated="1022"/>
        </table:table-row>
        <table:table-row table:style-name="ro1">
          <table:table-cell office:value-type="string" calcext:value-type="string">
            <text:p><text:span text:style-name="T4">Nome dos Alimentos II (Organizar</text:span> letras para formar os nomes dos alimentos da imagem mostrada) </text:p>
          </table:table-cell>
          <table:table-cell office:value-type="string" calcext:value-type="string">
            <text:p>chromium-browser /home/EdujogatiFx/JogosEducativos/Ciencia/nivel1/nomealimentos.swf</text:p>
          </table:table-cell>
          <table:table-cell table:number-columns-repeated="1022"/>
        </table:table-row>
        <table:table-row table:style-name="ro1">
          <table:table-cell office:value-type="string" calcext:value-type="string">
            <text:p><text:span text:style-name="T4">Célula Animal I (Exploraç</text:span>ão da célula animal, com informações e expĺicações sobre cada parte)</text:p>
          </table:table-cell>
          <table:table-cell office:value-type="string" calcext:value-type="string">
            <text:p>chromium-browser /home/EdujogatiFx/JogosEducativos/Ciencia/nivel2/celula_animal1.swf</text:p>
          </table:table-cell>
          <table:table-cell table:number-columns-repeated="1022"/>
        </table:table-row>
        <table:table-row table:style-name="ro1">
          <table:table-cell office:value-type="string" calcext:value-type="string">
            <text:p><text:span text:style-name="T4">Célula Animal II (</text:span>A<text:span text:style-name="T4">ssociar as partes das c</text:span>élulas com sua descrição)</text:p>
          </table:table-cell>
          <table:table-cell office:value-type="string" calcext:value-type="string">
            <text:p>chromium-browser /home/EdujogatiFx/JogosEducativos/Ciencia/nivel2/celula_animal2.swf</text:p>
          </table:table-cell>
          <table:table-cell table:number-columns-repeated="1022"/>
        </table:table-row>
        <table:table-row table:style-name="ro1">
          <table:table-cell office:value-type="string" calcext:value-type="string">
            <text:p><text:span text:style-name="T4">Ciclo da água I (Expl</text:span>oração do ciclo da água por meio de imagem)</text:p>
          </table:table-cell>
          <table:table-cell office:value-type="string" calcext:value-type="string">
            <text:p>chromium-browser /home/EdujogatiFx/JogosEducativos/Ciencia/nivel2/cicloagua.swf</text:p>
          </table:table-cell>
          <table:table-cell table:number-columns-repeated="1022"/>
        </table:table-row>
        <table:table-row table:style-name="ro1">
          <table:table-cell office:value-type="string" calcext:value-type="string">
            <text:p><text:span text:style-name="T4">Ciclo da água II </text:span>(Acontecimentos às imagens do ciclo da água)</text:p>
          </table:table-cell>
          <table:table-cell office:value-type="string" calcext:value-type="string">
            <text:p>chromium-browser /home/EdujogatiFx/JogosEducativos/Ciencia/nivel2/ciclodaagua002.swf</text:p>
          </table:table-cell>
          <table:table-cell table:number-columns-repeated="1022"/>
        </table:table-row>
        <table:table-row table:style-name="ro1">
          <table:table-cell office:value-type="string" calcext:value-type="string">
            <text:p><text:span text:style-name="T4">Ciclo da água III (</text:span>Explanação sobre o ciclo da água</text:p>
          </table:table-cell>
          <table:table-cell office:value-type="string" calcext:value-type="string">
            <text:p>chromium-browser /home/EdujogatiFx/JogosEducativos/Ciencia/nivel2/ciclodoagua3.swf</text:p>
          </table:table-cell>
          <table:table-cell table:number-columns-repeated="1022"/>
        </table:table-row>
        <table:table-row table:style-name="ro1">
          <table:table-cell office:value-type="string" calcext:value-type="string">
            <text:p><text:span text:style-name="T4">Corpo Humano I </text:span>(Explorar órgãos do corpo Humano, pulmões, fígado, etc.)</text:p>
          </table:table-cell>
          <table:table-cell office:value-type="string" calcext:value-type="string">
            <text:p>chromium-browser /home/EdujogatiFx/JogosEducativos/Ciencia/nivel2/corpo-humano.swf</text:p>
          </table:table-cell>
          <table:table-cell table:number-columns-repeated="1022"/>
        </table:table-row>
        <table:table-row table:style-name="ro1">
          <table:table-cell office:value-type="string" calcext:value-type="string">
            <text:p><text:span text:style-name="T4">Corpo Humano II (</text:span>Explorar órgãos do corpo Humano, pulmões, fígado, etc.)</text:p>
          </table:table-cell>
          <table:table-cell office:value-type="string" calcext:value-type="string">
            <text:p>chromium-browser /home/EdujogatiFx/JogosEducativos/Ciencia/nivel2/corpo-humano2.swf</text:p>
          </table:table-cell>
          <table:table-cell table:number-columns-repeated="1022"/>
        </table:table-row>
        <table:table-row table:style-name="ro1">
          <table:table-cell office:value-type="string" calcext:value-type="string">
            <text:p><text:span text:style-name="T4">Cuidados com Energia (Dicas para evitar acidentes com energia el</text:span>étrica)</text:p>
          </table:table-cell>
          <table:table-cell office:value-type="string" calcext:value-type="string">
            <text:p>chromium-browser /home/EdujogatiFx/JogosEducativos/Ciencia/nivel2/cuidados_energia.swf</text:p>
          </table:table-cell>
          <table:table-cell table:number-columns-repeated="1022"/>
        </table:table-row>
        <table:table-row table:style-name="ro1">
          <table:table-cell office:value-type="string" calcext:value-type="string">
            <text:p><text:span text:style-name="T4">Curiosidades (Dicas para </text:span>economia de água e preservação do meio ambiente)</text:p>
          </table:table-cell>
          <table:table-cell office:value-type="string" calcext:value-type="string">
            <text:p>chromium-browser /home/EdujogatiFx/JogosEducativos/Ciencia/nivel2/curiosidades.swf</text:p>
          </table:table-cell>
          <table:table-cell table:number-columns-repeated="1022"/>
        </table:table-row>
        <table:table-row table:style-name="ro2">
          <table:table-cell table:style-name="ce2" office:value-type="string" calcext:value-type="string">
            <text:p>Esqueleto I (Montar o esqueleto Humano)</text:p>
          </table:table-cell>
          <table:table-cell office:value-type="string" calcext:value-type="string">
            <text:p>chromium-browser /home/EdujogatiFx/JogosEducativos/Ciencia/nivel2/Esqueleto.swf</text:p>
          </table:table-cell>
          <table:table-cell table:number-columns-repeated="1022"/>
        </table:table-row>
        <table:table-row table:style-name="ro1">
          <table:table-cell office:value-type="string" calcext:value-type="string">
            <text:p><text:span text:style-name="T4">Esqueleto II (Identificaç</text:span>ão das partes do esqueleto humano)</text:p>
          </table:table-cell>
          <table:table-cell office:value-type="string" calcext:value-type="string">
            <text:p>chromium-browser /home/EdujogatiFx/JogosEducativos/Ciencia/nivel2/esqueleto2.swf</text:p>
          </table:table-cell>
          <table:table-cell table:number-columns-repeated="1022"/>
        </table:table-row>
        <table:table-row table:style-name="ro1">
          <table:table-cell office:value-type="string" calcext:value-type="string">
            <text:p><text:span text:style-name="T4">Identificar Alimentos (</text:span>Associar os alimentos às suas categorias)</text:p>
          </table:table-cell>
          <table:table-cell office:value-type="string" calcext:value-type="string">
            <text:p>chromium-browser /home/EdujogatiFx/JogosEducativos/Ciencia/nivel2/identifiquealimentos.swf</text:p>
          </table:table-cell>
          <table:table-cell table:number-columns-repeated="1022"/>
        </table:table-row>
        <table:table-row table:style-name="ro1">
          <table:table-cell office:value-type="string" calcext:value-type="string">
            <text:p><text:span text:style-name="T4">Jogos dos Dentes (Identificar as partes inte</text:span>rnas da boca pela figura)</text:p>
          </table:table-cell>
          <table:table-cell office:value-type="string" calcext:value-type="string">
            <text:p>chromium-browser /home/EdujogatiFx/JogosEducativos/Ciencia/nivel2/jogonomedosdentes.swf</text:p>
          </table:table-cell>
          <table:table-cell table:number-columns-repeated="1022"/>
        </table:table-row>
        <table:table-row table:style-name="ro1">
          <table:table-cell office:value-type="string" calcext:value-type="string">
            <text:p><text:span text:style-name="T4">Lixo I (Expl</text:span>anação sobre reciclagem, materiais recicláveis e tempo de decomposição dos materiais. </text:p>
          </table:table-cell>
          <table:table-cell office:value-type="string" calcext:value-type="string">
            <text:p>chromium-browser /home/EdujogatiFx/JogosEducativos/Ciencia/nivel2/lixo1.swf</text:p>
          </table:table-cell>
          <table:table-cell table:number-columns-repeated="1022"/>
        </table:table-row>
        <table:table-row table:style-name="ro1">
          <table:table-cell office:value-type="string" calcext:value-type="string">
            <text:p><text:span text:style-name="T4">Lixo II (Question</text:span>ário sobre o t<text:span text:style-name="T4">empo de decomposiç</text:span>ão dos materiais)</text:p>
          </table:table-cell>
          <table:table-cell office:value-type="string" calcext:value-type="string">
            <text:p>chromium-browser /home/EdujogatiFx/JogosEducativos/Ciencia/nivel2/lixo2.swf</text:p>
          </table:table-cell>
          <table:table-cell table:number-columns-repeated="1022"/>
        </table:table-row>
        <table:table-row table:style-name="ro1">
          <table:table-cell office:value-type="string" calcext:value-type="string">
            <text:p><text:span text:style-name="T4">Pirâmide dos Alimentos (Classifcar os aliment</text:span>os em carne, verduras, grãos etc.)</text:p>
          </table:table-cell>
          <table:table-cell office:value-type="string" calcext:value-type="string">
            <text:p>chromium-browser /home/EdujogatiFx/JogosEducativos/Ciencia/nivel2/piramide.swf</text:p>
          </table:table-cell>
          <table:table-cell table:number-columns-repeated="1022"/>
        </table:table-row>
        <table:table-row table:style-name="ro1">
          <table:table-cell office:value-type="string" calcext:value-type="string">
            <text:p><text:span text:style-name="T4">Teste da Cidadania I (Q</text:span>u<text:span text:style-name="T4">estion</text:span>ário sobre uso adequado da água e da energia elétrica)</text:p>
          </table:table-cell>
          <table:table-cell office:value-type="string" calcext:value-type="string">
            <text:p>chromium-browser /home/EdujogatiFx/JogosEducativos/Ciencia/nivel2/testedacidadani1.swf</text:p>
          </table:table-cell>
          <table:table-cell table:number-columns-repeated="1022"/>
        </table:table-row>
        <table:table-row table:style-name="ro1">
          <table:table-cell office:value-type="string" calcext:value-type="string">
            <text:p><text:span text:style-name="T4">Teste da Cidadania II (</text:span>Desafio para desligar os aparelhos ligados, jogar o lixo nas latas adequadas, conscientizando sobre a importância de economia de água e energia e destinação correta do lixo)</text:p>
          </table:table-cell>
          <table:table-cell office:value-type="string" calcext:value-type="string">
            <text:p>chromium-browser /home/EdujogatiFx/JogosEducativos/Ciencia/nivel2/testedacidadani2.swf</text:p>
          </table:table-cell>
          <table:table-cell table:number-columns-repeated="1022"/>
        </table:table-row>
        <table:table-row table:style-name="ro1">
          <table:table-cell office:value-type="string" calcext:value-type="string">
            <text:p><text:span text:style-name="T4">Visita Espacial(Via</text:span>gem pelo nosso sistema solar, conhecendo um pouco sobre cada planeta)</text:p>
          </table:table-cell>
          <table:table-cell office:value-type="string" calcext:value-type="string">
            <text:p>chromium-browser /home/EdujogatiFx/JogosEducativos/Ciencia/nivel2/visitaEspacial_0006.swf</text:p>
          </table:table-cell>
          <table:table-cell table:number-columns-repeated="1022"/>
        </table:table-row>
        <table:table-row table:style-name="ro1">
          <table:table-cell office:value-type="string" calcext:value-type="string">
            <text:p><text:span text:style-name="T4">Aprendendo as Horas I (Ajustar </text:span>as horas do relógio analógico de  acordo com horário mostrado no digital)</text:p>
          </table:table-cell>
          <table:table-cell office:value-type="string" calcext:value-type="string">
            <text:p>chromium-browser /home/EdujogatiFx/JogosEducativos/Interdisciplinar/aprendendoHoras_0008.swf</text:p>
          </table:table-cell>
          <table:table-cell table:number-columns-repeated="1022"/>
        </table:table-row>
        <table:table-row table:style-name="ro1">
          <table:table-cell office:value-type="string" calcext:value-type="string">
            <text:p><text:span text:style-name="T4">Aprendendo as Horas II </text:span>(Ajustar as horas do relógio analógico de  acordo com horário mostrado no digital)</text:p>
          </table:table-cell>
          <table:table-cell office:value-type="string" calcext:value-type="string">
            <text:p>chromium-browser /home/EdujogatiFx/JogosEducativos/Interdisciplinar/aprendendoshoras.swf</text:p>
          </table:table-cell>
          <table:table-cell table:number-columns-repeated="1022"/>
        </table:table-row>
        <table:table-row table:style-name="ro1">
          <table:table-cell office:value-type="string" calcext:value-type="string">
            <text:p><text:span text:style-name="T4">Brincando com Ariê 2(nomear objetos</text:span> utilizando as letras disponíveis; Contar objetos associando com o valor disponível (de 1-10); Caça palavras simples (palavras de até 4 letras). Obs: Todas as atividades deste aplicativo acompanham áudio dos nomes dos objetos. </text:p>
          </table:table-cell>
          <table:table-cell office:value-type="string" calcext:value-type="string">
            <text:p>chromium-browser /home/EdujogatiFx/JogosEducativos/Interdisciplinar/arie_na_escola.swf</text:p>
          </table:table-cell>
          <table:table-cell table:number-columns-repeated="1022"/>
        </table:table-row>
        <table:table-row table:style-name="ro1">
          <table:table-cell office:value-type="string" calcext:value-type="string">
            <text:p><text:span text:style-name="T4">Calendário (Explorar calend</text:span>ário por meio de perguntas e respostas)</text:p>
          </table:table-cell>
          <table:table-cell office:value-type="string" calcext:value-type="string">
            <text:p>chromium-browser /home/EdujogatiFx/JogosEducativos/Interdisciplinar/calendario_0005.swf</text:p>
          </table:table-cell>
          <table:table-cell table:number-columns-repeated="1022"/>
        </table:table-row>
        <table:table-row table:style-name="ro1">
          <table:table-cell office:value-type="string" calcext:value-type="string">
            <text:p><text:span text:style-name="T4">Jogo das Cores (Responder a</text:span> cor dos objetos apresentados). Obs: com áudio.</text:p>
          </table:table-cell>
          <table:table-cell office:value-type="string" calcext:value-type="string">
            <text:p>chromium-browser /home/EdujogatiFx/JogosEducativos/Interdisciplinar/jogoCores_0008.swf</text:p>
          </table:table-cell>
          <table:table-cell table:number-columns-repeated="1022"/>
        </table:table-row>
        <table:table-row table:style-name="ro1">
          <table:table-cell office:value-type="string" calcext:value-type="string">
            <text:p><text:span text:style-name="T4">Maior e Menor (Clicar no anim</text:span>al maior ou menor)</text:p>
          </table:table-cell>
          <table:table-cell office:value-type="string" calcext:value-type="string">
            <text:p>chromium-browser /home/EdujogatiFx/JogosEducativos/Interdisciplinar/maiorMenor_0007.swf</text:p>
          </table:table-cell>
          <table:table-cell table:number-columns-repeated="1022"/>
        </table:table-row>
        <table:table-row table:style-name="ro1">
          <table:table-cell office:value-type="string" calcext:value-type="string">
            <text:p><text:span text:style-name="T4">Masculino e Feminino (Classificar nomes de </text:span>o<text:span text:style-name="T4">bj</text:span>etos como masculino ou feminino)</text:p>
          </table:table-cell>
          <table:table-cell office:value-type="string" calcext:value-type="string">
            <text:p>chromium-browser /home/EdujogatiFx/JogosEducativos/Interdisciplinar/MasculinoFeminino_0005.swf</text:p>
          </table:table-cell>
          <table:table-cell table:number-columns-repeated="1022"/>
        </table:table-row>
        <table:table-row table:style-name="ro1">
          <table:table-cell office:value-type="string" calcext:value-type="string">
            <text:p><text:span text:style-name="T4">Meios de Transporte (Classificar os transportes apresentados como </text:span>Aéreos, aquáticos ou terrestres)</text:p>
          </table:table-cell>
          <table:table-cell office:value-type="string" calcext:value-type="string">
            <text:p>chromium-browser /home/EdujogatiFx/JogosEducativos/Interdisciplinar/meiosTransporte_0008.swf</text:p>
          </table:table-cell>
          <table:table-cell table:number-columns-repeated="1022"/>
        </table:table-row>
        <table:table-row table:style-name="ro1">
          <table:table-cell office:value-type="string" calcext:value-type="string">
            <text:p><text:span text:style-name="T4">Relógio Analógico (</text:span>escrever <text:span text:style-name="T4">as horas mostrada no rel</text:span>ógio analógico; escrever as horas do relógio analógico para o digital; Entender horários antes do meio dia e depois do meio dia; Responder perguntas sobre dias, meses e anos específicos; Responder perguntas baseadas na agenda e horários discriminados; Responder perguntas com base na cronologias das aves casuares apresentadas)</text:p>
          </table:table-cell>
          <table:table-cell office:value-type="string" calcext:value-type="string">
            <text:p>chromium-browser /home/EdujogatiFx/JogosEducativos/Interdisciplinar/relogio_analogico.swf</text:p>
          </table:table-cell>
          <table:table-cell table:number-columns-repeated="1022"/>
        </table:table-row>
        <table:table-row table:style-name="ro1">
          <table:table-cell office:value-type="string" calcext:value-type="string">
            <text:p><text:span text:style-name="T4">Relógio | Tempo | Meses (Escre</text:span>ver as horas apresentadas no relógio analógico; organizar os nomes dos meses do ano)</text:p>
          </table:table-cell>
          <table:table-cell office:value-type="string" calcext:value-type="string">
            <text:p>chromium-browser /home/EdujogatiFx/JogosEducativos/Interdisciplinar/relogio_tempo-meses-estacoes.swf</text:p>
          </table:table-cell>
          <table:table-cell table:number-columns-repeated="1022"/>
        </table:table-row>
        <table:table-row table:style-name="ro1">
          <table:table-cell office:value-type="string" calcext:value-type="string">
            <text:p><text:span text:style-name="T4">Tempo e Calendário (</text:span>E<text:span text:style-name="T4">screver as  horas </text:span>mostradas em relógio analógico; Organizar nomes dos meses do ano; Identificar dia apontado em calendário)</text:p>
          </table:table-cell>
          <table:table-cell office:value-type="string" calcext:value-type="string">
            <text:p>chromium-browser /home/EdujogatiFx/JogosEducativos/Interdisciplinar/tempoecalendario.swf</text:p>
          </table:table-cell>
          <table:table-cell table:number-columns-repeated="1022"/>
        </table:table-row>
        <table:table-row table:style-name="ro1">
          <table:table-cell office:value-type="string" calcext:value-type="string">
            <text:p>7 erros<text:span text:style-name="T4"> | Jogo </text:span>(Sob contagem regressiva encontrar as sete diferenças entre as ilustrações)</text:p>
          </table:table-cell>
          <table:table-cell office:value-type="string" calcext:value-type="string">
            <text:p>chromium-browser /home/EdujogatiFx/JogosEducativos/Contos/7erros.swf</text:p>
          </table:table-cell>
          <table:table-cell table:number-columns-repeated="1022"/>
        </table:table-row>
        <table:table-row table:style-name="ro2">
          <table:table-cell office:value-type="string" calcext:value-type="string">
            <text:p>Bela Adormecida (Ilustrações, textos, interpretações, sons e narração contam a estória)</text:p>
          </table:table-cell>
          <table:table-cell office:value-type="string" calcext:value-type="string">
            <text:p>chromium-browser /home/EdujogatiFx/JogosEducativos/Contos/bela_adormecida.swf</text:p>
          </table:table-cell>
          <table:table-cell table:number-columns-repeated="1022"/>
        </table:table-row>
        <table:table-row table:style-name="ro2">
          <table:table-cell office:value-type="string" calcext:value-type="string">
            <text:p>A Bela e a Fera (Ilustrações, textos, interpretações, sons e narração contam a estória)</text:p>
          </table:table-cell>
          <table:table-cell office:value-type="string" calcext:value-type="string">
            <text:p>chromium-browser /home/EdujogatiFx/JogosEducativos/Contos/bela_fera.swf</text:p>
          </table:table-cell>
          <table:table-cell table:number-columns-repeated="1022"/>
        </table:table-row>
        <table:table-row table:style-name="ro2">
          <table:table-cell office:value-type="string" calcext:value-type="string">
            <text:p>A Pequena Sereia (Ilustrações, textos, interpretações, sons e narração contam a estória)</text:p>
          </table:table-cell>
          <table:table-cell office:value-type="string" calcext:value-type="string">
            <text:p>chromium-browser /home/EdujogatiFx/JogosEducativos/Contos/pequena_sereia.swf</text:p>
          </table:table-cell>
          <table:table-cell table:number-columns-repeated="1022"/>
        </table:table-row>
        <table:table-row table:style-name="ro2">
          <table:table-cell office:value-type="string" calcext:value-type="string">
            <text:p>A Princesa e o Sapo (Ilustrações, textos, interpretações, sons e narração contam a estória)</text:p>
          </table:table-cell>
          <table:table-cell office:value-type="string" calcext:value-type="string">
            <text:p>chromium-browser /home/EdujogatiFx/JogosEducativos/Contos/princesa_sapo.swf</text:p>
          </table:table-cell>
          <table:table-cell table:number-columns-repeated="1022"/>
        </table:table-row>
        <table:table-row table:style-name="ro2">
          <table:table-cell office:value-type="string" calcext:value-type="string">
            <text:p>Bambi (Ilustrações, textos, interpretações, sons e narração contam a estória)</text:p>
          </table:table-cell>
          <table:table-cell office:value-type="string" calcext:value-type="string">
            <text:p>chromium-browser /home/EdujogatiFx/JogosEducativos/Contos/bambi.swf</text:p>
          </table:table-cell>
          <table:table-cell table:number-columns-repeated="1022"/>
        </table:table-row>
        <table:table-row table:style-name="ro2">
          <table:table-cell office:value-type="string" calcext:value-type="string">
            <text:p>Branca de Neve (Ilustrações, textos, interpretações, sons e narração contam a estória)</text:p>
          </table:table-cell>
          <table:table-cell office:value-type="string" calcext:value-type="string">
            <text:p>chromium-browser /home/EdujogatiFx/JogosEducativos/Contos/branca_neve.swf</text:p>
          </table:table-cell>
          <table:table-cell table:number-columns-repeated="1022"/>
        </table:table-row>
        <table:table-row table:style-name="ro2">
          <table:table-cell office:value-type="string" calcext:value-type="string">
            <text:p>Cachinhos Dourados (Ilustrações, textos, interpretações, sons e narração contam a estória)</text:p>
          </table:table-cell>
          <table:table-cell office:value-type="string" calcext:value-type="string">
            <text:p>chromium-browser /home/EdujogatiFx/JogosEducativos/Contos/cachinhos_dourados.swf</text:p>
          </table:table-cell>
          <table:table-cell table:number-columns-repeated="1022"/>
        </table:table-row>
        <table:table-row table:style-name="ro2">
          <table:table-cell office:value-type="string" calcext:value-type="string">
            <text:p>Chapeuzinho Vermelho (Ilustrações, textos, interpretações, sons e narração contam a estória)</text:p>
          </table:table-cell>
          <table:table-cell office:value-type="string" calcext:value-type="string">
            <text:p>chromium-browser /home/EdujogatiFx/JogosEducativos/Contos/chapeuzinho_vermelho.swf</text:p>
          </table:table-cell>
          <table:table-cell table:number-columns-repeated="1022"/>
        </table:table-row>
        <table:table-row table:style-name="ro2">
          <table:table-cell office:value-type="string" calcext:value-type="string">
            <text:p>Cinderela (Ilustrações, textos, interpretações, sons e narração contam a estória)</text:p>
          </table:table-cell>
          <table:table-cell office:value-type="string" calcext:value-type="string">
            <text:p>chromium-browser /home/EdujogatiFx/JogosEducativos/Contos/cinderela.swf</text:p>
          </table:table-cell>
          <table:table-cell table:number-columns-repeated="1022"/>
        </table:table-row>
        <table:table-row table:style-name="ro2">
          <table:table-cell office:value-type="string" calcext:value-type="string">
            <text:p>O Patinho Feio (Ilustrações, textos, interpretações, sons e narração contam a estória)</text:p>
          </table:table-cell>
          <table:table-cell office:value-type="string" calcext:value-type="string">
            <text:p>chromium-browser /home/EdujogatiFx/JogosEducativos/Contos/patinho_feio.swf</text:p>
          </table:table-cell>
          <table:table-cell table:number-columns-repeated="1022"/>
        </table:table-row>
        <table:table-row table:style-name="ro2">
          <table:table-cell office:value-type="string" calcext:value-type="string">
            <text:p>Os Três Porquinhos (Ilustrações, textos, interpretações, sons e narração contam a estória)</text:p>
          </table:table-cell>
          <table:table-cell office:value-type="string" calcext:value-type="string">
            <text:p>chromium-browser /home/EdujogatiFx/JogosEducativos/Contos/tres_porquinhos.swf</text:p>
          </table:table-cell>
          <table:table-cell table:number-columns-repeated="1022"/>
        </table:table-row>
        <table:table-row table:style-name="ro2">
          <table:table-cell office:value-type="string" calcext:value-type="string">
            <text:p>Peter Pan (Ilustrações, textos, interpretações, sons e narração contam a estória)</text:p>
          </table:table-cell>
          <table:table-cell office:value-type="string" calcext:value-type="string">
            <text:p>chromium-browser /home/EdujogatiFx/JogosEducativos/Contos/peter_pan.swf</text:p>
          </table:table-cell>
          <table:table-cell table:number-columns-repeated="1022"/>
        </table:table-row>
        <table:table-row table:style-name="ro2">
          <table:table-cell office:value-type="string" calcext:value-type="string">
            <text:p>Pinóquio (Ilustrações, textos, interpretações, sons e narração contam a estória)</text:p>
          </table:table-cell>
          <table:table-cell office:value-type="string" calcext:value-type="string">
            <text:p>chromium-browser /home/EdujogatiFx/JogosEducativos/Contos/pinoquio.swf</text:p>
          </table:table-cell>
          <table:table-cell table:number-columns-repeated="1022"/>
        </table:table-row>
        <table:table-row table:style-name="ro2">
          <table:table-cell office:value-type="string" calcext:value-type="string">
            <text:p>A Formiga e a Cigarra (Teatro de fantoches com interpretações e narração.)</text:p>
          </table:table-cell>
          <table:table-cell office:value-type="string" calcext:value-type="string">
            <text:p>chromium-browser /home/EdujogatiFx/JogosEducativos/Fabulas/aformigaeacigarra.swf</text:p>
          </table:table-cell>
          <table:table-cell table:number-columns-repeated="1022"/>
        </table:table-row>
        <table:table-row table:style-name="ro2">
          <table:table-cell table:style-name="ce2" office:value-type="string" calcext:value-type="string">
            <text:p>A Raposa e a Corvo (Teatro de fantoches com interpretações e narração.)</text:p>
          </table:table-cell>
          <table:table-cell office:value-type="string" calcext:value-type="string">
            <text:p>chromium-browser /home/EdujogatiFx/JogosEducativos/Fabulas/araposaeadonacorvo.swf</text:p>
          </table:table-cell>
          <table:table-cell table:number-columns-repeated="1022"/>
        </table:table-row>
        <table:table-row table:style-name="ro1">
          <table:table-cell office:value-type="string" calcext:value-type="string">
            <text:p><text:span text:style-name="T4">A Raposa e o Gal</text:span>o (Ilustrações, interpretações, sons e narração contam a estória)</text:p>
          </table:table-cell>
          <table:table-cell office:value-type="string" calcext:value-type="string">
            <text:p>chromium-browser /home/EdujogatiFx/JogosEducativos/Fabulas/araposaeogalo.swf</text:p>
          </table:table-cell>
          <table:table-cell table:number-columns-repeated="1022"/>
        </table:table-row>
        <table:table-row table:style-name="ro2">
          <table:table-cell office:value-type="string" calcext:value-type="string">
            <text:p>A Tartaruga e a Lebre (Teatro de fantoches com interpretações e narração.)</text:p>
          </table:table-cell>
          <table:table-cell office:value-type="string" calcext:value-type="string">
            <text:p>chromium-browser /home/EdujogatiFx/JogosEducativos/Fabulas/atartarugaealebre.swf</text:p>
          </table:table-cell>
          <table:table-cell table:number-columns-repeated="1022"/>
        </table:table-row>
        <table:table-row table:style-name="ro1">
          <table:table-cell office:value-type="string" calcext:value-type="string">
            <text:p><text:span text:style-name="T4">O Burro em </text:span>P<text:span text:style-name="T4">ele de Leão</text:span> (Ilustrações, interpretações, sons e narração contam a estória)</text:p>
          </table:table-cell>
          <table:table-cell office:value-type="string" calcext:value-type="string">
            <text:p>chromium-browser /home/EdujogatiFx/JogosEducativos/Fabulas/oburroempeledeleao.swf</text:p>
          </table:table-cell>
          <table:table-cell table:number-columns-repeated="1022"/>
        </table:table-row>
        <table:table-row table:style-name="ro2">
          <table:table-cell office:value-type="string" calcext:value-type="string">
            <text:p>O Jovem e o Lobo (Teatro de fantoches com interpretações e narração.)</text:p>
          </table:table-cell>
          <table:table-cell office:value-type="string" calcext:value-type="string">
            <text:p>chromium-browser /home/EdujogatiFx/JogosEducativos/Fabulas/ojovempastoreolobo.swf</text:p>
          </table:table-cell>
          <table:table-cell table:number-columns-repeated="1022"/>
        </table:table-row>
        <table:table-row table:style-name="ro2">
          <table:table-cell office:value-type="string" calcext:value-type="string">
            <text:p>O leão e o Rato (Teatro de fantoches com interpretações e narração.)</text:p>
          </table:table-cell>
          <table:table-cell office:value-type="string" calcext:value-type="string">
            <text:p>chromium-browser /home/EdujogatiFx/JogosEducativos/Fabulas/oleaoeorato.swf</text:p>
          </table:table-cell>
          <table:table-cell table:number-columns-repeated="1022"/>
        </table:table-row>
        <table:table-row table:style-name="ro2">
          <table:table-cell table:style-name="ce2" office:value-type="string" calcext:value-type="string">
            <text:p>A onça da mão torta (Ilustrações, interpretações e sons contam a estória)</text:p>
          </table:table-cell>
          <table:table-cell office:value-type="string" calcext:value-type="string">
            <text:p>chromium-browser /home/EdujogatiFx/JogosEducativos/Lendas/aoncadamaotorta.swf</text:p>
          </table:table-cell>
          <table:table-cell table:number-columns-repeated="1022"/>
        </table:table-row>
        <table:table-row table:style-name="ro2">
          <table:table-cell office:value-type="string" calcext:value-type="string">
            <text:p>A Mula Sem Cabeça (Ilustrações, interpretações e sons contam a estória)</text:p>
          </table:table-cell>
          <table:table-cell office:value-type="string" calcext:value-type="string">
            <text:p>chromium-browser /home/EdujogatiFx/JogosEducativos/Lendas/mula.swf</text:p>
          </table:table-cell>
          <table:table-cell table:number-columns-repeated="1022"/>
        </table:table-row>
        <table:table-row table:style-name="ro2">
          <table:table-cell office:value-type="string" calcext:value-type="string">
            <text:p>O Boto (Ilustrações, interpretações e sons contam a estória)</text:p>
          </table:table-cell>
          <table:table-cell office:value-type="string" calcext:value-type="string">
            <text:p>chromium-browser /home/EdujogatiFx/JogosEducativos/Lendas/oboto.swf</text:p>
          </table:table-cell>
          <table:table-cell table:number-columns-repeated="1022"/>
        </table:table-row>
        <table:table-row table:style-name="ro2">
          <table:table-cell office:value-type="string" calcext:value-type="string">
            <text:p>O Boitatá (Ilustrações, interpretações e sons contam a estória)</text:p>
          </table:table-cell>
          <table:table-cell office:value-type="string" calcext:value-type="string">
            <text:p>chromium-browser /home/EdujogatiFx/JogosEducativos/Lendas/boitata.swf</text:p>
          </table:table-cell>
          <table:table-cell table:number-columns-repeated="1022"/>
        </table:table-row>
        <table:table-row table:style-name="ro2">
          <table:table-cell table:style-name="ce2" office:value-type="string" calcext:value-type="string">
            <text:p>Saci Pererê (Ilustrações, interpretações e sons contam a estória)</text:p>
          </table:table-cell>
          <table:table-cell office:value-type="string" calcext:value-type="string">
            <text:p>chromium-browser /home/EdujogatiFx/JogosEducativos/Lendas/saci.swf</text:p>
          </table:table-cell>
          <table:table-cell table:number-columns-repeated="1022"/>
        </table:table-row>
        <table:table-row table:style-name="ro1">
          <table:table-cell office:value-type="string" calcext:value-type="string">
            <text:p><text:span text:style-name="T4">A Ovelha e o Lobo </text:span>(Ilustrações, interpretações, sons e narração contam a estória)</text:p>
          </table:table-cell>
          <table:table-cell office:value-type="string" calcext:value-type="string">
            <text:p>chromium-browser /home/EdujogatiFx/JogosEducativos/Quadrinhos/sessao1/aovelhaeolobo.swf</text:p>
          </table:table-cell>
          <table:table-cell table:number-columns-repeated="1022"/>
        </table:table-row>
        <table:table-row table:style-name="ro2">
          <table:table-cell table:style-name="ce2" office:value-type="string" calcext:value-type="string">
            <text:p>O Camaleão (Ilustrações, interpretações, sons e narração contam a estória)</text:p>
          </table:table-cell>
          <table:table-cell office:value-type="string" calcext:value-type="string">
            <text:p>chromium-browser /home/EdujogatiFx/JogosEducativos/Quadrinhos/sessao1/ocamaleao.swf</text:p>
          </table:table-cell>
          <table:table-cell table:number-columns-repeated="1022"/>
        </table:table-row>
        <table:table-row table:style-name="ro2">
          <table:table-cell office:value-type="string" calcext:value-type="string">
            <text:p>O Canguru e a Coruja (Ilustrações, interpretações, sons e narração contam a estória)</text:p>
          </table:table-cell>
          <table:table-cell office:value-type="string" calcext:value-type="string">
            <text:p>chromium-browser /home/EdujogatiFx/JogosEducativos/Quadrinhos/sessao1/ocangurueacoruja.swf</text:p>
          </table:table-cell>
          <table:table-cell table:number-columns-repeated="1022"/>
        </table:table-row>
        <table:table-row table:style-name="ro2">
          <table:table-cell office:value-type="string" calcext:value-type="string">
            <text:p>O Coala Sujo (Ilustrações, interpretações, sons e narração contam a estória)</text:p>
          </table:table-cell>
          <table:table-cell office:value-type="string" calcext:value-type="string">
            <text:p>chromium-browser /home/EdujogatiFx/JogosEducativos/Quadrinhos/sessao1/ocoalasujo.swf</text:p>
          </table:table-cell>
          <table:table-cell table:number-columns-repeated="1022"/>
        </table:table-row>
        <table:table-row table:style-name="ro2">
          <table:table-cell office:value-type="string" calcext:value-type="string">
            <text:p>O Lápis (Ilustrações, interpretações, sons e narração contam a estória)</text:p>
          </table:table-cell>
          <table:table-cell office:value-type="string" calcext:value-type="string">
            <text:p>chromium-browser /home/EdujogatiFx/JogosEducativos/Quadrinhos/sessao1/olapis.swf</text:p>
          </table:table-cell>
          <table:table-cell table:number-columns-repeated="1022"/>
        </table:table-row>
        <table:table-row table:style-name="ro2">
          <table:table-cell office:value-type="string" calcext:value-type="string">
            <text:p>O Mel e as Abelhas (Ilustrações, interpretações, sons e narração contam a estória)</text:p>
          </table:table-cell>
          <table:table-cell office:value-type="string" calcext:value-type="string">
            <text:p>chromium-browser /home/EdujogatiFx/JogosEducativos/Quadrinhos/sessao1/omeleasabelhas.swf</text:p>
          </table:table-cell>
          <table:table-cell table:number-columns-repeated="1022"/>
        </table:table-row>
        <table:table-row table:style-name="ro2">
          <table:table-cell office:value-type="string" calcext:value-type="string">
            <text:p>Os Burros Espertos (Ilustrações, interpretações, sons e narração contam a estória)</text:p>
          </table:table-cell>
          <table:table-cell office:value-type="string" calcext:value-type="string">
            <text:p>chromium-browser /home/EdujogatiFx/JogosEducativos/Quadrinhos/sessao1/osburrosespertos.swf</text:p>
          </table:table-cell>
          <table:table-cell table:number-columns-repeated="1022"/>
        </table:table-row>
        <table:table-row table:style-name="ro2">
          <table:table-cell office:value-type="string" calcext:value-type="string">
            <text:p>O Segredo das Bananas (Ilustrações, interpretações, sons e narração contam a estória)</text:p>
          </table:table-cell>
          <table:table-cell office:value-type="string" calcext:value-type="string">
            <text:p>chromium-browser /home/EdujogatiFx/JogosEducativos/Quadrinhos/sessao1/osegredodasbananas.swf</text:p>
          </table:table-cell>
          <table:table-cell table:number-columns-repeated="1022"/>
        </table:table-row>
        <table:table-row table:style-name="ro2">
          <table:table-cell office:value-type="string" calcext:value-type="string">
            <text:p>O Sol e o Verão (Ilustrações, interpretações, sons e narração contam a estória)</text:p>
          </table:table-cell>
          <table:table-cell office:value-type="string" calcext:value-type="string">
            <text:p>chromium-browser /home/EdujogatiFx/JogosEducativos/Quadrinhos/sessao1/osoleoverao.swf</text:p>
          </table:table-cell>
          <table:table-cell table:number-columns-repeated="1022"/>
        </table:table-row>
        <table:table-row table:style-name="ro2">
          <table:table-cell office:value-type="string" calcext:value-type="string">
            <text:p>Pintinhos, Galos (Ilustrações, interpretações, sons e narração contam a estória)</text:p>
          </table:table-cell>
          <table:table-cell office:value-type="string" calcext:value-type="string">
            <text:p>chromium-browser /home/EdujogatiFx/JogosEducativos/Quadrinhos/sessao1/pintinhosgalos.swf</text:p>
          </table:table-cell>
          <table:table-cell table:number-columns-repeated="1022"/>
        </table:table-row>
        <table:table-row table:style-name="ro2">
          <table:table-cell office:value-type="string" calcext:value-type="string">
            <text:p>Piratas e Corsários (Ilustrações, interpretações, sons e narração contam a estória)</text:p>
          </table:table-cell>
          <table:table-cell office:value-type="string" calcext:value-type="string">
            <text:p>chromium-browser /home/EdujogatiFx/JogosEducativos/Quadrinhos/sessao1/piratasecorsarios.swf</text:p>
          </table:table-cell>
          <table:table-cell table:number-columns-repeated="1022"/>
        </table:table-row>
        <table:table-row table:style-name="ro2">
          <table:table-cell office:value-type="string" calcext:value-type="string">
            <text:p>A Fotografia e o Cinema (Ilustrações, interpretações, sons e narração contam a estória)</text:p>
          </table:table-cell>
          <table:table-cell office:value-type="string" calcext:value-type="string">
            <text:p>chromium-browser /home/EdujogatiFx/JogosEducativos/Quadrinhos/sessao2/afotografiaeocinema.swf</text:p>
          </table:table-cell>
          <table:table-cell table:number-columns-repeated="1022"/>
        </table:table-row>
        <table:table-row table:style-name="ro2">
          <table:table-cell office:value-type="string" calcext:value-type="string">
            <text:p>A História de Noel (Ilustrações, interpretações, sons e narração contam a estória)</text:p>
          </table:table-cell>
          <table:table-cell office:value-type="string" calcext:value-type="string">
            <text:p>chromium-browser /home/EdujogatiFx/JogosEducativos/Quadrinhos/sessao2/ahistoriadenoel.swf</text:p>
          </table:table-cell>
          <table:table-cell table:number-columns-repeated="1022"/>
        </table:table-row>
        <table:table-row table:style-name="ro2">
          <table:table-cell office:value-type="string" calcext:value-type="string">
            <text:p>História do Skate (Ilustrações, interpretações, sons e narração contam a estória)</text:p>
          </table:table-cell>
          <table:table-cell office:value-type="string" calcext:value-type="string">
            <text:p>chromium-browser /home/EdujogatiFx/JogosEducativos/Quadrinhos/sessao2/ahistoriadoskate.swf</text:p>
          </table:table-cell>
          <table:table-cell table:number-columns-repeated="1022"/>
        </table:table-row>
        <table:table-row table:style-name="ro2">
          <table:table-cell office:value-type="string" calcext:value-type="string">
            <text:p>As Fases da Lua (Ilustrações, interpretações, sons e narração contam a estória)</text:p>
          </table:table-cell>
          <table:table-cell office:value-type="string" calcext:value-type="string">
            <text:p>chromium-browser /home/EdujogatiFx/JogosEducativos/Quadrinhos/sessao2/asfasesdalua.swf</text:p>
          </table:table-cell>
          <table:table-cell table:number-columns-repeated="1022"/>
        </table:table-row>
        <table:table-row table:style-name="ro2">
          <table:table-cell office:value-type="string" calcext:value-type="string">
            <text:p>Cachorro Quente (Ilustrações, interpretações, sons e narração contam a estória)</text:p>
          </table:table-cell>
          <table:table-cell office:value-type="string" calcext:value-type="string">
            <text:p>chromium-browser /home/EdujogatiFx/JogosEducativos/Quadrinhos/sessao2/cachorroquente.swf</text:p>
          </table:table-cell>
          <table:table-cell table:number-columns-repeated="1022"/>
        </table:table-row>
        <table:table-row table:style-name="ro2">
          <table:table-cell office:value-type="string" calcext:value-type="string">
            <text:p>Direitos da Criança (Ilustrações, interpretações, sons e narração contam a estória)</text:p>
          </table:table-cell>
          <table:table-cell office:value-type="string" calcext:value-type="string">
            <text:p>chromium-browser /home/EdujogatiFx/JogosEducativos/Quadrinhos/sessao2/direitosdacrianca.swf</text:p>
          </table:table-cell>
          <table:table-cell table:number-columns-repeated="1022"/>
        </table:table-row>
        <table:table-row table:style-name="ro2">
          <table:table-cell office:value-type="string" calcext:value-type="string">
            <text:p>Floresta Amazônica (Ilustrações, interpretações, sons e narração contam a estória)</text:p>
          </table:table-cell>
          <table:table-cell office:value-type="string" calcext:value-type="string">
            <text:p>chromium-browser /home/EdujogatiFx/JogosEducativos/Quadrinhos/sessao2/florestaamazonica.swf</text:p>
          </table:table-cell>
          <table:table-cell table:number-columns-repeated="1022"/>
        </table:table-row>
        <table:table-row table:style-name="ro2">
          <table:table-cell office:value-type="string" calcext:value-type="string">
            <text:p>Hipnose (Ilustrações, interpretações, sons e narração contam a estória)</text:p>
          </table:table-cell>
          <table:table-cell office:value-type="string" calcext:value-type="string">
            <text:p>chromium-browser /home/EdujogatiFx/JogosEducativos/Quadrinhos/sessao2/hipnose.swf</text:p>
          </table:table-cell>
          <table:table-cell table:number-columns-repeated="1022"/>
        </table:table-row>
        <table:table-row table:style-name="ro2">
          <table:table-cell office:value-type="string" calcext:value-type="string">
            <text:p>Marte e seus Segredos (Ilustrações, interpretações, sons e narração contam a estória)</text:p>
          </table:table-cell>
          <table:table-cell office:value-type="string" calcext:value-type="string">
            <text:p>chromium-browser /home/EdujogatiFx/JogosEducativos/Quadrinhos/sessao2/marteeseussegredos.swf</text:p>
          </table:table-cell>
          <table:table-cell table:number-columns-repeated="1022"/>
        </table:table-row>
        <table:table-row table:style-name="ro2">
          <table:table-cell office:value-type="string" calcext:value-type="string">
            <text:p>O Cérebro (Ilustrações, interpretações, sons e narração contam a estória)</text:p>
          </table:table-cell>
          <table:table-cell office:value-type="string" calcext:value-type="string">
            <text:p>chromium-browser /home/EdujogatiFx/JogosEducativos/Quadrinhos/sessao2/ocerebro.swf</text:p>
          </table:table-cell>
          <table:table-cell table:number-columns-repeated="1022"/>
        </table:table-row>
        <table:table-row table:style-name="ro2">
          <table:table-cell office:value-type="string" calcext:value-type="string">
            <text:p>O Ciclo das águas (Ilustrações, interpretações, sons e narração contam a estória)</text:p>
          </table:table-cell>
          <table:table-cell office:value-type="string" calcext:value-type="string">
            <text:p>chromium-browser /home/EdujogatiFx/JogosEducativos/Quadrinhos/sessao2/ociclodasaguas.swf</text:p>
          </table:table-cell>
          <table:table-cell table:number-columns-repeated="1022"/>
        </table:table-row>
        <table:table-row table:style-name="ro2">
          <table:table-cell office:value-type="string" calcext:value-type="string">
            <text:p>O Clima e o Tempo (Ilustrações, interpretações, sons e narração contam a estória)</text:p>
          </table:table-cell>
          <table:table-cell office:value-type="string" calcext:value-type="string">
            <text:p>chromium-browser /home/EdujogatiFx/JogosEducativos/Quadrinhos/sessao2/oclimaeotempo.swf</text:p>
          </table:table-cell>
          <table:table-cell table:number-columns-repeated="1022"/>
        </table:table-row>
        <table:table-row table:style-name="ro2">
          <table:table-cell office:value-type="string" calcext:value-type="string">
            <text:p>O Dia do índio (Ilustrações, interpretações, sons e narração contam a estória)</text:p>
          </table:table-cell>
          <table:table-cell office:value-type="string" calcext:value-type="string">
            <text:p>chromium-browser /home/EdujogatiFx/JogosEducativos/Quadrinhos/sessao2/odiadoindio.swf</text:p>
          </table:table-cell>
          <table:table-cell table:number-columns-repeated="1022"/>
        </table:table-row>
        <table:table-row table:style-name="ro2">
          <table:table-cell office:value-type="string" calcext:value-type="string">
            <text:p>O Plástico (Ilustrações, interpretações, sons e narração contam a estória)</text:p>
          </table:table-cell>
          <table:table-cell office:value-type="string" calcext:value-type="string">
            <text:p>chromium-browser /home/EdujogatiFx/JogosEducativos/Quadrinhos/sessao2/oplastico.swf</text:p>
          </table:table-cell>
          <table:table-cell table:number-columns-repeated="1022"/>
        </table:table-row>
        <table:table-row table:style-name="ro2">
          <table:table-cell office:value-type="string" calcext:value-type="string">
            <text:p>O Sol (Ilustrações, interpretações, sons e narração contam a estória)</text:p>
          </table:table-cell>
          <table:table-cell office:value-type="string" calcext:value-type="string">
            <text:p>chromium-browser /home/EdujogatiFx/JogosEducativos/Quadrinhos/sessao2/osol.swf</text:p>
          </table:table-cell>
          <table:table-cell table:number-columns-repeated="1022"/>
        </table:table-row>
        <table:table-row table:style-name="ro2">
          <table:table-cell office:value-type="string" calcext:value-type="string">
            <text:p>O Telefone (Ilustrações, interpretações, sons e narração contam a estória)</text:p>
          </table:table-cell>
          <table:table-cell office:value-type="string" calcext:value-type="string">
            <text:p>chromium-browser /home/EdujogatiFx/JogosEducativos/Quadrinhos/sessao2/otelefone.swf</text:p>
          </table:table-cell>
          <table:table-cell table:number-columns-repeated="1022"/>
        </table:table-row>
        <table:table-row table:style-name="ro2">
          <table:table-cell office:value-type="string" calcext:value-type="string">
            <text:p>Pirâmides (Ilustrações, interpretações, sons e narração contam a estória)</text:p>
          </table:table-cell>
          <table:table-cell office:value-type="string" calcext:value-type="string">
            <text:p>chromium-browser /home/EdujogatiFx/JogosEducativos/Quadrinhos/sessao2/piramides.swf</text:p>
          </table:table-cell>
          <table:table-cell table:number-columns-repeated="1022"/>
        </table:table-row>
        <table:table-row table:style-name="ro1">
          <table:table-cell office:value-type="string" calcext:value-type="string">
            <text:p><text:span text:style-name="T4">Bloxorz | </text:span>Level<text:span text:style-name="T4"> o Bloco</text:span></text:p>
          </table:table-cell>
          <table:table-cell office:value-type="string" calcext:value-type="string">
            <text:p>chromium-browser /home/EdujogatiFx/JogosEducativos/RaciocinioLogico/Raciocinio/bloxorz.swf</text:p>
          </table:table-cell>
          <table:table-cell table:number-columns-repeated="1022"/>
        </table:table-row>
        <table:table-row table:style-name="ro2">
          <table:table-cell table:style-name="ce2" office:value-type="string" calcext:value-type="string">
            <text:p>Briker | Leve o Gelo</text:p>
          </table:table-cell>
          <table:table-cell office:value-type="string" calcext:value-type="string">
            <text:p>chromium-browser /home/EdujogatiFx/JogosEducativos/RaciocinioLogico/Raciocinio/briker.swf</text:p>
          </table:table-cell>
          <table:table-cell table:number-columns-repeated="1022"/>
        </table:table-row>
        <table:table-row table:style-name="ro2">
          <table:table-cell table:style-name="ce2" office:value-type="string" calcext:value-type="string">
            <text:p>Blocks | Construção</text:p>
          </table:table-cell>
          <table:table-cell office:value-type="string" calcext:value-type="string">
            <text:p>chromium-browser /home/EdujogatiFx/JogosEducativos/RaciocinioLogico/Raciocinio/coolmath-buildingblocks.swf</text:p>
          </table:table-cell>
          <table:table-cell table:number-columns-repeated="1022"/>
        </table:table-row>
        <table:table-row table:style-name="ro2">
          <table:table-cell table:style-name="ce2" office:value-type="string" calcext:value-type="string">
            <text:p>Jogo das Canecas</text:p>
          </table:table-cell>
          <table:table-cell office:value-type="string" calcext:value-type="string">
            <text:p>chromium-browser /home/EdujogatiFx/JogosEducativos/RaciocinioLogico/Raciocinio/jogodascanecas.swf</text:p>
          </table:table-cell>
          <table:table-cell table:number-columns-repeated="1022"/>
        </table:table-row>
        <table:table-row table:style-name="ro2">
          <table:table-cell table:style-name="ce2" office:value-type="string" calcext:value-type="string">
            <text:p>Jogo da Memória <text:s/></text:p>
          </table:table-cell>
          <table:table-cell office:value-type="string" calcext:value-type="string">
            <text:p>chromium-browser /home/EdujogatiFx/JogosEducativos/RaciocinioLogico/Raciocinio/jogo-memoria.swf</text:p>
          </table:table-cell>
          <table:table-cell table:number-columns-repeated="1022"/>
        </table:table-row>
        <table:table-row table:style-name="ro2">
          <table:table-cell table:style-name="ce2" office:value-type="string" calcext:value-type="string">
            <text:p>Jogo da Velha</text:p>
          </table:table-cell>
          <table:table-cell office:value-type="string" calcext:value-type="string">
            <text:p>chromium-browser /home/EdujogatiFx/JogosEducativos/RaciocinioLogico/Raciocinio/velha.swf</text:p>
          </table:table-cell>
          <table:table-cell table:number-columns-repeated="1022"/>
        </table:table-row>
        <table:table-row table:style-name="ro2">
          <table:table-cell table:style-name="ce2" office:value-type="string" calcext:value-type="string">
            <text:p>Leve a Bola</text:p>
          </table:table-cell>
          <table:table-cell office:value-type="string" calcext:value-type="string">
            <text:p>chromium-browser /home/EdujogatiFx/JogosEducativos/RaciocinioLogico/Raciocinio/tilt.swf</text:p>
          </table:table-cell>
          <table:table-cell table:number-columns-repeated="1022"/>
        </table:table-row>
        <table:table-row table:style-name="ro1">
          <table:table-cell office:value-type="string" calcext:value-type="string">
            <text:p>Adivinhar<text:span text:style-name="T4"> Adição</text:span></text:p>
          </table:table-cell>
          <table:table-cell office:value-type="string" calcext:value-type="string">
            <text:p>chromium-browser /home/EdujogatiFx/JogosEducativos/RaciocinioLogico/Logica/473_adivinhar_adicao.swf</text:p>
          </table:table-cell>
          <table:table-cell table:number-columns-repeated="1022"/>
        </table:table-row>
        <table:table-row table:style-name="ro1">
          <table:table-cell office:value-type="string" calcext:value-type="string">
            <text:p>Adivinhar<text:span text:style-name="T4"> Multiplicação</text:span></text:p>
          </table:table-cell>
          <table:table-cell office:value-type="string" calcext:value-type="string">
            <text:p>chromium-browser /home/EdujogatiFx/JogosEducativos/RaciocinioLogico/Logica/472_adivinhar_vezes.swf</text:p>
          </table:table-cell>
          <table:table-cell table:number-columns-repeated="1022"/>
        </table:table-row>
        <table:table-row table:style-name="ro1">
          <table:table-cell office:value-type="string" calcext:value-type="string">
            <text:p>Adivinhar<text:span text:style-name="T4"> III</text:span></text:p>
          </table:table-cell>
          <table:table-cell office:value-type="string" calcext:value-type="string">
            <text:p>chromium-browser /home/EdujogatiFx/JogosEducativos/RaciocinioLogico/Logica/474_adivinhar_3op.swf</text:p>
          </table:table-cell>
          <table:table-cell table:number-columns-repeated="1022"/>
        </table:table-row>
        <table:table-row table:style-name="ro2">
          <table:table-cell table:style-name="ce2" office:value-type="string" calcext:value-type="string">
            <text:p>Atravessar a Ponte <text:s text:c="7"/></text:p>
          </table:table-cell>
          <table:table-cell office:value-type="string" calcext:value-type="string">
            <text:p>chromium-browser /home/EdujogatiFx/JogosEducativos/RaciocinioLogico/Logica/198_ponte.swf</text:p>
          </table:table-cell>
          <table:table-cell table:number-columns-repeated="1022"/>
        </table:table-row>
        <table:table-row table:style-name="ro2">
          <table:table-cell table:style-name="ce2" office:value-type="string" calcext:value-type="string">
            <text:p>Enigma da Turma <text:s text:c="7"/></text:p>
          </table:table-cell>
          <table:table-cell office:value-type="string" calcext:value-type="string">
            <text:p>chromium-browser /home/EdujogatiFx/JogosEducativos/RaciocinioLogico/Logica/149_logica.swf</text:p>
          </table:table-cell>
          <table:table-cell table:number-columns-repeated="1022"/>
        </table:table-row>
        <table:table-row table:style-name="ro2">
          <table:table-cell table:style-name="ce2" office:value-type="string" calcext:value-type="string">
            <text:p>Enigma das Frações <text:s text:c="7"/></text:p>
          </table:table-cell>
          <table:table-cell office:value-type="string" calcext:value-type="string">
            <text:p>chromium-browser /home/EdujogatiFx/JogosEducativos/RaciocinioLogico/Logica/211_enigma_fracoes.swf</text:p>
          </table:table-cell>
          <table:table-cell table:number-columns-repeated="1022"/>
        </table:table-row>
        <table:table-row table:style-name="ro2">
          <table:table-cell table:style-name="ce2" office:value-type="string" calcext:value-type="string">
            <text:p>Enigma dos Símbolos I</text:p>
          </table:table-cell>
          <table:table-cell office:value-type="string" calcext:value-type="string">
            <text:p>chromium-browser /home/EdujogatiFx/JogosEducativos/RaciocinioLogico/Logica/club3_enigma1.swf</text:p>
          </table:table-cell>
          <table:table-cell table:number-columns-repeated="1022"/>
        </table:table-row>
        <table:table-row table:style-name="ro2">
          <table:table-cell table:style-name="ce2" office:value-type="string" calcext:value-type="string">
            <text:p>Enigma dos Símbolos II</text:p>
          </table:table-cell>
          <table:table-cell office:value-type="string" calcext:value-type="string">
            <text:p>chromium-browser /home/EdujogatiFx/JogosEducativos/RaciocinioLogico/Logica/club3_enigma2.swf</text:p>
          </table:table-cell>
          <table:table-cell table:number-columns-repeated="1022"/>
        </table:table-row>
        <table:table-row table:style-name="ro2">
          <table:table-cell table:style-name="ce2" office:value-type="string" calcext:value-type="string">
            <text:p>Enigma dos Símbolos III <text:s text:c="3"/></text:p>
          </table:table-cell>
          <table:table-cell office:value-type="string" calcext:value-type="string">
            <text:p>chromium-browser /home/EdujogatiFx/JogosEducativos/RaciocinioLogico/Logica/club3_enigma3.swf</text:p>
          </table:table-cell>
          <table:table-cell table:number-columns-repeated="1022"/>
        </table:table-row>
        <table:table-row table:style-name="ro2">
          <table:table-cell table:style-name="ce2" office:value-type="string" calcext:value-type="string">
            <text:p>Enigma de Matemática</text:p>
          </table:table-cell>
          <table:table-cell office:value-type="string" calcext:value-type="string">
            <text:p>chromium-browser /home/EdujogatiFx/JogosEducativos/RaciocinioLogico/Logica/1429_charadas.swf</text:p>
          </table:table-cell>
          <table:table-cell table:number-columns-repeated="1022"/>
        </table:table-row>
        <table:table-row table:style-name="ro2">
          <table:table-cell table:style-name="ce2" office:value-type="string" calcext:value-type="string">
            <text:p>Jogo da Cerca <text:s text:c="7"/></text:p>
          </table:table-cell>
          <table:table-cell office:value-type="string" calcext:value-type="string">
            <text:p>chromium-browser /home/EdujogatiFx/JogosEducativos/RaciocinioLogico/Logica/jogo-cerca.swf</text:p>
          </table:table-cell>
          <table:table-cell table:number-columns-repeated="1022"/>
        </table:table-row>
        <table:table-row table:style-name="ro2">
          <table:table-cell table:style-name="ce2" office:value-type="string" calcext:value-type="string">
            <text:p>Jogo do Penhasco</text:p>
          </table:table-cell>
          <table:table-cell office:value-type="string" calcext:value-type="string">
            <text:p>chromium-browser /home/EdujogatiFx/JogosEducativos/RaciocinioLogico/Logica/150_penhasco.swf</text:p>
          </table:table-cell>
          <table:table-cell table:number-columns-repeated="1022"/>
        </table:table-row>
        <table:table-row table:style-name="ro2">
          <table:table-cell table:style-name="ce2" office:value-type="string" calcext:value-type="string">
            <text:p>Teste de Concentração <text:s text:c="7"/></text:p>
          </table:table-cell>
          <table:table-cell office:value-type="string" calcext:value-type="string">
            <text:p>chromium-browser /home/EdujogatiFx/JogosEducativos/RaciocinioLogico/Logica/199_concentra.swf</text:p>
          </table:table-cell>
          <table:table-cell table:number-columns-repeated="1022"/>
        </table:table-row>
        <table:table-row table:style-name="ro2">
          <table:table-cell table:style-name="ce2" office:value-type="string" calcext:value-type="string">
            <text:p>Teste de QI I</text:p>
          </table:table-cell>
          <table:table-cell office:value-type="string" calcext:value-type="string">
            <text:p>chromium-browser /home/EdujogatiFx/JogosEducativos/RaciocinioLogico/Logica/197_rio.swf</text:p>
          </table:table-cell>
          <table:table-cell table:number-columns-repeated="1022"/>
        </table:table-row>
        <table:table-row table:style-name="ro2">
          <table:table-cell table:style-name="ce2" office:value-type="string" calcext:value-type="string">
            <text:p>Teste de QI II</text:p>
          </table:table-cell>
          <table:table-cell office:value-type="string" calcext:value-type="string">
            <text:p>chromium-browser /home/EdujogatiFx/JogosEducativos/RaciocinioLogico/Logica/testinteligencia.swf</text:p>
          </table:table-cell>
          <table:table-cell table:number-columns-repeated="1022"/>
        </table:table-row>
        <table:table-row table:style-name="ro2">
          <table:table-cell table:style-name="ce2" office:value-type="string" calcext:value-type="string">
            <text:p>Caça Palavras (Diversão, Desafio, Atenção Visual)</text:p>
          </table:table-cell>
          <table:table-cell office:value-type="string" calcext:value-type="string">
            <text:p>chromium-browser /home/EdujogatiFx/JogosEducativos/Jogos/Educativos/jogos_cacapalavras.swf</text:p>
          </table:table-cell>
          <table:table-cell table:number-columns-repeated="1022"/>
        </table:table-row>
        <table:table-row table:style-name="ro2">
          <table:table-cell table:style-name="ce2" office:value-type="string" calcext:value-type="string">
            <text:p>Campo Minado (Diversão, Desafio, Atenção Visual)</text:p>
          </table:table-cell>
          <table:table-cell office:value-type="string" calcext:value-type="string">
            <text:p>chromium-browser /home/EdujogatiFx/JogosEducativos/Jogos/Educativos/jogos_campominado.swf</text:p>
          </table:table-cell>
          <table:table-cell table:number-columns-repeated="1022"/>
        </table:table-row>
        <table:table-row table:style-name="ro2">
          <table:table-cell table:style-name="ce2" office:value-type="string" calcext:value-type="string">
            <text:p>Chave (Diversão, Desafio, Atenção Visual)</text:p>
          </table:table-cell>
          <table:table-cell office:value-type="string" calcext:value-type="string">
            <text:p>chromium-browser /home/EdujogatiFx/JogosEducativos/Jogos/Educativos/jogos_chave.swf</text:p>
          </table:table-cell>
          <table:table-cell table:number-columns-repeated="1022"/>
        </table:table-row>
        <table:table-row table:style-name="ro2">
          <table:table-cell table:style-name="ce2" office:value-type="string" calcext:value-type="string">
            <text:p>Conecte (Diversão, Desafio, Atenção Visual)]</text:p>
          </table:table-cell>
          <table:table-cell office:value-type="string" calcext:value-type="string">
            <text:p>chromium-browser /home/EdujogatiFx/JogosEducativos/Jogos/Educativos/jogos_conecte.swf</text:p>
          </table:table-cell>
          <table:table-cell table:number-columns-repeated="1022"/>
        </table:table-row>
        <table:table-row table:style-name="ro2">
          <table:table-cell table:style-name="ce2" office:value-type="string" calcext:value-type="string">
            <text:p>Enigmas (Diversão, Desafio, Atenção Visual)</text:p>
          </table:table-cell>
          <table:table-cell office:value-type="string" calcext:value-type="string">
            <text:p>chromium-browser /home/EdujogatiFx/JogosEducativos/Jogos/Educativos/jogos_enigmas.swf</text:p>
          </table:table-cell>
          <table:table-cell table:number-columns-repeated="1022"/>
        </table:table-row>
        <table:table-row table:style-name="ro2">
          <table:table-cell table:style-name="ce2" office:value-type="string" calcext:value-type="string">
            <text:p>Hexágonos (Diversão, Desafio, Atenção Visual)</text:p>
          </table:table-cell>
          <table:table-cell office:value-type="string" calcext:value-type="string">
            <text:p>chromium-browser /home/EdujogatiFx/JogosEducativos/Jogos/Educativos/jogos_hexagonos.swf</text:p>
          </table:table-cell>
          <table:table-cell table:number-columns-repeated="1022"/>
        </table:table-row>
        <table:table-row table:style-name="ro2">
          <table:table-cell table:style-name="ce2" office:value-type="string" calcext:value-type="string">
            <text:p>Ilusões de óptica (Diversão, Desafio, Atenção Visual)</text:p>
          </table:table-cell>
          <table:table-cell office:value-type="string" calcext:value-type="string">
            <text:p>chromium-browser /home/EdujogatiFx/JogosEducativos/Jogos/Educativos/jogos_ilusoes.swf</text:p>
          </table:table-cell>
          <table:table-cell table:number-columns-repeated="1022"/>
        </table:table-row>
        <table:table-row table:style-name="ro2">
          <table:table-cell table:style-name="ce2" office:value-type="string" calcext:value-type="string">
            <text:p>Linhas Coloridas (Diversão, Desafio, Atenção Visual)</text:p>
          </table:table-cell>
          <table:table-cell office:value-type="string" calcext:value-type="string">
            <text:p>chromium-browser /home/EdujogatiFx/JogosEducativos/Jogos/Educativos/jogos_linhascoloridas.swf</text:p>
          </table:table-cell>
          <table:table-cell table:number-columns-repeated="1022"/>
        </table:table-row>
        <table:table-row table:style-name="ro2">
          <table:table-cell table:style-name="ce2" office:value-type="string" calcext:value-type="string">
            <text:p>Palitos (Diversão, Desafio, Atenção Visual)</text:p>
          </table:table-cell>
          <table:table-cell office:value-type="string" calcext:value-type="string">
            <text:p>chromium-browser /home/EdujogatiFx/JogosEducativos/Jogos/Educativos/jogos_palitos.swf</text:p>
          </table:table-cell>
          <table:table-cell table:number-columns-repeated="1022"/>
        </table:table-row>
        <table:table-row table:style-name="ro2">
          <table:table-cell table:style-name="ce2" office:value-type="string" calcext:value-type="string">
            <text:p>Quebra-cabeça (Diversão, Desafio, Atenção Visual)</text:p>
          </table:table-cell>
          <table:table-cell office:value-type="string" calcext:value-type="string">
            <text:p>chromium-browser /home/EdujogatiFx/JogosEducativos/Jogos/Educativos/jogos_quebra_cabeca.swf</text:p>
          </table:table-cell>
          <table:table-cell table:number-columns-repeated="1022"/>
        </table:table-row>
        <table:table-row table:style-name="ro2">
          <table:table-cell table:style-name="ce2" office:value-type="string" calcext:value-type="string">
            <text:p>Sombra <text:s/>(Diversão, Desafio, Atenção Visual)</text:p>
          </table:table-cell>
          <table:table-cell office:value-type="string" calcext:value-type="string">
            <text:p>chromium-browser /home/EdujogatiFx/JogosEducativos/Jogos/Educativos/jogos_sombra.swf</text:p>
          </table:table-cell>
          <table:table-cell table:number-columns-repeated="1022"/>
        </table:table-row>
        <table:table-row table:style-name="ro2">
          <table:table-cell table:style-name="ce2" office:value-type="string" calcext:value-type="string">
            <text:p>Tangram (Diversão, Desafio, Atenção Visual)</text:p>
          </table:table-cell>
          <table:table-cell office:value-type="string" calcext:value-type="string">
            <text:p>chromium-browser /home/EdujogatiFx/JogosEducativos/Jogos/Educativos/jogos_tangram.swf</text:p>
          </table:table-cell>
          <table:table-cell table:number-columns-repeated="1022"/>
        </table:table-row>
        <table:table-row table:style-name="ro2">
          <table:table-cell table:style-name="ce2" office:value-type="string" calcext:value-type="string">
            <text:p>Telepatia (Diversão, Desafio, Atenção Visual)</text:p>
          </table:table-cell>
          <table:table-cell office:value-type="string" calcext:value-type="string">
            <text:p>chromium-browser /home/EdujogatiFx/JogosEducativos/Jogos/Educativos/jogos_telepatia.swf</text:p>
          </table:table-cell>
          <table:table-cell table:number-columns-repeated="1022"/>
        </table:table-row>
        <table:table-row table:style-name="ro2">
          <table:table-cell table:style-name="ce2" office:value-type="string" calcext:value-type="string">
            <text:p>Trânsito (Diversão, Desafio, Atenção Visual)</text:p>
          </table:table-cell>
          <table:table-cell office:value-type="string" calcext:value-type="string">
            <text:p>chromium-browser /home/EdujogatiFx/JogosEducativos/Jogos/Educativos/jogos_transito.swf</text:p>
          </table:table-cell>
          <table:table-cell table:number-columns-repeated="1022"/>
        </table:table-row>
        <table:table-row table:style-name="ro2">
          <table:table-cell table:style-name="ce2" office:value-type="string" calcext:value-type="string">
            <text:p>Trevo da Sorte <text:s/>(Diversão, Desafio, Atenção Visual)</text:p>
          </table:table-cell>
          <table:table-cell office:value-type="string" calcext:value-type="string">
            <text:p>chromium-browser /home/EdujogatiFx/JogosEducativos/Jogos/Educativos/jogos_trevodasorte.swf</text:p>
          </table:table-cell>
          <table:table-cell table:number-columns-repeated="1022"/>
        </table:table-row>
        <table:table-row table:style-name="ro2">
          <table:table-cell table:style-name="ce2" office:value-type="string" calcext:value-type="string">
            <text:p>Triminós (Diversão, Desafio, Atenção Visual)</text:p>
          </table:table-cell>
          <table:table-cell office:value-type="string" calcext:value-type="string">
            <text:p>chromium-browser /home/EdujogatiFx/JogosEducativos/Jogos/Educativos/jogos_triminos.swf</text:p>
          </table:table-cell>
          <table:table-cell table:number-columns-repeated="1022"/>
        </table:table-row>
        <table:table-row table:style-name="ro2">
          <table:table-cell table:style-name="ce2" office:value-type="string" calcext:value-type="string">
            <text:p>panimal (Diversão, Desafio, Atenção Visual)</text:p>
          </table:table-cell>
          <table:table-cell office:value-type="string" calcext:value-type="string">
            <text:p>Wine /home/EdujogatiFx/JogosEducativos/Jogos/Educativos/filhotes/panimal.exe</text:p>
          </table:table-cell>
          <table:table-cell table:number-columns-repeated="1022"/>
        </table:table-row>
        <table:table-row table:style-name="ro2">
          <table:table-cell table:style-name="ce2" office:value-type="string" calcext:value-type="string">
            <text:p>Bart Simpson (Diversão, Desafio, Atenção Visual)</text:p>
          </table:table-cell>
          <table:table-cell office:value-type="string" calcext:value-type="string">
            <text:p>chromium-browser /home/EdujogatiFx/JogosEducativos/Jogos/Arcade/bartsimpsonstreetburglary8_secure.swf</text:p>
          </table:table-cell>
          <table:table-cell table:number-columns-repeated="1022"/>
        </table:table-row>
        <table:table-row table:style-name="ro2">
          <table:table-cell table:style-name="ce2" office:value-type="string" calcext:value-type="string">
            <text:p>Free Gear (Diversão, Desafio, Atenção Visual)</text:p>
          </table:table-cell>
          <table:table-cell office:value-type="string" calcext:value-type="string">
            <text:p>chromium-browser /home/EdujogatiFx/JogosEducativos/Jogos/Arcade/Freegear.swf</text:p>
          </table:table-cell>
          <table:table-cell table:number-columns-repeated="1022"/>
        </table:table-row>
        <table:table-row table:style-name="ro2">
          <table:table-cell table:style-name="ce2" office:value-type="string" calcext:value-type="string">
            <text:p>Pac-Man 2 (Diversão, Desafio, Atenção Visual)</text:p>
          </table:table-cell>
          <table:table-cell office:value-type="string" calcext:value-type="string">
            <text:p>chromium-browser /home/EdujogatiFx/JogosEducativos/Jogos/Arcade/pacman2.swf</text:p>
          </table:table-cell>
          <table:table-cell table:number-columns-repeated="1022"/>
        </table:table-row>
        <table:table-row table:style-name="ro2">
          <table:table-cell office:value-type="string" calcext:value-type="string">
            <text:p>Pica-pau Amarelo (Diversão, Desafio, Atenção Visual)</text:p>
          </table:table-cell>
          <table:table-cell office:value-type="string" calcext:value-type="string">
            <text:p>chromium-browser /home/EdujogatiFx/JogosEducativos/Jogos/Arcade/sitiopicapauamarelo.swf</text:p>
          </table:table-cell>
          <table:table-cell table:number-columns-repeated="1022"/>
        </table:table-row>
        <table:table-row table:style-name="ro2">
          <table:table-cell table:style-name="ce2" office:value-type="string" calcext:value-type="string">
            <text:p>Sonic Ultimate (Diversão, Desafio, Atenção Visual)</text:p>
          </table:table-cell>
          <table:table-cell office:value-type="string" calcext:value-type="string">
            <text:p>chromium-browser /home/EdujogatiFx/JogosEducativos/Jogos/Arcade/ultimate_sonic.swf</text:p>
          </table:table-cell>
          <table:table-cell table:number-columns-repeated="1022"/>
        </table:table-row>
        <table:table-row table:style-name="ro2">
          <table:table-cell table:style-name="ce2" office:value-type="string" calcext:value-type="string">
            <text:p>Super Mario Star (Diversão, Desafio, Atenção Visual)</text:p>
          </table:table-cell>
          <table:table-cell office:value-type="string" calcext:value-type="string">
            <text:p>chromium-browser /home/EdujogatiFx/JogosEducativos/Jogos/Arcade/Super_Mario_Star_Scramble_2.swf</text:p>
          </table:table-cell>
          <table:table-cell table:number-columns-repeated="1022"/>
        </table:table-row>
        <table:table-row table:style-name="ro2">
          <table:table-cell table:style-name="ce2" office:value-type="string" calcext:value-type="string">
            <text:p>Tetris (Diversão, Desafio, Atenção Visual)</text:p>
          </table:table-cell>
          <table:table-cell office:value-type="string" calcext:value-type="string">
            <text:p>chromium-browser /home/EdujogatiFx/JogosEducativos/Jogos/Arcade/tetris.swf</text:p>
          </table:table-cell>
          <table:table-cell table:number-columns-repeated="1022"/>
        </table:table-row>
        <table:table-row table:style-name="ro2">
          <table:table-cell table:style-name="ce2" office:value-type="string" calcext:value-type="string">
            <text:p>Moto Cross (Diversão, Desafio, Atenção Visual)</text:p>
          </table:table-cell>
          <table:table-cell office:value-type="string" calcext:value-type="string">
            <text:p>chromium-browser /home/EdujogatiFx/JogosEducativos/Jogos/Arcade/moto_cross.swf</text:p>
          </table:table-cell>
          <table:table-cell table:number-columns-repeated="1022"/>
        </table:table-row>
        <table:table-row table:style-name="ro2">
          <table:table-cell table:style-name="ce2" office:value-type="string" calcext:value-type="string">
            <text:p>Moto Cross 2 (Diversão, Desafio, Atenção Visual)</text:p>
          </table:table-cell>
          <table:table-cell office:value-type="string" calcext:value-type="string">
            <text:p>chromium-browser /home/EdujogatiFx/JogosEducativos/Jogos/Arcade/moto_cross2.swf</text:p>
          </table:table-cell>
          <table:table-cell table:number-columns-repeated="1022"/>
        </table:table-row>
        <table:table-row table:style-name="ro2">
          <table:table-cell table:style-name="ce2" office:value-type="string" calcext:value-type="string">
            <text:p>Barbie Puzzle</text:p>
          </table:table-cell>
          <table:table-cell office:value-type="string" calcext:value-type="string">
            <text:p>chromium-browser /home/EdujogatiFx/JogosEducativos/Jogos/Decorar/barbie_fantasy_tale_round_puzzle.swf</text:p>
          </table:table-cell>
          <table:table-cell table:number-columns-repeated="1022"/>
        </table:table-row>
        <table:table-row table:style-name="ro2">
          <table:table-cell table:style-name="ce2" office:value-type="string" calcext:value-type="string">
            <text:p>Barbie Rock Princess</text:p>
          </table:table-cell>
          <table:table-cell office:value-type="string" calcext:value-type="string">
            <text:p>chromium-browser /home/EdujogatiFx/JogosEducativos/Jogos/Decorar/barbie-rock-princess-dress-up-y8.swf</text:p>
          </table:table-cell>
          <table:table-cell table:number-columns-repeated="1022"/>
        </table:table-row>
        <table:table-row table:style-name="ro2">
          <table:table-cell table:style-name="ce2" office:value-type="string" calcext:value-type="string">
            <text:p>Beauty Nail Fad</text:p>
          </table:table-cell>
          <table:table-cell office:value-type="string" calcext:value-type="string">
            <text:p>chromium-browser /home/EdujogatiFx/JogosEducativos/Jogos/Decorar/Beauty_Nail_Fad.swf</text:p>
          </table:table-cell>
          <table:table-cell table:number-columns-repeated="1022"/>
        </table:table-row>
        <table:table-row table:style-name="ro2">
          <table:table-cell table:style-name="ce2" office:value-type="string" calcext:value-type="string">
            <text:p>Cake Decorate <text:s text:c="7"/></text:p>
          </table:table-cell>
          <table:table-cell office:value-type="string" calcext:value-type="string">
            <text:p>chromium-browser /home/EdujogatiFx/JogosEducativos/Jogos/Decorar/cake_decorate.swf</text:p>
          </table:table-cell>
          <table:table-cell table:number-columns-repeated="1022"/>
        </table:table-row>
        <table:table-row table:style-name="ro2">
          <table:table-cell table:style-name="ce2" office:value-type="string" calcext:value-type="string">
            <text:p>Holly Madison</text:p>
          </table:table-cell>
          <table:table-cell office:value-type="string" calcext:value-type="string">
            <text:p>chromium-browser /home/EdujogatiFx/JogosEducativos/Jogos/Decorar/holly_madison_dress_up_game.swf</text:p>
          </table:table-cell>
          <table:table-cell table:number-columns-repeated="1022"/>
        </table:table-row>
        <table:table-row table:style-name="ro2">
          <table:table-cell table:style-name="ce2" office:value-type="string" calcext:value-type="string">
            <text:p>Pimp Your Guitar</text:p>
          </table:table-cell>
          <table:table-cell office:value-type="string" calcext:value-type="string">
            <text:p>chromium-browser /home/EdujogatiFx/JogosEducativos/Jogos/Decorar/pimp_your_guitar.swf</text:p>
          </table:table-cell>
          <table:table-cell table:number-columns-repeated="1022"/>
        </table:table-row>
        <table:table-row table:style-name="ro2">
          <table:table-cell table:style-name="ce2" office:value-type="string" calcext:value-type="string">
            <text:p>Rapunzel</text:p>
          </table:table-cell>
          <table:table-cell office:value-type="string" calcext:value-type="string">
            <text:p>chromium-browser /home/EdujogatiFx/JogosEducativos/Jogos/Decorar/rapunzel.swf</text:p>
          </table:table-cell>
          <table:table-cell table:number-columns-repeated="1022"/>
        </table:table-row>
        <table:table-row table:style-name="ro2">
          <table:table-cell table:style-name="ce2" office:value-type="string" calcext:value-type="string">
            <text:p>Room Changer</text:p>
          </table:table-cell>
          <table:table-cell office:value-type="string" calcext:value-type="string">
            <text:p>chromium-browser /home/EdujogatiFx/JogosEducativos/Jogos/Decorar/roomchanger.swf</text:p>
          </table:table-cell>
          <table:table-cell table:number-columns-repeated="1022"/>
        </table:table-row>
        <table:table-row table:style-name="ro2">
          <table:table-cell table:style-name="ce2" office:value-type="string" calcext:value-type="string">
            <text:p>Decorar (Decoração de ambientes e vestir pesonagens animados)</text:p>
          </table:table-cell>
          <table:table-cell office:value-type="string" calcext:value-type="string">
            <text:p>chromium-browser /home/EdujogatiFx/JogosEducativos/Jogos/Decorar/backyard_adventure_maker_nickelodeon.swf</text:p>
          </table:table-cell>
          <table:table-cell table:number-columns-repeated="1022"/>
        </table:table-row>
        <table:table-row table:style-name="ro2">
          <table:table-cell table:style-name="ce2" office:value-type="string" calcext:value-type="string">
            <text:p>Decorar (Decorar e construir cenários, casas)</text:p>
          </table:table-cell>
          <table:table-cell office:value-type="string" calcext:value-type="string">
            <text:p>chromium-browser /home/EdujogatiFx/JogosEducativos/Jogos/Decorar/construircasasf_garotas.swf</text:p>
          </table:table-cell>
          <table:table-cell table:number-columns-repeated="1022"/>
        </table:table-row>
        <table:table-row table:style-name="ro2">
          <table:table-cell table:style-name="ce2" office:value-type="string" calcext:value-type="string">
            <text:p>Montar (Animais cocoricó)</text:p>
          </table:table-cell>
          <table:table-cell office:value-type="string" calcext:value-type="string">
            <text:p>chromium-browser /home/EdujogatiFx/JogosEducativos/Jogos/Decorar/montar_cocorico.swf</text:p>
          </table:table-cell>
          <table:table-cell table:number-columns-repeated="1022"/>
        </table:table-row>
        <table:table-row table:style-name="ro2">
          <table:table-cell table:style-name="ce2" office:value-type="string" calcext:value-type="string">
            <text:p>Sprinter</text:p>
          </table:table-cell>
          <table:table-cell office:value-type="string" calcext:value-type="string">
            <text:p>chromium-browser /home/EdujogatiFx/JogosEducativos/Jogos/Esportes/sprinter.swf</text:p>
          </table:table-cell>
          <table:table-cell table:number-columns-repeated="1022"/>
        </table:table-row>
        <table:table-row table:style-name="ro2">
          <table:table-cell table:style-name="ce2" office:value-type="string" calcext:value-type="string">
            <text:p>The Champions 3D</text:p>
          </table:table-cell>
          <table:table-cell office:value-type="string" calcext:value-type="string">
            <text:p>chromium-browser /home/EdujogatiFx/JogosEducativos/Jogos/Esportes/The_Champions_3D.swf</text:p>
          </table:table-cell>
          <table:table-cell table:number-columns-repeated="1022"/>
        </table:table-row>
        <table:table-row table:style-name="ro2">
          <table:table-cell table:style-name="ce2" office:value-type="string" calcext:value-type="string">
            <text:p>World Basket Cup</text:p>
          </table:table-cell>
          <table:table-cell office:value-type="string" calcext:value-type="string">
            <text:p>chromium-browser /home/EdujogatiFx/JogosEducativos/Jogos/Esportes/World_Basket_Cup.swf</text:p>
          </table:table-cell>
          <table:table-cell table:number-columns-repeated="1022"/>
        </table:table-row>
        <table:table-row table:style-name="ro2">
          <table:table-cell table:style-name="ce2" office:value-type="string" calcext:value-type="string">
            <text:p>Yahoo Tennis</text:p>
          </table:table-cell>
          <table:table-cell office:value-type="string" calcext:value-type="string">
            <text:p>chromium-browser /home/EdujogatiFx/JogosEducativos/Jogos/Esportes/yahootennis.swf</text:p>
          </table:table-cell>
          <table:table-cell table:number-columns-repeated="1022"/>
        </table:table-row>
        <table:table-row table:style-name="ro3">
          <table:table-cell table:style-name="Default"/>
          <table:table-cell table:number-columns-repeated="1023"/>
        </table:table-row>
        <table:table-row table:style-name="ro4">
          <table:table-cell table:style-name="ce8" office:value-type="string" calcext:value-type="string">
            <text:p>Tabela periódica (Kalzium - Programa mostra tabela periódica, podendo seus elementos <text:s text:c="2"/>serem exibidos por grupo, famílias etc...)</text:p>
          </table:table-cell>
          <table:table-cell table:number-columns-repeated="1023"/>
        </table:table-row>
        <table:table-row table:style-name="ro4">
          <table:table-cell table:style-name="ce8" office:value-type="string" calcext:value-type="string">
            <text:p>Globo na área de trabalho (Marble - Mostra globo terrestre tridimensional) </text:p>
          </table:table-cell>
          <table:table-cell table:number-columns-repeated="1023"/>
        </table:table-row>
        <table:table-row table:style-name="ro4">
          <table:table-cell table:style-name="ce8" office:value-type="string" calcext:value-type="string">
            <text:p>Planetário virtual (Kstars – Programa mostra céu, estrelas, galáxias, sistema solar, entre outros, permite busca de planetas do sistema solar (Ctrl+F)</text:p>
          </table:table-cell>
          <table:table-cell table:number-columns-repeated="1023"/>
        </table:table-row>
        <table:table-row table:style-name="ro4">
          <table:table-cell table:style-name="ce8" office:value-type="string" calcext:value-type="string">
            <text:p>Treinamento em geografia (Kgeography – Programa para estudo interativo de mapa do brasil, entre outros, com perguntas e respostas sobre capitais, <text:s/>estados e bandeiras dos países e estados.)</text:p>
          </table:table-cell>
          <table:table-cell table:number-columns-repeated="1023"/>
        </table:table-row>
        <table:table-row table:style-name="ro4">
          <table:table-cell table:style-name="ce8" office:value-type="string" calcext:value-type="string">
            <text:p>Aprender o alfabeto (Kletters – Programa para aprendizado do alfabeto em inglês, francês ou português por meio dos sons e dos ícones das letras.)</text:p>
          </table:table-cell>
          <table:table-cell table:number-columns-repeated="1023"/>
        </table:table-row>
        <table:table-row table:style-name="ro4">
          <table:table-cell table:style-name="ce8" office:value-type="string" calcext:value-type="string">
            <text:p>Ferramenta de Referência/estudo do japonês (kiten)</text:p>
          </table:table-cell>
          <table:table-cell table:number-columns-repeated="1023"/>
        </table:table-row>
        <table:table-row table:style-name="ro4">
          <table:table-cell table:style-name="ce8" office:value-type="string" calcext:value-type="string">
            <text:p>Jogo da forca (KHangman – Programa em que o estudante deve adivinhar a palavra antes que se forme uma forca)</text:p>
          </table:table-cell>
          <table:table-cell table:number-columns-repeated="1023"/>
        </table:table-row>
        <table:table-row table:style-name="ro4">
          <table:table-cell table:style-name="ce8" office:value-type="string" calcext:value-type="string">
            <text:p>Aprendendo o ALfabeto (Kletters)</text:p>
          </table:table-cell>
          <table:table-cell table:number-columns-repeated="1023"/>
        </table:table-row>
        <table:table-row table:style-name="ro4">
          <table:table-cell table:style-name="ce8" office:value-type="string" calcext:value-type="string">
            <text:p>Jogo de ordenação de letras (Kanagram – Programa exibe palavra com as letras <text:s/>desordenadas, tendo o estudante que adivinhar que palavra é.)</text:p>
          </table:table-cell>
          <table:table-cell table:number-columns-repeated="1023"/>
        </table:table-row>
        <table:table-row table:style-name="ro4">
          <table:table-cell table:style-name="ce8" office:value-type="string" calcext:value-type="string">
            <text:p>Treinador de vocabulário (Parley)</text:p>
          </table:table-cell>
          <table:table-cell table:number-columns-repeated="1023"/>
        </table:table-row>
        <table:table-row table:style-name="ro5">
          <table:table-cell table:style-name="ce7" office:value-type="string" calcext:value-type="string">
            <text:p><text:span text:style-name="T5">Simon diz (Blinken – Programa simples para teste de memória, onde os estudantes veem e ouvem uma sequência de sons e cores e devem mostrar na ordem que aparecem e são tocados, contando ainda com score de pontuação) </text:span></text:p>
          </table:table-cell>
          <table:table-cell table:number-columns-repeated="1023"/>
        </table:table-row>
        <table:table-row table:style-name="ro4">
          <table:table-cell table:style-name="ce8" office:value-type="string" calcext:value-type="string">
            <text:p>Treinador de vocabulário (KwordQuiz – Programa de quiz (jogo de perguntas e respostas, as mesmas podem ser cadastradas de acordo com o interesse do professor, um bom exemplo é usá-lo para treinar palavras opostas, neste caso o programa apresenta uma palavra e o estudante deve indicar, escrever ou falar a oposta da mesma, entre outros usos)</text:p>
          </table:table-cell>
          <table:table-cell table:number-columns-repeated="1023"/>
        </table:table-row>
        <table:table-row table:style-name="ro4">
          <table:table-cell table:style-name="ce8" office:value-type="string" calcext:value-type="string">
            <text:p>Software Matemático (Cantor)</text:p>
          </table:table-cell>
          <table:table-cell table:number-columns-repeated="1023"/>
        </table:table-row>
        <table:table-row table:style-name="ro4">
          <table:table-cell table:style-name="ce8" office:value-type="string" calcext:value-type="string">
            <text:p>Desenho de funções matemáticas (KmPlot - programa destinado ao desenho de funções <text:s/>matemáticas)</text:p>
          </table:table-cell>
          <table:table-cell table:number-columns-repeated="1023"/>
        </table:table-row>
        <table:table-row table:style-name="ro4">
          <table:table-cell table:style-name="ce8" office:value-type="string" calcext:value-type="string">
            <text:p>Calculadora Gráfica (KAlgebra)</text:p>
          </table:table-cell>
          <table:table-cell table:number-columns-repeated="1023"/>
        </table:table-row>
        <table:table-row table:style-name="ro4">
          <table:table-cell table:style-name="ce8" office:value-type="string" calcext:value-type="string">
            <text:p>Exercícios com frações (Kbruch - são mostrados exercícios que devem ser resolvidos)</text:p>
          </table:table-cell>
          <table:table-cell table:number-columns-repeated="1023"/>
        </table:table-row>
        <table:table-row table:style-name="ro4">
          <table:table-cell table:style-name="ce8" office:value-type="string" calcext:value-type="string">
            <text:p>Geometria interativa (Kig)</text:p>
          </table:table-cell>
          <table:table-cell table:number-columns-repeated="1023"/>
        </table:table-row>
        <table:table-row table:style-name="ro4">
          <table:table-cell table:style-name="ce8" office:value-type="string" calcext:value-type="string">
            <text:p>Geometria dinâmica (GeoGebra - Estudo de Fíguras e conceitos matemáticos, desenho de figuras matemáticas)</text:p>
          </table:table-cell>
          <table:table-cell table:number-columns-repeated="1023"/>
        </table:table-row>
        <table:table-row table:style-name="ro5">
          <table:table-cell table:style-name="ce7" office:value-type="string" calcext:value-type="string">
            <text:p><text:span text:style-name="T5">Série educacional (Gcompris – Diversos jogos infantis que auxiliam no aprendizado ao uso do mouse, teclado, matemática, português, lógica e etc.) </text:span></text:p>
          </table:table-cell>
          <table:table-cell table:number-columns-repeated="1023"/>
        </table:table-row>
        <table:table-row table:style-name="ro4">
          <table:table-cell table:style-name="ce8" office:value-type="string" calcext:value-type="string">
            <text:p>Desenho (Tuxpaint - Pintura e desenho diversos, formas geométricas, linhas etc. Muito intuitivo)</text:p>
          </table:table-cell>
          <table:table-cell table:number-columns-repeated="1023"/>
        </table:table-row>
        <table:table-row table:style-name="ro4">
          <table:table-cell table:style-name="ce8" office:value-type="string" calcext:value-type="string">
            <text:p>Clone do Bomberman (jogo de estratégia, explodir paredes)</text:p>
          </table:table-cell>
          <table:table-cell table:number-columns-repeated="1023"/>
        </table:table-row>
        <table:table-row table:style-name="ro4">
          <table:table-cell table:style-name="ce8" office:value-type="string" calcext:value-type="string">
            <text:p>Clone do Pacman (Juntar ouro e fugir das múmias)</text:p>
          </table:table-cell>
          <table:table-cell table:number-columns-repeated="1023"/>
        </table:table-row>
        <table:table-row table:style-name="ro4">
          <table:table-cell table:style-name="ce8" office:value-type="string" calcext:value-type="string">
            <text:p>Jogo como tetris – <text:s/>Kblocks (jogo de tijolos descendo)</text:p>
          </table:table-cell>
          <table:table-cell table:number-columns-repeated="1023"/>
        </table:table-row>
        <table:table-row table:style-name="ro4">
          <table:table-cell table:style-name="ce8" office:value-type="string" calcext:value-type="string">
            <text:p>Jogo de ação (Kgoldrunner – jogo de ação onde o participante deve pegar ouro e usar de estratégia para fugir dos inimigos)</text:p>
          </table:table-cell>
          <table:table-cell table:number-columns-repeated="1023"/>
        </table:table-row>
        <table:table-row table:style-name="ro4">
          <table:table-cell table:style-name="ce8" office:value-type="string" calcext:value-type="string">
            <text:p>Jogo de arcade espacial (KspaceDuel – Duelo de naves ao redor do sol)</text:p>
          </table:table-cell>
          <table:table-cell table:number-columns-repeated="1023"/>
        </table:table-row>
        <table:table-row table:style-name="ro4">
          <table:table-cell table:style-name="ce8" office:value-type="string" calcext:value-type="string">
            <text:p>Jogo de bolas que pulam (Kbounce – o participante deve construir ao menos 75% de parede de modo que as bolas não toquem quando estas estiverem sendo construídas)</text:p>
          </table:table-cell>
          <table:table-cell table:number-columns-repeated="1023"/>
        </table:table-row>
        <table:table-row table:style-name="ro4">
          <table:table-cell table:style-name="ce8" office:value-type="string" calcext:value-type="string">
            <text:p>Jogo de bombardeio (Bomber)</text:p>
          </table:table-cell>
          <table:table-cell table:number-columns-repeated="1023"/>
        </table:table-row>
        <table:table-row table:style-name="ro4">
          <table:table-cell table:style-name="ce8" office:value-type="string" calcext:value-type="string">
            <text:p>Jogo de corrida de Cobras (Ksnakes – Participante deve guiar uma cobra de modo que esta não toque as barreiras nem em outra cobra)</text:p>
          </table:table-cell>
          <table:table-cell table:number-columns-repeated="1023"/>
        </table:table-row>
        <table:table-row table:style-name="ro4">
          <table:table-cell table:style-name="ce8" office:value-type="string" calcext:value-type="string">
            <text:p>Jogo de tetris <text:s/>(Ksirtet – jogo de tijolos que caem, para serem montados)</text:p>
          </table:table-cell>
          <table:table-cell table:number-columns-repeated="1023"/>
        </table:table-row>
        <table:table-row table:style-name="ro4">
          <table:table-cell table:style-name="ce8" office:value-type="string" calcext:value-type="string">
            <text:p>Jogo espacial (Kasteroides – jogo de naves, onde o participante deve atirar para destruir asteróides)</text:p>
          </table:table-cell>
          <table:table-cell table:number-columns-repeated="1023"/>
        </table:table-row>
        <table:table-row table:style-name="ro4">
          <table:table-cell table:style-name="ce8" office:value-type="string" calcext:value-type="string">
            <text:p>Jogo parecido com puyopuyo japones (KOvos sujos – jogo tipo tetris)</text:p>
          </table:table-cell>
          <table:table-cell table:number-columns-repeated="1023"/>
        </table:table-row>
        <table:table-row table:style-name="ro4">
          <table:table-cell table:style-name="ce8" office:value-type="string" calcext:value-type="string">
            <text:p>Jogo parecido com tron (Ktron – Linhas de cores diferentes, uma deve ser guiadas para não tocar na outra nem bater na lateral.)</text:p>
          </table:table-cell>
          <table:table-cell table:number-columns-repeated="1023"/>
        </table:table-row>
        <table:table-row table:style-name="ro4">
          <table:table-cell table:style-name="ce8" office:value-type="string" calcext:value-type="string">
            <text:p>Mini golf (Kolf – pequeno campo de golf)</text:p>
          </table:table-cell>
          <table:table-cell table:number-columns-repeated="1023"/>
        </table:table-row>
        <table:table-row table:style-name="ro5">
          <table:table-cell table:style-name="ce9" office:value-type="string" calcext:value-type="string">
            <text:p><text:span text:style-name="T5">Paciência (jogo para organizar as cartas do maior para o menor naipe)</text:span></text:p>
          </table:table-cell>
          <table:table-cell table:number-columns-repeated="1023"/>
        </table:table-row>
        <table:table-row table:style-name="ro4">
          <table:table-cell table:style-name="ce8" office:value-type="string" calcext:value-type="string">
            <text:p>Tenente skat (jogo de cartas jogadas, quem fizer o maior número de pontos vence.)</text:p>
          </table:table-cell>
          <table:table-cell table:number-columns-repeated="1023"/>
        </table:table-row>
        <table:table-row table:style-name="ro4">
          <table:table-cell table:style-name="ce8" office:value-type="string" calcext:value-type="string">
            <text:p>3D Chess Game (Jogo de xadrez em 3D)</text:p>
          </table:table-cell>
          <table:table-cell table:number-columns-repeated="1023"/>
        </table:table-row>
        <table:table-row table:style-name="ro4">
          <table:table-cell table:style-name="ce8" office:value-type="string" calcext:value-type="string">
            <text:p>Conecte os pontos para criar quadrados (KSquares)</text:p>
          </table:table-cell>
          <table:table-cell table:number-columns-repeated="1023"/>
        </table:table-row>
        <table:table-row table:style-name="ro4">
          <table:table-cell table:style-name="ce8" office:value-type="string" calcext:value-type="string">
            <text:p>Jogo de dados (Kiriti)</text:p>
          </table:table-cell>
          <table:table-cell table:number-columns-repeated="1023"/>
        </table:table-row>
        <table:table-row table:style-name="ro4">
          <table:table-cell table:style-name="ce8" office:value-type="string" calcext:value-type="string">
            <text:p>Jogo de peças (Shisen-Sho)</text:p>
          </table:table-cell>
          <table:table-cell table:number-columns-repeated="1023"/>
        </table:table-row>
        <table:table-row table:style-name="ro4">
          <table:table-cell table:style-name="ce8" office:value-type="string" calcext:value-type="string">
            <text:p>Jogo de reversi (jogo de estratégia, deve-se clicar nos espaços e ter o maior numero de pecas de sua cor - Bovo)</text:p>
          </table:table-cell>
          <table:table-cell table:number-columns-repeated="1023"/>
        </table:table-row>
        <table:table-row table:style-name="ro4">
          <table:table-cell table:style-name="ce8" office:value-type="string" calcext:value-type="string">
            <text:p>Jogo de reversi (KReversi)</text:p>
          </table:table-cell>
          <table:table-cell table:number-columns-repeated="1023"/>
        </table:table-row>
        <table:table-row table:style-name="ro4">
          <table:table-cell table:style-name="ce8" office:value-type="string" calcext:value-type="string">
            <text:p>Jogo de tabuleiro Go (Kigo)</text:p>
          </table:table-cell>
          <table:table-cell table:number-columns-repeated="1023"/>
        </table:table-row>
        <table:table-row table:style-name="ro4">
          <table:table-cell table:style-name="ce8" office:value-type="string" calcext:value-type="string">
            <text:p>Jogo lógico de Caixa Preta (KBlackBox)</text:p>
          </table:table-cell>
          <table:table-cell table:number-columns-repeated="1023"/>
        </table:table-row>
        <table:table-row table:style-name="ro4">
          <table:table-cell table:style-name="ce8" office:value-type="string" calcext:value-type="string">
            <text:p>Jogo lógico quatro em linha (Kfourinline)</text:p>
          </table:table-cell>
          <table:table-cell table:number-columns-repeated="1023"/>
        </table:table-row>
        <table:table-row table:style-name="ro4">
          <table:table-cell table:style-name="ce8" office:value-type="string" calcext:value-type="string">
            <text:p>Paciência Manjongg (KMahjongg)</text:p>
          </table:table-cell>
          <table:table-cell table:number-columns-repeated="1023"/>
        </table:table-row>
        <table:table-row table:style-name="ro4">
          <table:table-cell table:style-name="ce8" office:value-type="string" calcext:value-type="string">
            <text:p>Homem batata (pode-se enfeitar uma batata com várias ferramentas como óculos, chapéu etc...)</text:p>
          </table:table-cell>
          <table:table-cell table:number-columns-repeated="1023"/>
        </table:table-row>
        <table:table-row table:style-name="ro4">
          <table:table-cell table:style-name="ce8" office:value-type="string" calcext:value-type="string">
            <text:p>Tuxmath (ferramenta muito interessante para prática da matemática, soma, adição, subtração, multiplicação, entre outras.)</text:p>
          </table:table-cell>
          <table:table-cell table:number-columns-repeated="1023"/>
        </table:table-row>
        <table:table-row table:style-name="ro4">
          <table:table-cell table:style-name="ce8" office:value-type="string" calcext:value-type="string">
            <text:p>Jogo de batalha <text:s/>naval (jogador deve posicionar seus navios de guerra e atirar no inimigo utilizando o mouse no campo oposto.</text:p>
          </table:table-cell>
          <table:table-cell table:number-columns-repeated="1023"/>
        </table:table-row>
        <table:table-row table:style-name="ro4">
          <table:table-cell table:style-name="ce8" office:value-type="string" calcext:value-type="string">
            <text:p>Jogo de captura de território (KJuningCube)</text:p>
          </table:table-cell>
          <table:table-cell table:number-columns-repeated="1023"/>
        </table:table-row>
        <table:table-row table:style-name="ro4">
          <table:table-cell table:style-name="ce8" office:value-type="string" calcext:value-type="string">
            <text:p>Jogo de construir deres de computadores (KNetWalk)</text:p>
          </table:table-cell>
          <table:table-cell table:number-columns-repeated="1023"/>
        </table:table-row>
        <table:table-row table:style-name="ro4">
          <table:table-cell table:style-name="ce8" office:value-type="string" calcext:value-type="string">
            <text:p>Jogo de dominação Planetária (KSirk)</text:p>
          </table:table-cell>
          <table:table-cell table:number-columns-repeated="1023"/>
        </table:table-row>
        <table:table-row table:style-name="ro4">
          <table:table-cell table:style-name="ce8" office:value-type="string" calcext:value-type="string">
            <text:p>Jogo de estratégia galáctico (Konquest)</text:p>
          </table:table-cell>
          <table:table-cell table:number-columns-repeated="1023"/>
        </table:table-row>
        <table:table-row table:style-name="ro4">
          <table:table-cell table:style-name="ce8" office:value-type="string" calcext:value-type="string">
            <text:p>Jogo de Tabuleiro (SameGame)</text:p>
          </table:table-cell>
          <table:table-cell table:number-columns-repeated="1023"/>
        </table:table-row>
        <table:table-row table:style-name="ro4">
          <table:table-cell table:style-name="ce8" office:value-type="string" calcext:value-type="string">
            <text:p>Jogo lógico parecido com Sokoban (KAtomic)</text:p>
          </table:table-cell>
          <table:table-cell table:number-columns-repeated="1023"/>
        </table:table-row>
        <table:table-row table:style-name="ro4">
          <table:table-cell table:style-name="ce8" office:value-type="string" calcext:value-type="string">
            <text:p>Jogo parecido com capo minado (KMines)</text:p>
          </table:table-cell>
          <table:table-cell table:number-columns-repeated="1023"/>
        </table:table-row>
        <table:table-row table:style-name="ro4">
          <table:table-cell table:style-name="ce8" office:value-type="string" calcext:value-type="string">
            <text:p>Jogo Tático (Kolor lines)</text:p>
          </table:table-cell>
          <table:table-cell table:number-columns-repeated="1023"/>
        </table:table-row>
        <table:table-row table:style-name="ro4">
          <table:table-cell table:style-name="ce8" office:value-type="string" calcext:value-type="string">
            <text:p>Killbots (fugir das múmias)</text:p>
          </table:table-cell>
          <table:table-cell table:number-columns-repeated="1023"/>
        </table:table-row>
        <table:table-row table:style-name="ro4">
          <table:table-cell table:style-name="ce8" office:value-type="string" calcext:value-type="string">
            <text:p>Jogo de quebra-cabeça (Palapeli)</text:p>
          </table:table-cell>
          <table:table-cell table:number-columns-repeated="1023"/>
        </table:table-row>
        <table:table-row table:style-name="ro4">
          <table:table-cell table:style-name="ce8" office:value-type="string" calcext:value-type="string">
            <text:p>Jogo de lógica Sudoku (KSudoku)</text:p>
          </table:table-cell>
          <table:table-cell table:number-columns-repeated="1023"/>
        </table:table-row>
        <table:table-row table:style-name="ro4">
          <table:table-cell table:style-name="ce8" office:value-type="string" calcext:value-type="string">
            <text:p>Jogo de Lógica três em linha (KDiamond)</text:p>
          </table:table-cell>
          <table:table-cell table:number-columns-repeated="1023"/>
        </table:table-row>
        <table:table-row table:style-name="ro4">
          <table:table-cell table:style-name="ce8" office:value-type="string" calcext:value-type="string">
            <text:p>Cubo Mágico em 3D (Kubrick)</text:p>
          </table:table-cell>
          <table:table-cell table:number-columns-repeated="1023"/>
        </table:table-row>
        <table:table-row table:style-name="ro2">
          <table:table-cell table:style-name="ce2"/>
          <table:table-cell table:number-columns-repeated="1023"/>
        </table:table-row>
        <table:table-row table:style-name="ro4">
          <table:table-cell table:style-name="ce10"/>
          <table:table-cell table:number-columns-repeated="1023"/>
        </table:table-row>
        <table:table-row table:style-name="ro2">
          <table:table-cell table:style-name="ce4"/>
          <table:table-cell table:number-columns-repeated="1023"/>
        </table:table-row>
        <table:table-row table:style-name="ro4">
          <table:table-cell table:style-name="ce8"/>
          <table:table-cell table:number-columns-repeated="1023"/>
        </table:table-row>
        <table:table-row table:style-name="ro2">
          <table:table-cell table:style-name="ce2"/>
          <table:table-cell table:number-columns-repeated="1023"/>
        </table:table-row>
        <table:table-row table:style-name="ro3" table:number-rows-repeated="14">
          <table:table-cell table:style-name="ce9"/>
          <table:table-cell table:number-columns-repeated="1023"/>
        </table:table-row>
        <table:table-row table:style-name="ro4">
          <table:table-cell table:style-name="ce8"/>
          <table:table-cell table:number-columns-repeated="1023"/>
        </table:table-row>
        <table:table-row table:style-name="ro2" table:number-rows-repeated="4">
          <table:table-cell table:style-name="ce2"/>
          <table:table-cell table:number-columns-repeated="1023"/>
        </table:table-row>
        <table:table-row table:style-name="ro4">
          <table:table-cell table:style-name="ce8"/>
          <table:table-cell table:number-columns-repeated="1023"/>
        </table:table-row>
        <table:table-row table:style-name="ro2" table:number-rows-repeated="8">
          <table:table-cell table:style-name="ce2"/>
          <table:table-cell table:number-columns-repeated="1023"/>
        </table:table-row>
        <table:table-row table:style-name="ro4">
          <table:table-cell table:style-name="ce8"/>
          <table:table-cell table:number-columns-repeated="1023"/>
        </table:table-row>
        <table:table-row table:style-name="ro2" table:number-rows-repeated="4">
          <table:table-cell table:style-name="ce2"/>
          <table:table-cell table:number-columns-repeated="1023"/>
        </table:table-row>
        <table:table-row table:style-name="ro4">
          <table:table-cell table:style-name="ce8"/>
          <table:table-cell table:number-columns-repeated="1023"/>
        </table:table-row>
        <table:table-row table:style-name="ro2" table:number-rows-repeated="4">
          <table:table-cell table:style-name="ce2"/>
          <table:table-cell table:number-columns-repeated="1023"/>
        </table:table-row>
        <table:table-row table:style-name="ro3">
          <table:table-cell table:style-name="ce9"/>
          <table:table-cell table:number-columns-repeated="1023"/>
        </table:table-row>
        <table:table-row table:style-name="ro2">
          <table:table-cell table:style-name="ce2"/>
          <table:table-cell table:number-columns-repeated="1023"/>
        </table:table-row>
        <table:table-row table:style-name="ro4">
          <table:table-cell table:style-name="ce8"/>
          <table:table-cell table:number-columns-repeated="1023"/>
        </table:table-row>
        <table:table-row table:style-name="ro3">
          <table:table-cell table:style-name="ce9"/>
          <table:table-cell table:number-columns-repeated="1023"/>
        </table:table-row>
        <table:table-row table:style-name="ro2" table:number-rows-repeated="5">
          <table:table-cell table:style-name="ce2"/>
          <table:table-cell table:number-columns-repeated="1023"/>
        </table:table-row>
        <table:table-row table:style-name="ro4">
          <table:table-cell table:style-name="ce8"/>
          <table:table-cell table:number-columns-repeated="1023"/>
        </table:table-row>
        <table:table-row table:style-name="ro3" table:number-rows-repeated="4">
          <table:table-cell table:style-name="ce9"/>
          <table:table-cell table:number-columns-repeated="1023"/>
        </table:table-row>
        <table:table-row table:style-name="ro2">
          <table:table-cell table:style-name="ce2"/>
          <table:table-cell table:number-columns-repeated="1023"/>
        </table:table-row>
        <table:table-row table:style-name="ro4">
          <table:table-cell table:style-name="ce8"/>
          <table:table-cell table:number-columns-repeated="1023"/>
        </table:table-row>
        <table:table-row table:style-name="ro3" table:number-rows-repeated="3">
          <table:table-cell table:style-name="ce9"/>
          <table:table-cell table:number-columns-repeated="1023"/>
        </table:table-row>
        <table:table-row table:style-name="ro2">
          <table:table-cell table:style-name="ce2"/>
          <table:table-cell table:number-columns-repeated="1023"/>
        </table:table-row>
        <table:table-row table:style-name="ro4">
          <table:table-cell table:style-name="ce8"/>
          <table:table-cell table:number-columns-repeated="1023"/>
        </table:table-row>
        <table:table-row table:style-name="ro3">
          <table:table-cell table:style-name="ce9"/>
          <table:table-cell table:number-columns-repeated="1023"/>
        </table:table-row>
        <table:table-row table:style-name="ro2">
          <table:table-cell table:style-name="ce2"/>
          <table:table-cell table:number-columns-repeated="1023"/>
        </table:table-row>
        <table:table-row table:style-name="ro4" table:number-rows-repeated="2">
          <table:table-cell table:style-name="ce8"/>
          <table:table-cell table:number-columns-repeated="1023"/>
        </table:table-row>
        <table:table-row table:style-name="ro2" table:number-rows-repeated="7">
          <table:table-cell table:style-name="ce2"/>
          <table:table-cell table:number-columns-repeated="1023"/>
        </table:table-row>
        <table:table-row table:style-name="ro3">
          <table:table-cell table:style-name="ce9"/>
          <table:table-cell table:number-columns-repeated="1023"/>
        </table:table-row>
        <table:table-row table:style-name="ro2">
          <table:table-cell table:style-name="ce2"/>
          <table:table-cell table:number-columns-repeated="1023"/>
        </table:table-row>
        <table:table-row table:style-name="ro4">
          <table:table-cell table:style-name="ce8"/>
          <table:table-cell table:number-columns-repeated="1023"/>
        </table:table-row>
        <table:table-row table:style-name="ro3">
          <table:table-cell table:style-name="ce9"/>
          <table:table-cell table:number-columns-repeated="1023"/>
        </table:table-row>
        <table:table-row table:style-name="ro2">
          <table:table-cell table:style-name="ce2"/>
          <table:table-cell table:number-columns-repeated="1023"/>
        </table:table-row>
        <table:table-row table:style-name="ro4">
          <table:table-cell table:style-name="ce8"/>
          <table:table-cell table:number-columns-repeated="1023"/>
        </table:table-row>
        <table:table-row table:style-name="ro3" table:number-rows-repeated="5">
          <table:table-cell table:style-name="ce9"/>
          <table:table-cell table:number-columns-repeated="1023"/>
        </table:table-row>
        <table:table-row table:style-name="ro2">
          <table:table-cell table:style-name="ce2"/>
          <table:table-cell table:number-columns-repeated="1023"/>
        </table:table-row>
        <table:table-row table:style-name="ro4">
          <table:table-cell table:style-name="ce8"/>
          <table:table-cell table:number-columns-repeated="1023"/>
        </table:table-row>
        <table:table-row table:style-name="ro3">
          <table:table-cell table:style-name="ce9"/>
          <table:table-cell table:number-columns-repeated="1023"/>
        </table:table-row>
        <table:table-row table:style-name="ro2">
          <table:table-cell table:style-name="ce2"/>
          <table:table-cell table:number-columns-repeated="1023"/>
        </table:table-row>
        <table:table-row table:style-name="ro4">
          <table:table-cell table:style-name="ce8"/>
          <table:table-cell table:number-columns-repeated="1023"/>
        </table:table-row>
        <table:table-row table:style-name="ro3" table:number-rows-repeated="4">
          <table:table-cell table:style-name="ce9"/>
          <table:table-cell table:number-columns-repeated="1023"/>
        </table:table-row>
        <table:table-row table:style-name="ro2">
          <table:table-cell table:style-name="ce2"/>
          <table:table-cell table:number-columns-repeated="1023"/>
        </table:table-row>
        <table:table-row table:style-name="ro4">
          <table:table-cell table:style-name="ce8"/>
          <table:table-cell table:number-columns-repeated="1023"/>
        </table:table-row>
        <table:table-row table:style-name="ro3" table:number-rows-repeated="2">
          <table:table-cell table:style-name="ce9"/>
          <table:table-cell table:number-columns-repeated="1023"/>
        </table:table-row>
        <table:table-row table:style-name="ro2">
          <table:table-cell table:style-name="ce2"/>
          <table:table-cell table:number-columns-repeated="1023"/>
        </table:table-row>
        <table:table-row table:style-name="ro4">
          <table:table-cell table:style-name="ce8"/>
          <table:table-cell table:number-columns-repeated="1023"/>
        </table:table-row>
        <table:table-row table:style-name="ro3">
          <table:table-cell table:style-name="ce9"/>
          <table:table-cell table:number-columns-repeated="1023"/>
        </table:table-row>
        <table:table-row table:style-name="ro2">
          <table:table-cell table:style-name="ce2"/>
          <table:table-cell table:number-columns-repeated="1023"/>
        </table:table-row>
        <table:table-row table:style-name="ro4">
          <table:table-cell table:style-name="ce8"/>
          <table:table-cell table:number-columns-repeated="1023"/>
        </table:table-row>
        <table:table-row table:style-name="ro3" table:number-rows-repeated="7">
          <table:table-cell table:style-name="ce9"/>
          <table:table-cell table:number-columns-repeated="1023"/>
        </table:table-row>
        <table:table-row table:style-name="ro4">
          <table:table-cell table:style-name="ce9"/>
          <table:table-cell table:style-name="ce8"/>
          <table:table-cell table:number-columns-repeated="1022"/>
        </table:table-row>
        <table:table-row table:style-name="ro2">
          <table:table-cell table:style-name="ce9"/>
          <table:table-cell table:style-name="ce2"/>
          <table:table-cell table:number-columns-repeated="1022"/>
        </table:table-row>
        <table:table-row table:style-name="ro3" table:number-rows-repeated="5">
          <table:table-cell table:style-name="ce9" table:number-columns-repeated="2"/>
          <table:table-cell table:number-columns-repeated="1022"/>
        </table:table-row>
        <table:table-row table:style-name="ro2" table:number-rows-repeated="7">
          <table:table-cell table:style-name="ce2"/>
          <table:table-cell table:style-name="ce9"/>
          <table:table-cell table:number-columns-repeated="1022"/>
        </table:table-row>
        <table:table-row table:style-name="ro4">
          <table:table-cell table:style-name="ce8"/>
          <table:table-cell table:style-name="ce9"/>
          <table:table-cell table:number-columns-repeated="1022"/>
        </table:table-row>
        <table:table-row table:style-name="ro3">
          <table:table-cell table:style-name="ce9" table:number-columns-repeated="2"/>
          <table:table-cell table:number-columns-repeated="1022"/>
        </table:table-row>
        <table:table-row table:style-name="ro4">
          <table:table-cell table:style-name="ce9"/>
          <table:table-cell table:style-name="ce8"/>
          <table:table-cell table:number-columns-repeated="1022"/>
        </table:table-row>
        <table:table-row table:style-name="ro2">
          <table:table-cell table:style-name="ce2" table:number-columns-repeated="2"/>
          <table:table-cell table:number-columns-repeated="1022"/>
        </table:table-row>
        <table:table-row table:style-name="ro2" table:number-rows-repeated="3">
          <table:table-cell table:style-name="ce9"/>
          <table:table-cell table:style-name="ce2"/>
          <table:table-cell table:number-columns-repeated="1022"/>
        </table:table-row>
        <table:table-row table:style-name="ro4">
          <table:table-cell table:style-name="ce9"/>
          <table:table-cell table:style-name="ce8"/>
          <table:table-cell table:number-columns-repeated="1022"/>
        </table:table-row>
        <table:table-row table:style-name="ro2" table:number-rows-repeated="3">
          <table:table-cell table:style-name="ce9"/>
          <table:table-cell table:style-name="ce2"/>
          <table:table-cell table:number-columns-repeated="1022"/>
        </table:table-row>
        <table:table-row table:style-name="ro2">
          <table:table-cell table:style-name="ce8"/>
          <table:table-cell table:style-name="ce2"/>
          <table:table-cell table:number-columns-repeated="1022"/>
        </table:table-row>
        <table:table-row table:style-name="ro2">
          <table:table-cell table:style-name="ce2" table:number-columns-repeated="2"/>
          <table:table-cell table:number-columns-repeated="1022"/>
        </table:table-row>
        <table:table-row table:style-name="ro2" table:number-rows-repeated="3">
          <table:table-cell table:style-name="ce9"/>
          <table:table-cell table:style-name="ce2"/>
          <table:table-cell table:number-columns-repeated="1022"/>
        </table:table-row>
        <table:table-row table:style-name="ro2">
          <table:table-cell table:style-name="ce2"/>
          <table:table-cell table:style-name="ce8"/>
          <table:table-cell table:number-columns-repeated="1022"/>
        </table:table-row>
        <table:table-row table:style-name="ro2">
          <table:table-cell table:style-name="ce8"/>
          <table:table-cell table:style-name="ce2"/>
          <table:table-cell table:number-columns-repeated="1022"/>
        </table:table-row>
        <table:table-row table:style-name="ro2" table:number-rows-repeated="2">
          <table:table-cell table:style-name="ce9"/>
          <table:table-cell table:style-name="ce2"/>
          <table:table-cell table:number-columns-repeated="1022"/>
        </table:table-row>
        <table:table-row table:style-name="ro2">
          <table:table-cell table:style-name="ce2" table:number-columns-repeated="2"/>
          <table:table-cell table:number-columns-repeated="1022"/>
        </table:table-row>
        <table:table-row table:style-name="ro4">
          <table:table-cell table:style-name="ce8" table:number-columns-repeated="2"/>
          <table:table-cell table:number-columns-repeated="1022"/>
        </table:table-row>
        <table:table-row table:style-name="ro2">
          <table:table-cell table:style-name="ce2" table:number-columns-repeated="2"/>
          <table:table-cell table:number-columns-repeated="1022"/>
        </table:table-row>
        <table:table-row table:style-name="ro2">
          <table:table-cell table:style-name="ce9"/>
          <table:table-cell table:style-name="ce2"/>
          <table:table-cell table:number-columns-repeated="1022"/>
        </table:table-row>
        <table:table-row table:style-name="ro2">
          <table:table-cell table:style-name="ce2" table:number-columns-repeated="2"/>
          <table:table-cell table:number-columns-repeated="1022"/>
        </table:table-row>
        <table:table-row table:style-name="ro2">
          <table:table-cell table:style-name="ce8"/>
          <table:table-cell table:style-name="ce2"/>
          <table:table-cell table:number-columns-repeated="1022"/>
        </table:table-row>
        <table:table-row table:style-name="ro2">
          <table:table-cell table:style-name="ce2"/>
          <table:table-cell table:style-name="ce9"/>
          <table:table-cell table:number-columns-repeated="1022"/>
        </table:table-row>
        <table:table-row table:style-name="ro2">
          <table:table-cell table:style-name="ce9"/>
          <table:table-cell table:style-name="ce2"/>
          <table:table-cell table:number-columns-repeated="1022"/>
        </table:table-row>
        <table:table-row table:style-name="ro2">
          <table:table-cell table:style-name="ce2"/>
          <table:table-cell table:style-name="ce8"/>
          <table:table-cell table:number-columns-repeated="1022"/>
        </table:table-row>
        <table:table-row table:style-name="ro4">
          <table:table-cell table:style-name="ce8"/>
          <table:table-cell table:style-name="ce9"/>
          <table:table-cell table:number-columns-repeated="1022"/>
        </table:table-row>
        <table:table-row table:style-name="ro2">
          <table:table-cell table:style-name="ce9"/>
          <table:table-cell table:style-name="ce2"/>
          <table:table-cell table:number-columns-repeated="1022"/>
        </table:table-row>
        <table:table-row table:style-name="ro2">
          <table:table-cell table:style-name="ce2" table:number-columns-repeated="2"/>
          <table:table-cell table:number-columns-repeated="1022"/>
        </table:table-row>
        <table:table-row table:style-name="ro2">
          <table:table-cell table:style-name="ce8"/>
          <table:table-cell table:style-name="ce2"/>
          <table:table-cell table:number-columns-repeated="1022"/>
        </table:table-row>
        <table:table-row table:style-name="ro2">
          <table:table-cell table:style-name="ce2" table:number-columns-repeated="2"/>
          <table:table-cell table:number-columns-repeated="1022"/>
        </table:table-row>
        <table:table-row table:style-name="ro2">
          <table:table-cell table:style-name="ce9"/>
          <table:table-cell table:style-name="ce2"/>
          <table:table-cell table:number-columns-repeated="1022"/>
        </table:table-row>
        <table:table-row table:style-name="ro4">
          <table:table-cell table:style-name="ce8" table:number-columns-repeated="2"/>
          <table:table-cell table:number-columns-repeated="1022"/>
        </table:table-row>
        <table:table-row table:style-name="ro2">
          <table:table-cell table:style-name="ce2"/>
          <table:table-cell table:style-name="ce9"/>
          <table:table-cell table:number-columns-repeated="1022"/>
        </table:table-row>
        <table:table-row table:style-name="ro3" table:number-rows-repeated="3">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3" table:number-rows-repeated="3">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3">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number-rows-repeated="2">
          <table:table-cell table:style-name="Default"/>
          <table:table-cell table:style-name="ce8"/>
          <table:table-cell table:number-columns-repeated="1022"/>
        </table:table-row>
        <table:table-row table:style-name="ro2" table:number-rows-repeated="7">
          <table:table-cell table:style-name="Default"/>
          <table:table-cell table:style-name="ce2"/>
          <table:table-cell table:number-columns-repeated="1022"/>
        </table:table-row>
        <table:table-row table:style-name="ro3">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3">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3" table:number-rows-repeated="5">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3">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3" table:number-rows-repeated="4">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3" table:number-rows-repeated="2">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3">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3" table:number-rows-repeated="14">
          <table:table-cell table:style-name="Default"/>
          <table:table-cell table:style-name="ce9"/>
          <table:table-cell table:number-columns-repeated="1022"/>
        </table:table-row>
        <table:table-row table:style-name="ro2" table:number-rows-repeated="7">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3" table:number-rows-repeated="2">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3" table:number-rows-repeated="7">
          <table:table-cell table:style-name="Default"/>
          <table:table-cell table:style-name="ce9"/>
          <table:table-cell table:number-columns-repeated="1022"/>
        </table:table-row>
        <table:table-row table:style-name="ro4">
          <table:table-cell table:style-name="Default"/>
          <table:table-cell table:style-name="ce8"/>
          <table:table-cell table:number-columns-repeated="1022"/>
        </table:table-row>
        <table:table-row table:style-name="ro2">
          <table:table-cell table:style-name="Default"/>
          <table:table-cell table:style-name="ce2"/>
          <table:table-cell table:number-columns-repeated="1022"/>
        </table:table-row>
        <table:table-row table:style-name="ro3" table:number-rows-repeated="3">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3" table:number-rows-repeated="2">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2">
          <table:table-cell table:style-name="Default"/>
          <table:table-cell table:style-name="ce2"/>
          <table:table-cell table:number-columns-repeated="1022"/>
        </table:table-row>
        <table:table-row table:style-name="ro3">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2">
          <table:table-cell table:style-name="Default"/>
          <table:table-cell table:style-name="ce2"/>
          <table:table-cell table:number-columns-repeated="1022"/>
        </table:table-row>
        <table:table-row table:style-name="ro3">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3">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2">
          <table:table-cell table:style-name="Default"/>
          <table:table-cell table:style-name="ce2"/>
          <table:table-cell table:number-columns-repeated="1022"/>
        </table:table-row>
        <table:table-row table:style-name="ro3">
          <table:table-cell table:style-name="Default"/>
          <table:table-cell table:style-name="ce9"/>
          <table:table-cell table:number-columns-repeated="1022"/>
        </table:table-row>
        <table:table-row table:style-name="ro4">
          <table:table-cell table:style-name="Default"/>
          <table:table-cell table:style-name="ce8"/>
          <table:table-cell table:number-columns-repeated="1022"/>
        </table:table-row>
        <table:table-row table:style-name="ro2">
          <table:table-cell table:style-name="Default"/>
          <table:table-cell table:style-name="ce2"/>
          <table:table-cell table:number-columns-repeated="1022"/>
        </table:table-row>
        <table:table-row table:style-name="ro3">
          <table:table-cell table:style-name="Default"/>
          <table:table-cell table:number-columns-repeated="1023"/>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3" table:number-rows-repeated="2">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3" table:number-rows-repeated="7">
          <table:table-cell table:style-name="Default"/>
          <table:table-cell table:style-name="ce9"/>
          <table:table-cell table:number-columns-repeated="1022"/>
        </table:table-row>
        <table:table-row table:style-name="ro4">
          <table:table-cell table:style-name="Default"/>
          <table:table-cell table:style-name="ce8"/>
          <table:table-cell table:number-columns-repeated="1022"/>
        </table:table-row>
        <table:table-row table:style-name="ro2">
          <table:table-cell table:style-name="Default"/>
          <table:table-cell table:style-name="ce2"/>
          <table:table-cell table:number-columns-repeated="1022"/>
        </table:table-row>
        <table:table-row table:style-name="ro3" table:number-rows-repeated="3">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3" table:number-rows-repeated="2">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2">
          <table:table-cell table:style-name="Default"/>
          <table:table-cell table:style-name="ce2"/>
          <table:table-cell table:number-columns-repeated="1022"/>
        </table:table-row>
        <table:table-row table:style-name="ro3">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2">
          <table:table-cell table:style-name="Default"/>
          <table:table-cell table:style-name="ce2"/>
          <table:table-cell table:number-columns-repeated="1022"/>
        </table:table-row>
        <table:table-row table:style-name="ro3">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3">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2">
          <table:table-cell table:style-name="Default"/>
          <table:table-cell table:style-name="ce2"/>
          <table:table-cell table:number-columns-repeated="1022"/>
        </table:table-row>
        <table:table-row table:style-name="ro3">
          <table:table-cell table:style-name="Default"/>
          <table:table-cell table:style-name="ce9"/>
          <table:table-cell table:number-columns-repeated="1022"/>
        </table:table-row>
        <table:table-row table:style-name="ro4">
          <table:table-cell table:style-name="Default"/>
          <table:table-cell table:style-name="ce8"/>
          <table:table-cell table:number-columns-repeated="1022"/>
        </table:table-row>
        <table:table-row table:style-name="ro2">
          <table:table-cell table:style-name="Default"/>
          <table:table-cell table:style-name="ce2"/>
          <table:table-cell table:number-columns-repeated="1022"/>
        </table:table-row>
        <table:table-row table:style-name="ro3">
          <table:table-cell table:style-name="Default"/>
          <table:table-cell table:number-columns-repeated="1023"/>
        </table:table-row>
        <table:table-row table:style-name="ro3">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2">
          <table:table-cell table:style-name="Default"/>
          <table:table-cell table:style-name="ce2"/>
          <table:table-cell table:number-columns-repeated="1022"/>
        </table:table-row>
        <table:table-row table:style-name="ro3">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2">
          <table:table-cell table:style-name="Default"/>
          <table:table-cell table:style-name="ce2"/>
          <table:table-cell table:number-columns-repeated="1022"/>
        </table:table-row>
        <table:table-row table:style-name="ro3">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3">
          <table:table-cell table:style-name="Default"/>
          <table:table-cell table:style-name="ce9"/>
          <table:table-cell table:number-columns-repeated="1022"/>
        </table:table-row>
        <table:table-row table:style-name="ro2">
          <table:table-cell table:style-name="Default"/>
          <table:table-cell table:style-name="ce2"/>
          <table:table-cell table:number-columns-repeated="1022"/>
        </table:table-row>
        <table:table-row table:style-name="ro4">
          <table:table-cell table:style-name="Default"/>
          <table:table-cell table:style-name="ce8"/>
          <table:table-cell table:number-columns-repeated="1022"/>
        </table:table-row>
        <table:table-row table:style-name="ro2">
          <table:table-cell table:style-name="Default"/>
          <table:table-cell table:style-name="ce2"/>
          <table:table-cell table:number-columns-repeated="1022"/>
        </table:table-row>
        <table:table-row table:style-name="ro3">
          <table:table-cell table:style-name="Default"/>
          <table:table-cell table:style-name="ce9"/>
          <table:table-cell table:number-columns-repeated="1022"/>
        </table:table-row>
        <table:table-row table:style-name="ro4">
          <table:table-cell table:style-name="Default"/>
          <table:table-cell table:style-name="ce8"/>
          <table:table-cell table:number-columns-repeated="1022"/>
        </table:table-row>
        <table:table-row table:style-name="ro2">
          <table:table-cell table:style-name="Default"/>
          <table:table-cell table:style-name="ce2"/>
          <table:table-cell table:number-columns-repeated="1022"/>
        </table:table-row>
      </table:table>
      <table:table table:name="Planilha2" table:style-name="ta1">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4" table:default-cell-style-name="Default"/>
        <table:table-column table:style-name="co7" table:default-cell-style-name="Default"/>
        <table:table-column table:style-name="co4" table:default-cell-style-name="Default"/>
        <table:table-column table:style-name="co8" table:default-cell-style-name="Default"/>
        <table:table-column table:style-name="co4" table:default-cell-style-name="Default"/>
        <table:table-column table:style-name="co7" table:default-cell-style-name="Default"/>
        <table:table-column table:style-name="co4" table:default-cell-style-name="Default"/>
        <table:table-column table:style-name="co9" table:default-cell-style-name="Default"/>
        <table:table-column table:style-name="co4" table:default-cell-style-name="Default"/>
        <table:table-column table:style-name="co10" table:default-cell-style-name="Default"/>
        <table:table-column table:style-name="co4" table:default-cell-style-name="Default"/>
        <table:table-column table:style-name="co11" table:default-cell-style-name="Default"/>
        <table:table-column table:style-name="co4" table:default-cell-style-name="Default"/>
        <table:table-column table:style-name="co12" table:default-cell-style-name="Default"/>
        <table:table-column table:style-name="co4" table:default-cell-style-name="Default"/>
        <table:table-column table:style-name="co13" table:default-cell-style-name="ce28"/>
        <table:table-column table:style-name="co14" table:default-cell-style-name="Default"/>
        <table:table-column table:style-name="co15" table:default-cell-style-name="Default"/>
        <table:table-column table:style-name="co4" table:default-cell-style-name="Default"/>
        <table:table-column table:style-name="co16" table:default-cell-style-name="Default"/>
        <table:table-column table:style-name="co4" table:default-cell-style-name="Default"/>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lfabet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Ouvir, associar e organizar as letras do alfabet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Alfabeto.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lfabeto 2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r letra do alfabeto com figuras e suas letras iniciai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AlfabetoFigura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ílab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Ouvir e associar as sílabas, ba, be, bi ...</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aprendendosilaba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Vogai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Ouvir e associar as vogais, encontrar as vogais em pequenos textos, identificar a vogal inicial em palavras, diferenciar vogais de números </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vogai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ormas Geométric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Ouvir, associar as principais formas geométricas - <text:s/>quadrado, triângulo, retângulo, círcul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matematica/matematica_formas_geometricasPre.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Números de 0-9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Ouvir, associar números, diferenciar números de letras, associar números a quantidade de objetos equivalente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matematica/Matematica_Numero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omar Frut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Somar as quantidades de frutas apresentadas e identificar o número equivalente</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matematica/matematica_somandofruta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nhecer animai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Montar quebra cabeça de animais e ouvir seus nome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ciencias/ciencias_ConhecendoAnimai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ontar frut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Montar quebra cabeça de frutas e ouvir seus nome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ciencias/ciencias_montandofruta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djetiv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dentificar adjetivos em text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adjetivo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nimais e nome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r nomes de animais às suas figuras, escrever nomes de animais corretamente</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AnimaisNome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0" calcext:value-type="float">
            <text:p>1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rtigos Definido e Indefinid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dentificar artigos em texto, classificar os tipos de artigos em definidos ou indefinidos, usar artigos correto antes de palavr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artigo_def_indef.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lfabet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Ouvir, associar e digitar a letra ouvida do alfabet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DigitarAlfabeto.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ubstantiv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omuns, próprios, primitivos, derivados e coletivosClassificar as palavras em comuns e próprias, escrever o primitivo das palavras derivadas apresentadas, associar os coletivos corretamente</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nomes_comuns_proprio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antigas populare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Ordenar corretamente as palavras das cantigas apresentadas e escrever as palavras que faltam </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cantiga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4" calcext:value-type="float">
            <text:p>1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lassificação de sílab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lassificação de palavras quanto ao número de sílab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ClassficacaoQnSilaba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5" calcext:value-type="float">
            <text:p>1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Ditad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screver o nome das figuras apresentadas, ou falad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ditado.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6" calcext:value-type="float">
            <text:p>1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iguras e Letr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screver o nome das figuras apresentadas, arrastando as letras disponívei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figurasletra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7" calcext:value-type="float">
            <text:p>1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iguras e Nome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r nomes e figuras correspondente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figuranome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8" calcext:value-type="float">
            <text:p>1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Letra Inicial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screver a letra inicial das figuras apresentad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FigurasIniciai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9" calcext:value-type="float">
            <text:p>1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Letras Cursiv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r as letras tipo bastão com cursivas correspondente</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letras_cursiva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0" calcext:value-type="float">
            <text:p>2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asculino | Feminin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r palavras masculinas as femininas, usar os artigos masculinos e femininos corretamente nas palavras apresentad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Masculino_Feminino.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1" calcext:value-type="float">
            <text:p>2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Nomes de Animai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screver corretamente os nomes dos animais apresentad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escritanomesanimai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2" calcext:value-type="float">
            <text:p>2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ontuaçã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Preencher cruzadinha de acordo com o uso de cada pontuação - dois pontos, reticências, vírgula, exclamação, ponto final, travessão, interrogação, parêntese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pontuacao_PalavraCruzada.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3" calcext:value-type="float">
            <text:p>2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 | Z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Preencher lacunas com as palavras escritas corretamente com S ou com Z</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s_ou_z.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4" calcext:value-type="float">
            <text:p>2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eparar Sílab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Separar sílabas das palavras apresentad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SeparacaoSilaba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5" calcext:value-type="float">
            <text:p>2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ílaba final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rrastar e associar corretamente a sílaba final das figuras apresentad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Figurassilabafinal.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6" calcext:value-type="float">
            <text:p>2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ílaba Inicial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rrastar e associar corretamente a sílaba inicial das figuras apresentad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Figurassilabainicial.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7" calcext:value-type="float">
            <text:p>2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inônimo | Antônim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Preencher cruzadinha com os antônimos das palavras apresentadas, associar palavras sinônim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portugues_sinonimos_antonimo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8" calcext:value-type="float">
            <text:p>2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rtografia Divertid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Ortografia de palavras escritas com X, Ch, M, P</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portugues/OrtografiaDivertida.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9" calcext:value-type="float">
            <text:p>2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apacidade <text:s/></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r valores em Lt com ML, dividir jarra de líquido em quantidades pedid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matematica/matematica_medida_de_capacidade.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0" calcext:value-type="float">
            <text:p>3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Escrita de Númer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screver numerais cardinais apresentad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matematica/matematica_escrevernumero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1" calcext:value-type="float">
            <text:p>3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ormas Geométric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r formas geométricas aos seus nomes - Retângulo, hexágono, quadrado, trapézio, pentágono, triângulo, paralelogramo, círculo, losang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matematica/matematica_formas_geometrica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2" calcext:value-type="float">
            <text:p>3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Igual | Diferente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lassificar as figuras apresentadas, usando os símbolos de igual ou diferente</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matematica/matematica_igualdiferente.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3" calcext:value-type="float">
            <text:p>3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enor | Igual | Maior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lassificar as figuras apresentadas, usando os símbolos de Menor que, Igual ou Maior que</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matematica/matematica_menorigualmaior.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4" calcext:value-type="float">
            <text:p>3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rdenar Numer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r o número ordinal com sua descrição, por em ordem os números ordinais apresentados, ordenar números cardinais apresentados em ordem crescente, e em ordem decrescente</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matematica/matematica_OrdenarNum.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5" calcext:value-type="float">
            <text:p>3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oliedr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xplanação de figuras planas e não planas e seus nomes, identificar figura intrusa em determinado grupo, classificar as figuras como planas e não plan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matematica/matematica_poliedroscorposredondo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6" calcext:value-type="float">
            <text:p>3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equência Numéric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ompletar a sequência de números apresentad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matematica/matematica_sequencia.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7" calcext:value-type="float">
            <text:p>3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omar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Soma de dois algarism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matematica/matematica_somando1.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8" calcext:value-type="float">
            <text:p>3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oma 2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Soma de dezen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matematica/matematica_somando2.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9" calcext:value-type="float">
            <text:p>3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abuad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Resolver tabuada, podendo trabalhar uma tabela específica ou todas as quatro operaçõe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matematica/matematica_tabuada.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40" calcext:value-type="float">
            <text:p>4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U | D | C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ontar e responder a quantidade de blocos apresentados em Unidades e Dezen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matematica/matematica_udc.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41" calcext:value-type="float">
            <text:p>4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raçõe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r gráficos e frações por extenso, frações, Escrever frações pedidas <text: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matematica/matematicafracoe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42" calcext:value-type="float">
            <text:p>4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Unidade, dezena, centen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r os números aos termos – unidade, dezena, centen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matematica/matematica_unidade_de_medida.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43" calcext:value-type="float">
            <text:p>4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Estados e Capitai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xplanação do mapa do Brasil e suas capitais, apresentação dos governantes Prefeito, governador e Presidente, Quebra cabeça do mapa do Brasil, associação dos estados e suas siglas </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geografia/geografia_mapa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44" calcext:value-type="float">
            <text:p>4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Regras de uso Laborátóri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cas de como se comportar no laboratório de informátic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Interdisciplinar/regraslaboratorio.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parelho Digestiv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xplanação do aparelho digestivo, Exploração com descrição das partes do aparelho digestivo, associar descrição com as partes do aparelho digestivo, escrever os nomes das partes do aparelho digestiv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ciencias/Ciencias_aparelho_digestivo.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46" calcext:value-type="float">
            <text:p>4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élul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xplanação das partes da célula - núcleo, membrana, citoplasma, tipos de células - nervosa, muscular, da pele, óssea, identificar partes da célula, quebra cabeça com os tipos de células, associar os nomes aos tipos de células corretamente, escrever os nomes dos tipos de células de acordo com as figuras apresentad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ciencias/ciencias_celula_animal.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47" calcext:value-type="float">
            <text:p>4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entid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Ouvir músicas e identificar o sentido a que se refere - visão, olfato, audição, tato, paladar</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ciencias/ciencias_sentido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48" calcext:value-type="float">
            <text:p>4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ipos de Animai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lassificar os animais apresentados como - <text:s/>úteis, silvestres, nocivos, doméstic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cl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atvjclic/fundamental1/ciencias/ciencias_animais.jclic.zip</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49" calcext:value-type="float">
            <text:p>4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lfabeto de Sabã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tividade trabalha as vogais e o alfabeto com áudi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1/alfabetoDeSabao_0006.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50" calcext:value-type="float">
            <text:p>5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bcdári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dentificar desenhos pelas iniciais do alfabet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1/abcdari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51" calcext:value-type="float">
            <text:p>5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prendendo a Ler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ção de desenhos e vogais <text:s text:c="2"/></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1/134_aprendendo_a_ler.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52" calcext:value-type="float">
            <text:p>5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prendendo a Ler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dentificação de vogais e alfabeto <text:s text:c="3"/></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1/jogodasfrase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53" calcext:value-type="float">
            <text:p>5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prendendo as Sílab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Sílabas das vogais com áudio <text:s text:c="2"/></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1/laboratorioSilabas_000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54" calcext:value-type="float">
            <text:p>5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prendendo o alfabet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Organizar o alfabet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1/540_alfabet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55" calcext:value-type="float">
            <text:p>5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s dos Bich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Montar Quebra-cabeça de animais com seus nome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1/jogodosbich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56" calcext:value-type="float">
            <text:p>5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Liga Objet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ção das letras iniciais dos objetos com os mesm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1/liga_objet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57" calcext:value-type="float">
            <text:p>5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ssociaçã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r os objetos e seus respectivos nome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2/360_associaca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58" calcext:value-type="float">
            <text:p>5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Brincando com Ariê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Pintura, Quebra-cabeça com objetos, Separar frutas, associação de objetos e seus respectivos nomes <text: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2/arie_pc_portugue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59" calcext:value-type="float">
            <text:p>5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iguras e Letr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Nomear os objetos apresentados letra a letr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2/359_figura_letr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60" calcext:value-type="float">
            <text:p>6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iguras e Nome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ção de objetos com seus respectivos nome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2/358_figura_nome.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61" calcext:value-type="float">
            <text:p>6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a Memóri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Jogo de memória de animais e seus nome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2/361_memo_fig.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62" calcext:value-type="float">
            <text:p>6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os Animais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ção de animais com seus respectivos nomes, escrever nomes dos animai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2/533_jogodosanimai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63" calcext:value-type="float">
            <text:p>6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os Animais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ompletar os nomes dos animais com as sílabas que faltam</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2/534_animaissilab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64" calcext:value-type="float">
            <text:p>6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certe as Palavr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Tipo jogo da forca, com 4 categorias, sendo flores, frutas, animais e core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3/palavr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aça Letr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É exibido uma palavra e o usuário deve encontrar as letras da mesm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3/caca_letr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66" calcext:value-type="float">
            <text:p>6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antigas e Parlend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ompletar as cantigas e parlendas com as palavras que faltam</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3/cantigaseparlend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67" calcext:value-type="float">
            <text:p>6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as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ompletar com palavras que faltam da música La casa de Vinicius de Morai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3/cas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68" calcext:value-type="float">
            <text:p>6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s das Cantig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ompletar cantigas com as palavras que faltam</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3/jogo_das_cantig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69" calcext:value-type="float">
            <text:p>6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as Rim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ompletar cantigas com palavras de acordo com as rim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3/jogodasrim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70" calcext:value-type="float">
            <text:p>7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mplete a Palavr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screver o nome da fruta de aparece</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3/102_jog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71" calcext:value-type="float">
            <text:p>7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as Letr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ompletar palavras com a letra que falt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3/222_pa_letr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72" calcext:value-type="float">
            <text:p>7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Labirinto das Letr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Procurar letras em labirinto, fugindo do inimig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3/labirint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73" calcext:value-type="float">
            <text:p>7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aça Palavr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ncontrar nomes dos discípulos de Jesus, além de aprender um pouco sobre cada um</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3/Caça palavr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74" calcext:value-type="float">
            <text:p>7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a Forca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divinhar palavr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4/0100_forc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75" calcext:value-type="float">
            <text:p>7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a Forca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divinhar palavr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4/forc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76" calcext:value-type="float">
            <text:p>7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órmula Ditad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tado de palavr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4/formula_ditad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77" calcext:value-type="float">
            <text:p>7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alavras e Significados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scolher o significado de palavras entre alternativ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4/0098_n3_aprender04.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78" calcext:value-type="float">
            <text:p>7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alavras e Significados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ncontrar o significado das palavr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4/0099_n3_aprender_03.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79" calcext:value-type="float">
            <text:p>7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Reforma Ortográfic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Perguntas que abordam a nova reforma ortográfic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4/gamefmu.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80" calcext:value-type="float">
            <text:p>8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Roda a Rod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divinhar palavras pelas dic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4/443_rodarod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81" calcext:value-type="float">
            <text:p>8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oletrand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tado de palavr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Portugues/nivel4/210_soletrando1.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82" calcext:value-type="float">
            <text:p>8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dição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Somando maçãs de 1-10</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1/2384_adica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83" calcext:value-type="float">
            <text:p>8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dição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Soma e leitura do conto O Patinho Fei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1/2385_adica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84" calcext:value-type="float">
            <text:p>8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prendendo a Contar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licar nas borboletas e ouvir a quantidade das mesmas de 1-10</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1/121_n1_aprendendoacontar.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85" calcext:value-type="float">
            <text:p>8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prendendo a Contar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dicionar ou remover lagostas de 1 - 30</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1/122_n1_aprendendoacontar.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86" calcext:value-type="float">
            <text:p>8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prendendo a Contar I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ontar caixas num caminhão de 1-10</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1/281_contandoosbloc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87" calcext:value-type="float">
            <text:p>8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prendendo a Contar IV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ontar blocos de 10-20, contar rãs até 50, contar bolas até100</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1/282_contandoos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88" calcext:value-type="float">
            <text:p>8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prendendo a Contar V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ontar Desenhos de 1-10</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1/518_contandoimagen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89" calcext:value-type="float">
            <text:p>8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ormas Geométricas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ncaixar formas geométricas - <text:s/>pentagrama, estrela, triângulo, hexagrama, losango, círculo </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1/253_Form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90" calcext:value-type="float">
            <text:p>9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ormas Geométricas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Formar, o Desenho desenho pedido, com as formas geométricas - <text:s/>triângulo, quadrado, retângulo e círcul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1/254_Formas1.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91" calcext:value-type="float">
            <text:p>9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ormas Geométricas I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Formar, o Desenho desenho pedido, com as formas geométricas - <text: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1/255_Formas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92" calcext:value-type="float">
            <text:p>9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iguras Geométricas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Pintar as figuras geométricas com as cores pedidas. Quadrado, retângulo, triângulo e círculo </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1/470_fgeometric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93" calcext:value-type="float">
            <text:p>9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iguras Geométricas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r figuras Geométricas. Retângulo, triângulo e círcul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1/471_fgeometric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94" calcext:value-type="float">
            <text:p>9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iguras Geométricas I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ncontrar, associar, e desenhar as formas geométricas pedidas. Quadrado, retângulo, triângulo e círcul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1/472_fgeometric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95" calcext:value-type="float">
            <text:p>9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equênci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ordenar números de 1-20</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2/sequencia00.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96" calcext:value-type="float">
            <text:p>9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ubtraçã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subtração com maçãs de 1-10</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1/2385_subtraca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97" calcext:value-type="float">
            <text:p>9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ontar blocos mosai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Montar figuras com mosaico apresentad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1/Montar bloc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98" calcext:value-type="float">
            <text:p>9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dição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dicionar valores de 1-9 até alcançar o resultado pedid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2/adicao000.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99" calcext:value-type="float">
            <text:p>9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dição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dição com resultados até 20, até 99, 999, até 9999</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2/adicao00.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00" calcext:value-type="float">
            <text:p>10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dição I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dição com resultados até 99, até 999, até 9999</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2/adicao01.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01" calcext:value-type="float">
            <text:p>10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dição IV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dição com resultados até 12. adição para equilibrar balança </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2/adicao0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02" calcext:value-type="float">
            <text:p>10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rredondament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rredondar valor para dezena mais próxima, até 10, 100 ou 1000</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2/arredondamento-nearest.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03" calcext:value-type="float">
            <text:p>10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apacidade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Jogo dos recipientes, qual cabe mais e qual cabe menos </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2/capacidade.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04" calcext:value-type="float">
            <text:p>10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ntagem em 2 | 5 | 10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ontagem de 2 em 2 até 50, de 5 em 5 até 100, de 10 em 10 até 100</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2/contagem_2em2_5em5_10em10.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05" calcext:value-type="float">
            <text:p>10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ntagem em 100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ontagem de 100 em 100, digitando números que faltam</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2/contagemd_100-em-100.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06" calcext:value-type="float">
            <text:p>10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ntando os Bloc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ontando blocos, trabalhando com dezenas e unidade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2/contandoblocosEspaciai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07" calcext:value-type="float">
            <text:p>10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Equivalência | Igualdade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Verificar a equivalência e igualdade dos números apresentados, maior que, menor que</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2/numero_sinais-tod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08" calcext:value-type="float">
            <text:p>10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rdenar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Ordenar números de 1-10</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2/ordenar.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09" calcext:value-type="float">
            <text:p>10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equência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ompletar sequência de números de 1-20</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2/sequencia0.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10" calcext:value-type="float">
            <text:p>11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equência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ompletar sequência de números de 0-99</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2/sequencia1.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11" calcext:value-type="float">
            <text:p>11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ubtração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Subtração contando borboletas, até 10</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2/subtraca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12" calcext:value-type="float">
            <text:p>11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ubtração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Subtração até 20, até 99, até 999, até 9999</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2/subtracao_0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13" calcext:value-type="float">
            <text:p>11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Valor Posicional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entenas, Dezenas, Unidades - <text:s/>escrever a quantidade de desenh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2/valorposicional.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14" calcext:value-type="float">
            <text:p>11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Valor Posicional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entenas, Dezenas, Unidades; número posterior e anterior; Colocar números em ordem</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2/valorposicional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15" calcext:value-type="float">
            <text:p>11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dição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tingir o valor pedido, clicando nos números para serem adicionad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3/adica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16" calcext:value-type="float">
            <text:p>11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área | Iniciaçã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Medir área utilizando quadrado e grelh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3/area_iniciacao-ao-cm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17" calcext:value-type="float">
            <text:p>11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apacidade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ncher recipientes, unidade de medida M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3/capacidade_litr.e.mei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18" calcext:value-type="float">
            <text:p>11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mpletando os Númer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ompletar sequência numérica, em diversos níveis, <text:s/>1 em 1, 2 em 2, 3 em 3, 5 em 5, 10 em 10</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3/completandoNumeros_001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19" calcext:value-type="float">
            <text:p>11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njuntos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Montar conjunto de animai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3/conjunto_animai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20" calcext:value-type="float">
            <text:p>12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njuntos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xplanação sobre conjunt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3/conjunt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21" calcext:value-type="float">
            <text:p>12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ordenad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Posição - <text:s/>por cima, por baixo; posição em grelhas; Itinerários mapas e coordenad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3/coordenadas_inicia-mesm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22" calcext:value-type="float">
            <text:p>12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Gráfic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gitar os números dos gráficos de imagens, barras e blocos </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3/grafic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23" calcext:value-type="float">
            <text:p>12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Localizaçã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Localizar o animal utilizando eixo X e Y</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3/localizaca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24" calcext:value-type="float">
            <text:p>12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ap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Localizar casas, igrejas, lojas andar por mapa da cidade</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3/map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25" calcext:value-type="float">
            <text:p>12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ultiplicaçã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licar nos quadrados com números até atingir os valores pedid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3/multiplicaca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26" calcext:value-type="float">
            <text:p>12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peração Pásco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Localizar ovo da páscoa por meio de soma ou subtração, usando conhecimento de linha e coluna </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3/operacaoPascoa_005.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27" calcext:value-type="float">
            <text:p>12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rdenar Númer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Ordenar números até 50</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3/ordenar_numer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28" calcext:value-type="float">
            <text:p>12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adrões de Figur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Sequência lógic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home/Edujog/homeatiFx/JogosEducativos/Matematica/nivel3/padroesdefigur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29" calcext:value-type="float">
            <text:p>12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ares e ímpare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Jogo de pular para pegar os números pedid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3/pareseimpares0.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30" calcext:value-type="float">
            <text:p>13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ubtraçã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licar nos quadrados com números até atingir os valores pedid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3/subtraca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31" calcext:value-type="float">
            <text:p>13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abuad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Tabuada de adição, subtração, multiplicação e divis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3/tabuada_0010.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32" calcext:value-type="float">
            <text:p>13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abuada | Labirint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obrir o caminho do gol passando pelas casas que contêm resultados de uma ou das duas tabuadas escolhidas pelo jogador</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3/tabuada-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33" calcext:value-type="float">
            <text:p>13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ubtrair e pintar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ncontrar cor adequada, por meio da subtra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3/Subtrair_e_pintar.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34" calcext:value-type="float">
            <text:p>13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artel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Formar valor pedido usando cartelas de números disponívei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4/cartel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35" calcext:value-type="float">
            <text:p>13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Decomposiçã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compor <text:s/>números apresentados. Até 9999</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4/decomposica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36" calcext:value-type="float">
            <text:p>13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Equações | Operaçõe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Resolver equações; ordenar númer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4/equacoes_4operacoes_balanc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37" calcext:value-type="float">
            <text:p>13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rações IV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Relacionar figuras e símbolos com suas frações correspondentes, frações próprias, impróprias e equivalente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4/fracoes4.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38" calcext:value-type="float">
            <text:p>13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Gráficos 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Gráfico de ave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4/graficos1.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39" calcext:value-type="float">
            <text:p>13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Gráficos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nterpretar gráficos, além de trabalhar noção de colunas e linh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4/graficos1b.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40" calcext:value-type="float">
            <text:p>14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Horas | Relógi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certar hora do relógio analógico pelo digit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4/hor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41" calcext:value-type="float">
            <text:p>14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Ler Num Grande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screver, decompôr e ordenar números grande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4/lernumeros grande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42" calcext:value-type="float">
            <text:p>14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aterial Dourado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Representar com material dourado o número pedid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4/material_dourado1.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43" calcext:value-type="float">
            <text:p>14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aterial Dourado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Sortear um número, adcioná-lo a outro número, e representar o resultado usando o material dourad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4/material_dourado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44" calcext:value-type="float">
            <text:p>14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olígon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dentificação e explanação de polígon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4/poligon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45" calcext:value-type="float">
            <text:p>14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aix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Jogar dados e somar os valores, escolhendo as casas que representam os mesmos, o objetivo é fechar o maior número de casas possível, trabalha Adição e Subtração com números até 50</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4/201_caix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46" calcext:value-type="float">
            <text:p>14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Área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alcular áreas de figuras, em cm2, Hectares e km</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5/area_ha-km2-camp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47" calcext:value-type="float">
            <text:p>14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Área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alcular áreas, em cm2 e m2</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5/area_selos.e.camp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48" calcext:value-type="float">
            <text:p>14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Divisão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isão utilizando desenhos; divisão sem resto, com rest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5/divisa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49" calcext:value-type="float">
            <text:p>14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Divisão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isão com 3, 4, 5 e 6 algarismos; divisão por 10 e por 100 </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5/divisao_por1-2-3-4-5digit.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50" calcext:value-type="float">
            <text:p>15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Dobradur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pontar como ficará um papel se dobrado conforme mostrado em tel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5/Dobradur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51" calcext:value-type="float">
            <text:p>15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Escal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xplanação sobre escala, atividades utilizando map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5/escal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52" calcext:value-type="float">
            <text:p>15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rações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Frações de figuras; ordenar frações; frações equivalentes, comparar frações em maior ou menor, números mistos, frações décimas, centésim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5/fracoes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53" calcext:value-type="float">
            <text:p>15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rações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Frações de figuras; ordenar frações; frações equivalentes, comparar frações em maior ou menor, números mistos, frações décimas, centésim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5/fracoes3.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54" calcext:value-type="float">
            <text:p>15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unçõe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Funções, regras em tabel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5/funcoes_rules-tables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55" calcext:value-type="float">
            <text:p>15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Qual a Regr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Sequências - padrões - completar sequência numéricas; criar próprias regras e sequênci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5/qualearegr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56" calcext:value-type="float">
            <text:p>15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Regra em Tabel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ompletar sequências numéricas obedecendo regr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5/regraemtabel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57" calcext:value-type="float">
            <text:p>15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Regularidades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scolher regra e completar regularidade criad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5/regularidade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58" calcext:value-type="float">
            <text:p>15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Regularidades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ompletar regularidade de 5 em 5</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5/regularidades_de.5em5.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59" calcext:value-type="float">
            <text:p>15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Num Romanos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ção de números romanos e indo-arábic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5/RomanoCircul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60" calcext:value-type="float">
            <text:p>16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Num Romanos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ção de números romanos e indo-arábic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5/RomanoForm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61" calcext:value-type="float">
            <text:p>16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Num Romanos I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certar horas em relógio com números roman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5/RomanoHor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62" calcext:value-type="float">
            <text:p>16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Volume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ubos e centímetros cúbicos - cm3</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5/volume_quantos-cubos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63" calcext:value-type="float">
            <text:p>16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Volume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entímetros cúbicos - cm3 - ml, metros cúbicos - m3</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Matematica/nivel5/volumes.com-centim3.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64" calcext:value-type="float">
            <text:p>16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char América do Sul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Localizar no mapa capitais, sorteadas pelo computador, dos países da América do Su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Geografia/achar_americadosul_c.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65" calcext:value-type="float">
            <text:p>16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char Capitais do Brasil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Localizar no mapa capitais, sorteadas pelo computador, do Brasi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Geografia/achar_capitai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66" calcext:value-type="float">
            <text:p>16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char Estados do Brasil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Localizar no mapa Estados, sorteados pelo computador, do Brasi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Geografia/achar_estad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67" calcext:value-type="float">
            <text:p>16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méric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Organizar quebra-cabeças, dos mapas das Américas do norte, central e su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Geografia/americ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68" calcext:value-type="float">
            <text:p>16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Bandeiras do Brasil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r bandeiras aos nomes dos estados à que pertencem</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Geografia/bandeirasdobrasil.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69" calcext:value-type="float">
            <text:p>16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ordenadas Geográfic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ncontrar no mapa Mundi, as coordenadas pedidas pelo computador </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Geografia/coordenadasgeografic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70" calcext:value-type="float">
            <text:p>17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Estações do Ano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aça palavras dos nomes das quatro estações do an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Geografia/estacoesdoan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71" calcext:value-type="float">
            <text:p>17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Estações do Ano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xplanação sobre como ocorre as estações do an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Geografia/estacoe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72" calcext:value-type="float">
            <text:p>17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uso Horári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xplanação sobre os fusos horári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Geografia/fusoshorari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73" calcext:value-type="float">
            <text:p>17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a Forc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Jogo da forca dos estados Brasileir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Geografia/Jogoforc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74" calcext:value-type="float">
            <text:p>17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apa América do Sul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Quebra-cabeça da América do Sul, organizar map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Geografia/m_americadosul.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75" calcext:value-type="float">
            <text:p>17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apa Brasil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Organizar mapa do Brasil por estad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Geografia/mapa_do_brasil.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76" calcext:value-type="float">
            <text:p>17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apa Brasil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Organizar mapa do Brasil por estad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Geografia/mapabrasil.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77" calcext:value-type="float">
            <text:p>17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apa Brasil I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Quebra-cabeça do mapa do Brasil, organizar mapa do Brasil por estad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Geografia/mapabrasil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78" calcext:value-type="float">
            <text:p>17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apa Brasil IV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Organizar mapa do Brasi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Geografia/mapabrasil3.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79" calcext:value-type="float">
            <text:p>17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apa Brasil V</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Organizar mapa do Brasil por regi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Geografia/mapabrasil4.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80" calcext:value-type="float">
            <text:p>18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ovimentos da Terr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xplanação sobre o movimento da terra - <text:s/>Rotação e Transla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Geografia/movimentosdaterr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81" calcext:value-type="float">
            <text:p>18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apagaio Brasil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certar os nomes das capitais dos estados do Brasil e onde se localizam no map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Geografia/papagaioBrasil_0007.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82" calcext:value-type="float">
            <text:p>18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Rede Geografic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xplanação sobre Redes e coordenadas geográficas, paralelos, meridianos, latitude e longitude</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Geografia/rede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83" calcext:value-type="float">
            <text:p>18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istema Solar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Organizar os planetas do sistema solar</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Geografia/sistemasolar.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84" calcext:value-type="float">
            <text:p>18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aça Palavras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aça palavras com alguns animai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1/142_caca03.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85" calcext:value-type="float">
            <text:p>18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aça Palavras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aça palavras da fotossíntese</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1/143_caca04.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86" calcext:value-type="float">
            <text:p>18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aça Palavras I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aça palavras de palavras relacionada ao meio ambiente</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1/caca_palavr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87" calcext:value-type="float">
            <text:p>18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leta Seletiv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xplanação sobre lixo e coleta seletiva, atividade de separação do lixo </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1/coletaSeletiva_0008.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88" calcext:value-type="float">
            <text:p>18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rpo Humano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licar nas partes do corpo que é pedida pelo computador</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1/corpoHumano_portugues_0005.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89" calcext:value-type="float">
            <text:p>18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rpo Humano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r nome das partes do corpo com as imagens das mesm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1/corpohumanoarrastar.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90" calcext:value-type="float">
            <text:p>19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Nome dos Alimentos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r nomes dos alimentos com as imagens das mesm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1/nome_aliment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91" calcext:value-type="float">
            <text:p>19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Nome dos Alimentos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Organizar letras para formar os nomes dos alimentos da imagem mostrada </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1/nomealiment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92" calcext:value-type="float">
            <text:p>19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élula Animal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xploração da célula animal, com informações e expĺicações sobre cada parte</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2/celula_animal1.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93" calcext:value-type="float">
            <text:p>19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élula Animal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r as partes das células com sua 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2/celula_animal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94" calcext:value-type="float">
            <text:p>19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iclo da água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xploração do ciclo da água por meio de imagem</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2/cicloagu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95" calcext:value-type="float">
            <text:p>19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iclo da água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contecimentos às imagens do ciclo da águ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2/ciclodaagua00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96" calcext:value-type="float">
            <text:p>19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iclo da água I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xplanação sobre o ciclo da águ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2/ciclodoagua3.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97" calcext:value-type="float">
            <text:p>19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rpo Humano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xplorar órgãos do corpo Humano, pulmões, fígado, etc.</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2/corpo-human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98" calcext:value-type="float">
            <text:p>19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rpo Humano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xplorar órgãos do corpo Humano, pulmões, fígado, etc.</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2/corpo-humano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199" calcext:value-type="float">
            <text:p>19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uidados com Energi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cas para evitar acidentes com energia elétric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2/cuidados_energi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uriosidade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cas para economia de água e preservação do meio ambiente</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2/curiosidade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01" calcext:value-type="float">
            <text:p>20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Esqueleto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Montar o esqueleto Human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2/Esquelet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02" calcext:value-type="float">
            <text:p>20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Esqueleto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dentificação das partes do esqueleto human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2/esqueleto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03" calcext:value-type="float">
            <text:p>20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Identificar Aliment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ssociar os alimentos às suas categori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2/identifiquealiment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04" calcext:value-type="float">
            <text:p>20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s dos Dente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dentificar as partes internas da boca pela figur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2/jogonomedosdente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05" calcext:value-type="float">
            <text:p>20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Lixo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xplanação sobre reciclagem, materiais recicláveis e tempo de decomposição dos materiais. </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2/lixo1.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06" calcext:value-type="float">
            <text:p>20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Lixo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Questionário sobre o tempo de decomposição dos materiai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2/lixo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07" calcext:value-type="float">
            <text:p>20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irâmide dos Aliment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lassifcar os alimentos em carne, verduras, grãos etc.</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2/piramide.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08" calcext:value-type="float">
            <text:p>20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este da Cidadania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Questionário sobre uso adequado da água e da energia elétric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2/testedacidadani1.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09" calcext:value-type="float">
            <text:p>20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este da Cidadania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afio para desligar os aparelhos ligados, jogar o lixo nas latas adequadas, conscientizando sobre a importância de economia de água e energia e destinação correta do lix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2/testedacidadani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10" calcext:value-type="float">
            <text:p>21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Visita Espacial</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Viagem pelo nosso sistema solar, conhecendo um pouco sobre cada planet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iencia/nivel2/visitaEspacial_0006.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11" calcext:value-type="float">
            <text:p>21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prendendo as Horas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justar as horas do relógio analógico de <text:s/>acordo com horário mostrado no digit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Interdisciplinar/aprendendoHoras_0008.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12" calcext:value-type="float">
            <text:p>21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prendendo as Horas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justar as horas do relógio analógico de <text:s/>acordo com horário mostrado no digit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Interdisciplinar/aprendendoshor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13" calcext:value-type="float">
            <text:p>21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Brincando com Ariê 2</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nomear objetos utilizando as letras disponíveis; Contar objetos associando com o valor disponível </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Interdisciplinar/arie_na_escol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14" calcext:value-type="float">
            <text:p>21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alendári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xplorar calendário por meio de perguntas e respost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Interdisciplinar/calendario_0005.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15" calcext:value-type="float">
            <text:p>21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as Core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Responder a cor dos objetos apresentados. Obs - <text:s/>com áudi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Interdisciplinar/jogoCores_0008.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16" calcext:value-type="float">
            <text:p>21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aior e Menor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licar no animal maior ou menor</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Interdisciplinar/maiorMenor_0007.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17" calcext:value-type="float">
            <text:p>21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asculino e Feminin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lassificar nomes de objetos como masculino ou feminin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Interdisciplinar/MasculinoFeminino_0005.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18" calcext:value-type="float">
            <text:p>21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eios de Transporte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lassificar os transportes apresentados como Aéreos, aquáticos ou terrestre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Interdisciplinar/meiosTransporte_0008.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19" calcext:value-type="float">
            <text:p>21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Relógio Analógic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screver as horas mostrada no relógio analógico; escrever as horas do relógio analógico para o digital; Entender horários antes do meio dia e depois do meio dia; Responder perguntas sobre dias, meses e anos específicos; Responder perguntas baseadas na agenda e horários discriminados; Responder perguntas com base na cronologias das aves casuares apresentad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Interdisciplinar/relogio_analogic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20" calcext:value-type="float">
            <text:p>22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Relógio | Tempo | Mese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screver as horas apresentadas no relógio analógico; organizar os nomes dos meses do an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Interdisciplinar/relogio_tempo-meses-estacoe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21" calcext:value-type="float">
            <text:p>22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empo e Calendári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Escrever as <text:s/>horas mostradas em relógio analógico; Organizar nomes dos meses do ano; Identificar dia apontado em calendári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Interdisciplinar/tempoecalendari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22" calcext:value-type="float">
            <text:p>22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7 erros | Jog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Sob contagem regressiva encontrar as sete diferenças entre as ilustraçõe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ontos/7err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23" calcext:value-type="float">
            <text:p>22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Bela Adormecid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texto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ontos/bela_adormecid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24" calcext:value-type="float">
            <text:p>22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 Bela e a Fer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texto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ontos/bela_fer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25" calcext:value-type="float">
            <text:p>22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 Pequena Serei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texto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ontos/pequena_serei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26" calcext:value-type="float">
            <text:p>22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 Princesa e o Sap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texto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ontos/princesa_sap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27" calcext:value-type="float">
            <text:p>22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Bamb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texto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ontos/bambi.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28" calcext:value-type="float">
            <text:p>22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Branca de Neve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texto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ontos/branca_neve.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29" calcext:value-type="float">
            <text:p>22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achinhos Dourad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texto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ontos/cachinhos_dourad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30" calcext:value-type="float">
            <text:p>23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hapeuzinho Vermelh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texto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ontos/chapeuzinho_vermelh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31" calcext:value-type="float">
            <text:p>23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inderel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texto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ontos/cinderel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32" calcext:value-type="float">
            <text:p>23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 Patinho Fei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texto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ontos/patinho_fei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33" calcext:value-type="float">
            <text:p>23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s Três Porquinh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texto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ontos/tres_porquinh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34" calcext:value-type="float">
            <text:p>23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eter Pan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texto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ontos/peter_pan.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35" calcext:value-type="float">
            <text:p>23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inóqui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texto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Contos/pinoqui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36" calcext:value-type="float">
            <text:p>23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 Formiga e a Cigarr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Teatro de fantoches com interpretações e narra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Fabulas/aformigaeacigarr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37" calcext:value-type="float">
            <text:p>23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 Raposa e a Corv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Teatro de fantoches com interpretações e narra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Fabulas/araposaeadonacorv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38" calcext:value-type="float">
            <text:p>23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 Raposa e o Gal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Fabulas/araposaeogal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39" calcext:value-type="float">
            <text:p>23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 Tartaruga e a Lebre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Teatro de fantoches com interpretações e narra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Fabulas/atartarugaealebre.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40" calcext:value-type="float">
            <text:p>24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 Burro em Pele de Leã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Fabulas/oburroempeledelea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41" calcext:value-type="float">
            <text:p>24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 Jovem e o Lob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Teatro de fantoches com interpretações e narra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Fabulas/ojovempastoreolob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42" calcext:value-type="float">
            <text:p>24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 leão e o Rat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Teatro de fantoches com interpretações e narra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Fabulas/oleaoeorat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43" calcext:value-type="float">
            <text:p>24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 onça da mão tort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e sons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Lendas/aoncadamaotort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44" calcext:value-type="float">
            <text:p>24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 Mula Sem Cabeç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e sons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Lendas/mul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45" calcext:value-type="float">
            <text:p>24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 Bot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e sons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Lendas/obot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46" calcext:value-type="float">
            <text:p>24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 Boitatá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e sons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Lendas/boitat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47" calcext:value-type="float">
            <text:p>24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aci Pererê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e sons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Lendas/saci.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48" calcext:value-type="float">
            <text:p>24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 Ovelha e o Lob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1/aovelhaeolob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49" calcext:value-type="float">
            <text:p>24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 Camaleã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1/ocamalea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50" calcext:value-type="float">
            <text:p>25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 Canguru e a Coruj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1/ocangurueacoruj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51" calcext:value-type="float">
            <text:p>25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 Coala Suj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1/ocoalasuj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52" calcext:value-type="float">
            <text:p>25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 Lápi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1/olapi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53" calcext:value-type="float">
            <text:p>25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 Mel e as Abelh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1/omeleasabelh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54" calcext:value-type="float">
            <text:p>25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s Burros Espert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1/osburrosespert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55" calcext:value-type="float">
            <text:p>25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 Segredo das Banan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1/osegredodasbanan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56" calcext:value-type="float">
            <text:p>25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 Sol e o Verã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1/osoleovera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57" calcext:value-type="float">
            <text:p>25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intinhos, Gal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1/pintinhosgal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58" calcext:value-type="float">
            <text:p>25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iratas e Corsári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1/piratasecorsari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59" calcext:value-type="float">
            <text:p>25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 Fotografia e o Cinem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2/afotografiaeocinem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60" calcext:value-type="float">
            <text:p>26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 História de Noel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2/ahistoriadenoel.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61" calcext:value-type="float">
            <text:p>26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História do Skate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2/ahistoriadoskate.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62" calcext:value-type="float">
            <text:p>26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s Fases da Lu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2/asfasesdalu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63" calcext:value-type="float">
            <text:p>26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achorro Quente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2/cachorroquente.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64" calcext:value-type="float">
            <text:p>26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Direitos da Crianç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2/direitosdacrianc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65" calcext:value-type="float">
            <text:p>26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loresta Amazônic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2/florestaamazonic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66" calcext:value-type="float">
            <text:p>26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Hipnose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2/hipnose.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67" calcext:value-type="float">
            <text:p>26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arte e seus Segred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2/marteeseussegred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68" calcext:value-type="float">
            <text:p>26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 Cérebr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2/ocerebr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69" calcext:value-type="float">
            <text:p>26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 Ciclo das águ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2/ociclodasagu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70" calcext:value-type="float">
            <text:p>27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 Clima e o Temp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2/oclimaeotemp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71" calcext:value-type="float">
            <text:p>27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 Dia do índi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2/odiadoindi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72" calcext:value-type="float">
            <text:p>27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 Plástic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2/oplastic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73" calcext:value-type="float">
            <text:p>27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 Sol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2/osol.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74" calcext:value-type="float">
            <text:p>27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O Telefone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2/otelefone.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75" calcext:value-type="float">
            <text:p>27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irâmide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Ilustrações, interpretações, sons e narração contam a estóri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Quadrinhos/sessao2/piramide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76" calcext:value-type="float">
            <text:p>27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Bloxorz | Level o Bloc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RaciocinioLogico/Raciocinio/bloxorz.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77" calcext:value-type="float">
            <text:p>27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Briker | Leve o Gel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RaciocinioLogico/Raciocinio/briker.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78" calcext:value-type="float">
            <text:p>27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Blocks | Construçã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RaciocinioLogico/Raciocinio/coolmath-buildingblock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79" calcext:value-type="float">
            <text:p>27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as Canec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RaciocinioLogico/Raciocinio/jogodascanec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80" calcext:value-type="float">
            <text:p>28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a Memóri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RaciocinioLogico/Raciocinio/jogo-memori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81" calcext:value-type="float">
            <text:p>28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a Velh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RaciocinioLogico/Raciocinio/velh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82" calcext:value-type="float">
            <text:p>28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Leve a Bol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RaciocinioLogico/Raciocinio/tilt.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83" calcext:value-type="float">
            <text:p>28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divinhar Adição</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RaciocinioLogico/Logica/473_adivinhar_adica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84" calcext:value-type="float">
            <text:p>28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divinhar Multiplicaçã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RaciocinioLogico/Logica/472_adivinhar_veze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85" calcext:value-type="float">
            <text:p>28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divinhar I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RaciocinioLogico/Logica/474_adivinhar_3op.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86" calcext:value-type="float">
            <text:p>28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travessar a Ponte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RaciocinioLogico/Logica/198_ponte.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87" calcext:value-type="float">
            <text:p>28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Enigma da Turm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 <text:s text:c="3"/></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RaciocinioLogico/Logica/149_logic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88" calcext:value-type="float">
            <text:p>28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Enigma das Fraçõe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RaciocinioLogico/Logica/211_enigma_fracoe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89" calcext:value-type="float">
            <text:p>28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Enigma dos Símbolos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RaciocinioLogico/Logica/club3_enigma1.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90" calcext:value-type="float">
            <text:p>29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Enigma dos Símbolos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RaciocinioLogico/Logica/club3_enigma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91" calcext:value-type="float">
            <text:p>29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Enigma dos Símbolos I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 <text:s text:c="3"/></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RaciocinioLogico/Logica/club3_enigma3.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92" calcext:value-type="float">
            <text:p>29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Enigma de Matemátic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RaciocinioLogico/Logica/1429_charad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93" calcext:value-type="float">
            <text:p>29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a Cerc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RaciocinioLogico/Logica/jogo-cerc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94" calcext:value-type="float">
            <text:p>29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o Penhasc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RaciocinioLogico/Logica/150_penhasc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95" calcext:value-type="float">
            <text:p>29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este de Concentraçã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RaciocinioLogico/Logica/199_concentr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96" calcext:value-type="float">
            <text:p>29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este de QI 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RaciocinioLogico/Logica/197_ri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97" calcext:value-type="float">
            <text:p>29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este de QI I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RaciocinioLogico/Logica/testinteligenci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98" calcext:value-type="float">
            <text:p>29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aça Palavr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Educativos/jogos_cacapalavr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299" calcext:value-type="float">
            <text:p>29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ampo Minad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Educativos/jogos_campominad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00" calcext:value-type="float">
            <text:p>30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have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Educativos/jogos_chave.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01" calcext:value-type="float">
            <text:p>30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necte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Educativos/jogos_conecte.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02" calcext:value-type="float">
            <text:p>30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Enigm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Educativos/jogos_enigm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03" calcext:value-type="float">
            <text:p>30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Hexágon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Educativos/jogos_hexagon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04" calcext:value-type="float">
            <text:p>30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Ilusões de óptic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Educativos/jogos_ilusoe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05" calcext:value-type="float">
            <text:p>30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Linhas Colorid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Educativos/jogos_linhascolorid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06" calcext:value-type="float">
            <text:p>30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alit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Educativos/jogos_palit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07" calcext:value-type="float">
            <text:p>30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Quebra-cabeç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Educativos/jogos_quebra_cabec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08" calcext:value-type="float">
            <text:p>30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ombra <text:s/></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Educativos/jogos_sombr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09" calcext:value-type="float">
            <text:p>30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angram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Educativos/jogos_tangram.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10" calcext:value-type="float">
            <text:p>31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elepati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Educativos/jogos_telepatia.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11" calcext:value-type="float">
            <text:p>31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rânsit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Educativos/jogos_transit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12" calcext:value-type="float">
            <text:p>31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revo da Sorte <text:s/></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Educativos/jogos_trevodasorte.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13" calcext:value-type="float">
            <text:p>31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riminó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Educativos/jogos_trimino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14" calcext:value-type="float">
            <text:p>31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animal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wine</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Educativos/filhotes/panimal.exe</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15" calcext:value-type="float">
            <text:p>31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Bart Simpson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Arcade/bartsimpsonstreetburglary8_secure.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16" calcext:value-type="float">
            <text:p>31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ree Gear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Arcade/Freegear.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17" calcext:value-type="float">
            <text:p>31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ac-Man 2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Arcade/pacman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18" calcext:value-type="float">
            <text:p>31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ica-pau Amarel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Arcade/sitiopicapauamarel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19" calcext:value-type="float">
            <text:p>31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onic Ultimate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Arcade/ultimate_sonic.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20" calcext:value-type="float">
            <text:p>32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uper Mario Star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Arcade/Super_Mario_Star_Scramble_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21" calcext:value-type="float">
            <text:p>32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etri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Arcade/tetri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22" calcext:value-type="float">
            <text:p>32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oto Cros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Arcade/moto_cros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23" calcext:value-type="float">
            <text:p>32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oto Cross 2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iversão, Desafio, Atenção Visu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Arcade/moto_cross2.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24" calcext:value-type="float">
            <text:p>32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Barbie Puzzle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Decorar/barbie_fantasy_tale_round_puzzle.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25" calcext:value-type="float">
            <text:p>32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Barbie Rock Princes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Decorar/barbie-rock-princess-dress-up-y8.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26" calcext:value-type="float">
            <text:p>32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Beauty Nail Fad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Decorar/Beauty_Nail_Fad.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27" calcext:value-type="float">
            <text:p>32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ake Decorate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 <text:s text:c="4"/></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Decorar/cake_decorate.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28" calcext:value-type="float">
            <text:p>32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Holly Madison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Decorar/holly_madison_dress_up_game.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29" calcext:value-type="float">
            <text:p>32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imp Your Guitar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Decorar/pimp_your_guitar.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30" calcext:value-type="float">
            <text:p>33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Rapunzel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Decorar/rapunzel.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31" calcext:value-type="float">
            <text:p>33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Room Changer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Decorar/roomchanger.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32" calcext:value-type="float">
            <text:p>33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Decorar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coração de ambientes e vestir pesonagens animad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Decorar/backyard_adventure_maker_nickelodeon.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33" calcext:value-type="float">
            <text:p>33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Decorar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corar e construir cenários, cas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Decorar/construircasasf_garota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34" calcext:value-type="float">
            <text:p>33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ontar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Animais cocoricó</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Decorar/montar_cocorico.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35" calcext:value-type="float">
            <text:p>33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printer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Esportes/sprinter.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36" calcext:value-type="float">
            <text:p>33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he Champions 3D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Esportes/The_Champions_3D.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37" calcext:value-type="float">
            <text:p>33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World Basket Cup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Esportes/World_Basket_Cup.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38" calcext:value-type="float">
            <text:p>33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Yahoo Tenni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EdujogatiF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Descriçã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hromium-brows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office:value-type="string" calcext:value-type="string">
            <text:p>/opt/edujogatifx/JogosEducativos/Jogos/Esportes/yahootennis.swf</text:p>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39" calcext:value-type="float">
            <text:p>33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abela periódic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alzium</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alzium - Programa mostra tabela periódica, podendo seus elementos <text:s text:c="2"/>serem exibidos por grupo, famílias etc...</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alzium</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40" calcext:value-type="float">
            <text:p>34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Globo na área de trabalh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Marble</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Marble - Mostra globo terrestre tridimensional </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marble</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41" calcext:value-type="float">
            <text:p>34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lanetário virtual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stars</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stars – Programa mostra céu, estrelas, galáxias, sistema solar, entre outros, permite busca de planetas do sistema solar </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stars</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42" calcext:value-type="float">
            <text:p>34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reinamento em geografi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geography</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geography – Programa para estudo interativo de mapa do brasil, entre outros, com perguntas e respostas sobre capitais, <text:s/>estados e bandeiras dos países e estad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geography</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43" calcext:value-type="float">
            <text:p>34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Aprender o alfabet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letters</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letters – Programa para aprendizado do alfabeto em inglês, francês ou português por meio dos sons e dos ícones das letr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letters</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44" calcext:value-type="float">
            <text:p>34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Ferramenta de Referência/estudo do japonê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iten</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iten</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iten</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45" calcext:value-type="float">
            <text:p>34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a forc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hangman</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Hangman – Programa em que o estudante deve adivinhar a palavra antes que se forme uma forc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hangman</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46" calcext:value-type="float">
            <text:p>34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e ordenação de letr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anagram</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anagram – Programa exibe palavra com as letras <text:s/>desordenadas, tendo o estudante que adivinhar que palavra é.</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anagram</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47" calcext:value-type="float">
            <text:p>34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reinador de vocabulári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Parley</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Parley</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parley</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48" calcext:value-type="float">
            <text:p>34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imon diz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Blinken</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Blinken – Programa simples para teste de memória, onde os estudantes veem e ouvem uma sequência de sons e cores e devem mostrar na ordem que aparecem e são tocados, contando ainda com score de pontuação </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blinken</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49" calcext:value-type="float">
            <text:p>34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reinador de vocabulári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wordQuiz</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wordQuiz – Programa de quiz </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wordquiz</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50" calcext:value-type="float">
            <text:p>35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oftware Matemátic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Cantor</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Cantor</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canto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51" calcext:value-type="float">
            <text:p>35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Desenho de funções matemátic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mPlot</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mPlot - programa destinado ao desenho de funções <text:s/>matemátic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mplot</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52" calcext:value-type="float">
            <text:p>35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alculadora Gráfic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Algebra</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Algebr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algebra</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53" calcext:value-type="float">
            <text:p>35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Exercícios com fraçõe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bruch</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bruch - são mostrados exercícios que devem ser resolvid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bruch</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54" calcext:value-type="float">
            <text:p>35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Geometria interativ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ig</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ig</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ig</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55" calcext:value-type="float">
            <text:p>35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Geometria dinâmic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GeoGebra</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GeoGebra - Estudo de Fíguras e conceitos matemáticos, desenho de figuras matemátic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geogebra</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56" calcext:value-type="float">
            <text:p>35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Série educacional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Gcompris</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Gcompris – Diversos jogos infantis que auxiliam no aprendizado ao uso do mouse, teclado, matemática, português, lógica e etc. </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gcompris</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57" calcext:value-type="float">
            <text:p>35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Desenh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Tuxpaint</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Tuxpaint - Pintura e desenho diversos, formas geométricas, linhas etc. Muito intuitiv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tuxpaint</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58" calcext:value-type="float">
            <text:p>35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lone do Bomberman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ogo de estratégia, explodir paredes</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jogo de estratégia, explodir parede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ogo de estratégia, explodir paredes</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59" calcext:value-type="float">
            <text:p>35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lone do Pacman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untar ouro e fugir das múmias</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Juntar ouro e fugir das múmi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untar ouro e fugir das múmias</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60" calcext:value-type="float">
            <text:p>36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como tetris – <text:s/>Kblock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ogo de tijolos descendo</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jogo de tijolos descend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ogo de tijolos descendo</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61" calcext:value-type="float">
            <text:p>36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e açã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goldrunner</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goldrunner – jogo de ação onde o participante deve pegar ouro e usar de estratégia para fugir dos inimig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goldrunn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62" calcext:value-type="float">
            <text:p>36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e arcade espacial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spaceDuel</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spaceDuel – Duelo de naves ao redor do so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spaceduel</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63" calcext:value-type="float">
            <text:p>36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e bolas que pulam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bounce</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bounce – o participante deve construir ao menos 75% de parede de modo que as bolas não toquem quando estas estiverem sendo construíd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bounce</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64" calcext:value-type="float">
            <text:p>36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e bombardei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Bomber</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Bomber</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bomber</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65" calcext:value-type="float">
            <text:p>36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e corrida de Cobr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snakes</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snakes – Participante deve guiar uma cobra de modo que esta não toque as barreiras nem em outra cobra</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snakes</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66" calcext:value-type="float">
            <text:p>36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e tetris <text:s/></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sirtet</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sirtet – jogo de tijolos que caem, para serem montado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sirtet</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67" calcext:value-type="float">
            <text:p>36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espacial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asteroides</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asteroides – jogo de naves, onde o participante deve atirar para destruir asteróide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asteroides</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68" calcext:value-type="float">
            <text:p>36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parecido com puyopuyo japone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ovos</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Ovos sujos – jogo tipo tetri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ovos</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69" calcext:value-type="float">
            <text:p>36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parecido com tron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tron</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tron – Linhas de cores diferentes, uma deve ser guiadas para não tocar na outra nem bater na lateral.</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tron</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70" calcext:value-type="float">
            <text:p>37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Mini golf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olf</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olf – pequeno campo de golf</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olf</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71" calcext:value-type="float">
            <text:p>37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aciênci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ogo para organizar as cartas do maior para o menor naipe</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jogo para organizar as cartas do maior para o menor naipe</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ogo para organizar as cartas do maior para o menor naipe</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72" calcext:value-type="float">
            <text:p>37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enente skat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ogo de cartas jogadas, quem fizer o maior número de pontos vence.</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jogo de cartas jogadas, quem fizer o maior número de pontos vence.</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ogo de cartas jogadas, quem fizer o maior número de pontos vence.</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73" calcext:value-type="float">
            <text:p>37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3D Chess Game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ogo de xadrez em 3D</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Jogo de xadrez em 3D</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ogo de xadrez em 3d</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74" calcext:value-type="float">
            <text:p>37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onecte os pontos para criar quadrad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Squares</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Square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squares</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75" calcext:value-type="float">
            <text:p>37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e dado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iriti</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iriti</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iriti</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76" calcext:value-type="float">
            <text:p>37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e peça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Shisen-Sho</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Shisen-Sh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shisen-sho</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77" calcext:value-type="float">
            <text:p>37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e revers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ogo de estratégia</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jogo de estratégia, deve-se clicar nos espaços e ter o maior numero de pecas de sua cor</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ogo de estratégia</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78" calcext:value-type="float">
            <text:p>37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e reversi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Reversi</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Reversi</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reversi</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79" calcext:value-type="float">
            <text:p>37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e tabuleiro G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igo</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ig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igo</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80" calcext:value-type="float">
            <text:p>38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lógico de Caixa Pret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BlackBox</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BlackBox</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blackbox</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81" calcext:value-type="float">
            <text:p>38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lógico quatro em linh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fourinline</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fourinline</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fourinline</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82" calcext:value-type="float">
            <text:p>38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Paciência Manjongg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Mahjongg</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Mahjongg</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mahjongg</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83" calcext:value-type="float">
            <text:p>38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Homem batat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Homem batata </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pode-se enfeitar uma batata com várias ferramentas como óculos, chapéu etc...</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homem batata </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84" calcext:value-type="float">
            <text:p>38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Tuxmath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Tuxmath </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ferramenta muito interessante para prática da matemática, soma, adição, subtração, multiplicação, entre outr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tuxmath </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85" calcext:value-type="float">
            <text:p>38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e batalha <text:s/>naval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Jogo de batalha <text:s/>naval </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jogador deve posicionar seus navios de guerra e atirar no inimigo utilizando o mouse no campo oposto.</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jogo de batalha <text:s/>naval </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86" calcext:value-type="float">
            <text:p>38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e captura de territóri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JuningCube</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JuningCube</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juningcube</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87" calcext:value-type="float">
            <text:p>38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e construir deres de computadore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NetWalk</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NetWalk</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netwalk</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88" calcext:value-type="float">
            <text:p>38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e dominação Planetári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Sirk</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Sirk</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sirk</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89" calcext:value-type="float">
            <text:p>389</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e estratégia galáctic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onquest</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onquest</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onquest</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90" calcext:value-type="float">
            <text:p>390</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e Tabuleir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SameGame</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SameGame</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samegame</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91" calcext:value-type="float">
            <text:p>391</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lógico parecido com Sokoban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Atomic</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Atomic</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atomic</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92" calcext:value-type="float">
            <text:p>392</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parecido com capo minad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Mines</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Mine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mines</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93" calcext:value-type="float">
            <text:p>393</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Tático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olor lines</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olor line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olor lines</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94" calcext:value-type="float">
            <text:p>394</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Killbots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fugir das múmias</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fugir das múmias</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fugir das múmias</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95" calcext:value-type="float">
            <text:p>395</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e quebra-cabeç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Palapeli</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Palapeli</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palapeli</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96" calcext:value-type="float">
            <text:p>396</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e lógica Sudoku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Sudoku</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Sudoku</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sudoku</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97" calcext:value-type="float">
            <text:p>397</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Jogo de Lógica três em linha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Diamond</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Diamond</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diamond</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98" calcext:value-type="float">
            <text:p>398</text:p>
          </table:table-cell>
          <table:table-cell office:value-type="string" calcext:value-type="string">
            <text:p>"</text:p>
          </table:table-cell>
        </table:table-row>
        <table:table-row table:style-name="ro3">
          <table:table-cell office:value-type="string" calcext:value-type="string">
            <text:p>-</text:p>
          </table:table-cell>
          <table:table-cell office:value-type="string" calcext:value-type="string">
            <text:p>name:</text:p>
          </table:table-cell>
          <table:table-cell office:value-type="string" calcext:value-type="string">
            <text:p>"</text:p>
          </table:table-cell>
          <table:table-cell office:value-type="string" calcext:value-type="string">
            <text:p>Cubo Mágico em 3D </text:p>
          </table:table-cell>
          <table:table-cell office:value-type="string" calcext:value-type="string">
            <text:p>"</text:p>
          </table:table-cell>
          <table:table-cell office:value-type="string" calcext:value-type="string">
            <text:p>application:</text:p>
          </table:table-cell>
          <table:table-cell office:value-type="string" calcext:value-type="string">
            <text:p>"</text:p>
          </table:table-cell>
          <table:table-cell office:value-type="string" calcext:value-type="string">
            <text:p>Kubrick</text:p>
          </table:table-cell>
          <table:table-cell office:value-type="string" calcext:value-type="string">
            <text:p>"</text:p>
          </table:table-cell>
          <table:table-cell office:value-type="string" calcext:value-type="string">
            <text:p>description:</text:p>
          </table:table-cell>
          <table:table-cell office:value-type="string" calcext:value-type="string">
            <text:p>"</text:p>
          </table:table-cell>
          <table:table-cell office:value-type="string" calcext:value-type="string">
            <text:p>Kubrick</text:p>
          </table:table-cell>
          <table:table-cell office:value-type="string" calcext:value-type="string">
            <text:p>"</text:p>
          </table:table-cell>
          <table:table-cell office:value-type="string" calcext:value-type="string">
            <text:p>command:</text:p>
          </table:table-cell>
          <table:table-cell office:value-type="string" calcext:value-type="string">
            <text:p>"</text:p>
          </table:table-cell>
          <table:table-cell office:value-type="string" calcext:value-type="string">
            <text:p>kubrick</text:p>
          </table:table-cell>
          <table:table-cell office:value-type="string" calcext:value-type="string">
            <text:p>"</text:p>
          </table:table-cell>
          <table:table-cell office:value-type="string" calcext:value-type="string">
            <text:p>link:</text:p>
          </table:table-cell>
          <table:table-cell office:value-type="string" calcext:value-type="string">
            <text:p>"</text:p>
          </table:table-cell>
          <table:table-cell/>
          <table:table-cell office:value-type="string" calcext:value-type="string">
            <text:p>"</text:p>
          </table:table-cell>
          <table:table-cell office:value-type="string" calcext:value-type="string">
            <text:p>num:</text:p>
          </table:table-cell>
          <table:table-cell office:value-type="string" calcext:value-type="string">
            <text:p>"</text:p>
          </table:table-cell>
          <table:table-cell office:value-type="float" office:value="399" calcext:value-type="float">
            <text:p>399</text:p>
          </table:table-cell>
          <table:table-cell office:value-type="string" calcext:value-type="string">
            <text:p>"</text:p>
          </table:table-cell>
        </table:table-row>
        <table:table-row table:style-name="ro3" table:number-rows-repeated="111">
          <table:table-cell table:number-columns-repeated="25"/>
        </table:table-row>
        <table:table-row table:style-name="ro4">
          <table:table-cell table:number-columns-repeated="19"/>
          <table:table-cell table:style-name="ce29"/>
          <table:table-cell table:number-columns-repeated="5"/>
        </table:table-row>
        <table:table-row table:style-name="ro2">
          <table:table-cell table:number-columns-repeated="19"/>
          <table:table-cell table:style-name="ce30"/>
          <table:table-cell table:number-columns-repeated="5"/>
        </table:table-row>
        <table:table-row table:style-name="ro3" table:number-rows-repeated="14">
          <table:table-cell table:number-columns-repeated="19"/>
          <table:table-cell table:style-name="ce31"/>
          <table:table-cell table:number-columns-repeated="5"/>
        </table:table-row>
        <table:table-row table:style-name="ro4">
          <table:table-cell table:number-columns-repeated="19"/>
          <table:table-cell table:style-name="ce29"/>
          <table:table-cell table:number-columns-repeated="5"/>
        </table:table-row>
        <table:table-row table:style-name="ro2" table:number-rows-repeated="4">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2" table:number-rows-repeated="8">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2" table:number-rows-repeated="4">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2" table:number-rows-repeated="4">
          <table:table-cell table:number-columns-repeated="19"/>
          <table:table-cell table:style-name="ce30"/>
          <table:table-cell table:number-columns-repeated="5"/>
        </table:table-row>
        <table:table-row table:style-name="ro3">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3">
          <table:table-cell table:number-columns-repeated="19"/>
          <table:table-cell table:style-name="ce31"/>
          <table:table-cell table:number-columns-repeated="5"/>
        </table:table-row>
        <table:table-row table:style-name="ro2" table:number-rows-repeated="5">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3" table:number-rows-repeated="4">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3" table:number-rows-repeated="3">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3">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number-rows-repeated="2">
          <table:table-cell table:number-columns-repeated="19"/>
          <table:table-cell table:style-name="ce29"/>
          <table:table-cell table:number-columns-repeated="5"/>
        </table:table-row>
        <table:table-row table:style-name="ro2" table:number-rows-repeated="7">
          <table:table-cell table:number-columns-repeated="19"/>
          <table:table-cell table:style-name="ce30"/>
          <table:table-cell table:number-columns-repeated="5"/>
        </table:table-row>
        <table:table-row table:style-name="ro3">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3">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3" table:number-rows-repeated="5">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3">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3" table:number-rows-repeated="4">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3" table:number-rows-repeated="2">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3">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3" table:number-rows-repeated="14">
          <table:table-cell table:number-columns-repeated="19"/>
          <table:table-cell table:style-name="ce31"/>
          <table:table-cell table:number-columns-repeated="5"/>
        </table:table-row>
        <table:table-row table:style-name="ro2" table:number-rows-repeated="7">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3" table:number-rows-repeated="2">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3" table:number-rows-repeated="7">
          <table:table-cell table:number-columns-repeated="19"/>
          <table:table-cell table:style-name="ce31"/>
          <table:table-cell table:number-columns-repeated="5"/>
        </table:table-row>
        <table:table-row table:style-name="ro4">
          <table:table-cell table:number-columns-repeated="19"/>
          <table:table-cell table:style-name="ce29"/>
          <table:table-cell table:number-columns-repeated="5"/>
        </table:table-row>
        <table:table-row table:style-name="ro2">
          <table:table-cell table:number-columns-repeated="19"/>
          <table:table-cell table:style-name="ce30"/>
          <table:table-cell table:number-columns-repeated="5"/>
        </table:table-row>
        <table:table-row table:style-name="ro3" table:number-rows-repeated="3">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3" table:number-rows-repeated="2">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2">
          <table:table-cell table:number-columns-repeated="19"/>
          <table:table-cell table:style-name="ce30"/>
          <table:table-cell table:number-columns-repeated="5"/>
        </table:table-row>
        <table:table-row table:style-name="ro3">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2">
          <table:table-cell table:number-columns-repeated="19"/>
          <table:table-cell table:style-name="ce30"/>
          <table:table-cell table:number-columns-repeated="5"/>
        </table:table-row>
        <table:table-row table:style-name="ro3">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3">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2">
          <table:table-cell table:number-columns-repeated="19"/>
          <table:table-cell table:style-name="ce30"/>
          <table:table-cell table:number-columns-repeated="5"/>
        </table:table-row>
        <table:table-row table:style-name="ro3">
          <table:table-cell table:number-columns-repeated="19"/>
          <table:table-cell table:style-name="ce31"/>
          <table:table-cell table:number-columns-repeated="5"/>
        </table:table-row>
        <table:table-row table:style-name="ro4">
          <table:table-cell table:number-columns-repeated="19"/>
          <table:table-cell table:style-name="ce29"/>
          <table:table-cell table:number-columns-repeated="5"/>
        </table:table-row>
        <table:table-row table:style-name="ro2">
          <table:table-cell table:number-columns-repeated="19"/>
          <table:table-cell table:style-name="ce30"/>
          <table:table-cell table:number-columns-repeated="5"/>
        </table:table-row>
        <table:table-row table:style-name="ro3">
          <table:table-cell table:number-columns-repeated="2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3" table:number-rows-repeated="2">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3" table:number-rows-repeated="7">
          <table:table-cell table:number-columns-repeated="19"/>
          <table:table-cell table:style-name="ce31"/>
          <table:table-cell table:number-columns-repeated="5"/>
        </table:table-row>
        <table:table-row table:style-name="ro4">
          <table:table-cell table:number-columns-repeated="19"/>
          <table:table-cell table:style-name="ce29"/>
          <table:table-cell table:number-columns-repeated="5"/>
        </table:table-row>
        <table:table-row table:style-name="ro2">
          <table:table-cell table:number-columns-repeated="19"/>
          <table:table-cell table:style-name="ce30"/>
          <table:table-cell table:number-columns-repeated="5"/>
        </table:table-row>
        <table:table-row table:style-name="ro3" table:number-rows-repeated="3">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3" table:number-rows-repeated="2">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2">
          <table:table-cell table:number-columns-repeated="19"/>
          <table:table-cell table:style-name="ce30"/>
          <table:table-cell table:number-columns-repeated="5"/>
        </table:table-row>
        <table:table-row table:style-name="ro3">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2">
          <table:table-cell table:number-columns-repeated="19"/>
          <table:table-cell table:style-name="ce30"/>
          <table:table-cell table:number-columns-repeated="5"/>
        </table:table-row>
        <table:table-row table:style-name="ro3">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3">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2">
          <table:table-cell table:number-columns-repeated="19"/>
          <table:table-cell table:style-name="ce30"/>
          <table:table-cell table:number-columns-repeated="5"/>
        </table:table-row>
        <table:table-row table:style-name="ro3">
          <table:table-cell table:number-columns-repeated="19"/>
          <table:table-cell table:style-name="ce31"/>
          <table:table-cell table:number-columns-repeated="5"/>
        </table:table-row>
        <table:table-row table:style-name="ro4">
          <table:table-cell table:number-columns-repeated="19"/>
          <table:table-cell table:style-name="ce29"/>
          <table:table-cell table:number-columns-repeated="5"/>
        </table:table-row>
        <table:table-row table:style-name="ro2">
          <table:table-cell table:number-columns-repeated="19"/>
          <table:table-cell table:style-name="ce30"/>
          <table:table-cell table:number-columns-repeated="5"/>
        </table:table-row>
        <table:table-row table:style-name="ro3">
          <table:table-cell table:number-columns-repeated="25"/>
        </table:table-row>
        <table:table-row table:style-name="ro3">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2">
          <table:table-cell table:number-columns-repeated="19"/>
          <table:table-cell table:style-name="ce30"/>
          <table:table-cell table:number-columns-repeated="5"/>
        </table:table-row>
        <table:table-row table:style-name="ro3">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2">
          <table:table-cell table:number-columns-repeated="19"/>
          <table:table-cell table:style-name="ce30"/>
          <table:table-cell table:number-columns-repeated="5"/>
        </table:table-row>
        <table:table-row table:style-name="ro3">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3">
          <table:table-cell table:number-columns-repeated="19"/>
          <table:table-cell table:style-name="ce31"/>
          <table:table-cell table:number-columns-repeated="5"/>
        </table:table-row>
        <table:table-row table:style-name="ro2">
          <table:table-cell table:number-columns-repeated="19"/>
          <table:table-cell table:style-name="ce30"/>
          <table:table-cell table:number-columns-repeated="5"/>
        </table:table-row>
        <table:table-row table:style-name="ro4">
          <table:table-cell table:number-columns-repeated="19"/>
          <table:table-cell table:style-name="ce29"/>
          <table:table-cell table:number-columns-repeated="5"/>
        </table:table-row>
        <table:table-row table:style-name="ro2">
          <table:table-cell table:number-columns-repeated="19"/>
          <table:table-cell table:style-name="ce30"/>
          <table:table-cell table:number-columns-repeated="5"/>
        </table:table-row>
        <table:table-row table:style-name="ro3">
          <table:table-cell table:number-columns-repeated="19"/>
          <table:table-cell table:style-name="ce31"/>
          <table:table-cell table:number-columns-repeated="5"/>
        </table:table-row>
        <table:table-row table:style-name="ro4">
          <table:table-cell table:number-columns-repeated="19"/>
          <table:table-cell table:style-name="ce29"/>
          <table:table-cell table:number-columns-repeated="5"/>
        </table:table-row>
        <table:table-row table:style-name="ro2">
          <table:table-cell table:number-columns-repeated="19"/>
          <table:table-cell table:style-name="ce30"/>
          <table:table-cell table:number-columns-repeated="5"/>
        </table:table-row>
        <table:table-row table:style-name="ro3" table:number-rows-repeated="1047847">
          <table:table-cell table:number-columns-repeated="25"/>
        </table:table-row>
        <table:table-row table:style-name="ro3">
          <table:table-cell table:number-columns-repeated="2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1">00/00/0000</text:date>, <text:time style:data-style-name="N2" text:time-value="16:04:13.10609824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1:18:18.413767893</meta:creation-date>
    <dc:date>2017-09-21T16:44:12.375258888</dc:date>
    <meta:editing-duration>PT8H42M47S</meta:editing-duration>
    <meta:editing-cycles>29</meta:editing-cycles>
    <meta:generator>LibreOffice/5.3.3.2$Linux_X86_64 LibreOffice_project/30m0$Build-2</meta:generator>
    <meta:document-statistic meta:table-count="2" meta:cell-count="10689" meta:object-count="0"/>
  </office:meta>
</office:document-meta>
</file>